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0pt"/>
    </style:style>
    <style:style style:name="co2" style:family="table-column">
      <style:table-column-properties fo:break-before="auto" style:column-width="255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0.44pt"/>
    </style:style>
    <style:style style:name="co5" style:family="table-column">
      <style:table-column-properties fo:break-before="auto" style:column-width="440.79pt"/>
    </style:style>
    <style:style style:name="co6" style:family="table-column">
      <style:table-column-properties fo:break-before="auto" style:column-width="541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Message</text:p>
          </table:table-cell>
          <table:table-cell table:style-name="ce1" office:value-type="string" calcext:value-type="string">
            <text:p>Base url</text:p>
          </table:table-cell>
          <table:table-cell table:style-name="ce1"/>
          <table:table-cell table:style-name="ce1" office:value-type="string" calcext:value-type="string">
            <text:p>Replace this</text:p>
          </table:table-cell>
          <table:table-cell table:style-name="ce1" office:value-type="string" calcext:value-type="string">
            <text:p>With this</text:p>
          </table:table-cell>
          <table:table-cell/>
          <table:table-cell table:style-name="ce1" office:value-type="string" calcext:value-type="string">
            <text:p>Copy to script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perl \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3]&lt;&gt;&quot;&quot;;&quot; \`&quot;&amp;[.A3]&amp;&quot;\` message&quot;;&quot;&quot;)" office:value-type="string" office:string-value=" \`block\` message" calcext:value-type="string">
            <text:p><text:s/>\`block\` message</text:p>
          </table:table-cell>
          <table:table-cell table:formula="of:=IF([.B3]&lt;&gt;&quot;&quot;;&quot; \[\`&quot;&amp;[.A3]&amp;&quot;\` message\](&quot;&amp;[.B3]&amp;&quot;#section-&quot;&amp;[.A3]&amp;&quot;)&quot;;&quot;&quot;)" office:value-type="string" office:string-value=" \[\`block\` message\](core-ref-p2p-network-data-messages#section-block)" calcext:value-type="string">
            <text:p><text:s/>\[\`block\` message\](core-ref-p2p-network-data-messages#section-block)</text:p>
          </table:table-cell>
          <table:table-cell table:number-columns-repeated="2"/>
          <table:table-cell table:formula="of:=IF([.E3]&lt;&gt;&quot;&quot;;&quot;-pe &quot;&quot;s~&quot;&amp;[.D3]&amp;&quot;~&quot;&amp;[.E3]&amp;&quot;~g;&quot;&quot; \&quot;;&quot;&quot;)" office:value-type="string" office:string-value="-pe &quot;s~ \`block\` message~ \[\`block\` message\](core-ref-p2p-network-data-messages#section-block)~g;&quot; \" calcext:value-type="string">
            <text:p>-pe "s~ \`block\` message~ \[\`block\` message\](core-ref-p2p-network-data-messages#section-block)~g;" \</text:p>
          </table:table-cell>
        </table:table-row>
        <table:table-row table:style-name="ro1">
          <table:table-cell office:value-type="string" calcext:value-type="string">
            <text:p>blocktxn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4]&lt;&gt;&quot;&quot;;&quot; \`&quot;&amp;[.A4]&amp;&quot;\` message&quot;;&quot;&quot;)" office:value-type="string" office:string-value=" \`blocktxn\` message" calcext:value-type="string">
            <text:p><text:s/>\`blocktxn\` message</text:p>
          </table:table-cell>
          <table:table-cell table:formula="of:=IF([.B4]&lt;&gt;&quot;&quot;;&quot; \[\`&quot;&amp;[.A4]&amp;&quot;\` message\](&quot;&amp;[.B4]&amp;&quot;#section-&quot;&amp;[.A4]&amp;&quot;)&quot;;&quot;&quot;)" office:value-type="string" office:string-value=" \[\`blocktxn\` message\](core-ref-p2p-network-data-messages#section-blocktxn)" calcext:value-type="string">
            <text:p><text:s/>\[\`blocktxn\` message\](core-ref-p2p-network-data-messages#section-blocktxn)</text:p>
          </table:table-cell>
          <table:table-cell table:number-columns-repeated="2"/>
          <table:table-cell table:formula="of:=IF([.E4]&lt;&gt;&quot;&quot;;&quot;-pe &quot;&quot;s~&quot;&amp;[.D4]&amp;&quot;~&quot;&amp;[.E4]&amp;&quot;~g;&quot;&quot; \&quot;;&quot;&quot;)" office:value-type="string" office:string-value="-pe &quot;s~ \`blocktxn\` message~ \[\`blocktxn\` message\](core-ref-p2p-network-data-messages#section-blocktxn)~g;&quot; \" calcext:value-type="string">
            <text:p>-pe "s~ \`blocktxn\` message~ \[\`blocktxn\` message\](core-ref-p2p-network-data-messages#section-blocktxn)~g;" \</text:p>
          </table:table-cell>
        </table:table-row>
        <table:table-row table:style-name="ro1">
          <table:table-cell office:value-type="string" calcext:value-type="string">
            <text:p>cmpctblock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5]&lt;&gt;&quot;&quot;;&quot; \`&quot;&amp;[.A5]&amp;&quot;\` message&quot;;&quot;&quot;)" office:value-type="string" office:string-value=" \`cmpctblock\` message" calcext:value-type="string">
            <text:p><text:s/>\`cmpctblock\` message</text:p>
          </table:table-cell>
          <table:table-cell table:formula="of:=IF([.B5]&lt;&gt;&quot;&quot;;&quot; \[\`&quot;&amp;[.A5]&amp;&quot;\` message\](&quot;&amp;[.B5]&amp;&quot;#section-&quot;&amp;[.A5]&amp;&quot;)&quot;;&quot;&quot;)" office:value-type="string" office:string-value=" \[\`cmpctblock\` message\](core-ref-p2p-network-data-messages#section-cmpctblock)" calcext:value-type="string">
            <text:p><text:s/>\[\`cmpctblock\` message\](core-ref-p2p-network-data-messages#section-cmpctblock)</text:p>
          </table:table-cell>
          <table:table-cell table:number-columns-repeated="2"/>
          <table:table-cell table:formula="of:=IF([.E5]&lt;&gt;&quot;&quot;;&quot;-pe &quot;&quot;s~&quot;&amp;[.D5]&amp;&quot;~&quot;&amp;[.E5]&amp;&quot;~g;&quot;&quot; \&quot;;&quot;&quot;)" office:value-type="string" office:string-value="-pe &quot;s~ \`cmpctblock\` message~ \[\`cmpctblock\` message\](core-ref-p2p-network-data-messages#section-cmpctblock)~g;&quot; \" calcext:value-type="string">
            <text:p>-pe "s~ \`cmpctblock\` message~ \[\`cmpctblock\` message\](core-ref-p2p-network-data-messages#section-cmpctblock)~g;" \</text:p>
          </table:table-cell>
        </table:table-row>
        <table:table-row table:style-name="ro1">
          <table:table-cell office:value-type="string" calcext:value-type="string">
            <text:p>getblocks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6]&lt;&gt;&quot;&quot;;&quot; \`&quot;&amp;[.A6]&amp;&quot;\` message&quot;;&quot;&quot;)" office:value-type="string" office:string-value=" \`getblocks\` message" calcext:value-type="string">
            <text:p><text:s/>\`getblocks\` message</text:p>
          </table:table-cell>
          <table:table-cell table:formula="of:=IF([.B6]&lt;&gt;&quot;&quot;;&quot; \[\`&quot;&amp;[.A6]&amp;&quot;\` message\](&quot;&amp;[.B6]&amp;&quot;#section-&quot;&amp;[.A6]&amp;&quot;)&quot;;&quot;&quot;)" office:value-type="string" office:string-value=" \[\`getblocks\` message\](core-ref-p2p-network-data-messages#section-getblocks)" calcext:value-type="string">
            <text:p><text:s/>\[\`getblocks\` message\](core-ref-p2p-network-data-messages#section-getblocks)</text:p>
          </table:table-cell>
          <table:table-cell table:number-columns-repeated="2"/>
          <table:table-cell table:formula="of:=IF([.E6]&lt;&gt;&quot;&quot;;&quot;-pe &quot;&quot;s~&quot;&amp;[.D6]&amp;&quot;~&quot;&amp;[.E6]&amp;&quot;~g;&quot;&quot; \&quot;;&quot;&quot;)" office:value-type="string" office:string-value="-pe &quot;s~ \`getblocks\` message~ \[\`getblocks\` message\](core-ref-p2p-network-data-messages#section-getblocks)~g;&quot; \" calcext:value-type="string">
            <text:p>-pe "s~ \`getblocks\` message~ \[\`getblocks\` message\](core-ref-p2p-network-data-messages#section-getblocks)~g;" \</text:p>
          </table:table-cell>
        </table:table-row>
        <table:table-row table:style-name="ro1">
          <table:table-cell office:value-type="string" calcext:value-type="string">
            <text:p>getblocktxn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7]&lt;&gt;&quot;&quot;;&quot; \`&quot;&amp;[.A7]&amp;&quot;\` message&quot;;&quot;&quot;)" office:value-type="string" office:string-value=" \`getblocktxn\` message" calcext:value-type="string">
            <text:p><text:s/>\`getblocktxn\` message</text:p>
          </table:table-cell>
          <table:table-cell table:formula="of:=IF([.B7]&lt;&gt;&quot;&quot;;&quot; \[\`&quot;&amp;[.A7]&amp;&quot;\` message\](&quot;&amp;[.B7]&amp;&quot;#section-&quot;&amp;[.A7]&amp;&quot;)&quot;;&quot;&quot;)" office:value-type="string" office:string-value=" \[\`getblocktxn\` message\](core-ref-p2p-network-data-messages#section-getblocktxn)" calcext:value-type="string">
            <text:p><text:s/>\[\`getblocktxn\` message\](core-ref-p2p-network-data-messages#section-getblocktxn)</text:p>
          </table:table-cell>
          <table:table-cell table:number-columns-repeated="2"/>
          <table:table-cell table:formula="of:=IF([.E7]&lt;&gt;&quot;&quot;;&quot;-pe &quot;&quot;s~&quot;&amp;[.D7]&amp;&quot;~&quot;&amp;[.E7]&amp;&quot;~g;&quot;&quot; \&quot;;&quot;&quot;)" office:value-type="string" office:string-value="-pe &quot;s~ \`getblocktxn\` message~ \[\`getblocktxn\` message\](core-ref-p2p-network-data-messages#section-getblocktxn)~g;&quot; \" calcext:value-type="string">
            <text:p>-pe "s~ \`getblocktxn\` message~ \[\`getblocktxn\` message\](core-ref-p2p-network-data-messages#section-getblocktxn)~g;" \</text:p>
          </table:table-cell>
        </table:table-row>
        <table:table-row table:style-name="ro1">
          <table:table-cell office:value-type="string" calcext:value-type="string">
            <text:p>getdata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8]&lt;&gt;&quot;&quot;;&quot; \`&quot;&amp;[.A8]&amp;&quot;\` message&quot;;&quot;&quot;)" office:value-type="string" office:string-value=" \`getdata\` message" calcext:value-type="string">
            <text:p><text:s/>\`getdata\` message</text:p>
          </table:table-cell>
          <table:table-cell table:formula="of:=IF([.B8]&lt;&gt;&quot;&quot;;&quot; \[\`&quot;&amp;[.A8]&amp;&quot;\` message\](&quot;&amp;[.B8]&amp;&quot;#section-&quot;&amp;[.A8]&amp;&quot;)&quot;;&quot;&quot;)" office:value-type="string" office:string-value=" \[\`getdata\` message\](core-ref-p2p-network-data-messages#section-getdata)" calcext:value-type="string">
            <text:p><text:s/>\[\`getdata\` message\](core-ref-p2p-network-data-messages#section-getdata)</text:p>
          </table:table-cell>
          <table:table-cell table:number-columns-repeated="2"/>
          <table:table-cell table:formula="of:=IF([.E8]&lt;&gt;&quot;&quot;;&quot;-pe &quot;&quot;s~&quot;&amp;[.D8]&amp;&quot;~&quot;&amp;[.E8]&amp;&quot;~g;&quot;&quot; \&quot;;&quot;&quot;)" office:value-type="string" office:string-value="-pe &quot;s~ \`getdata\` message~ \[\`getdata\` message\](core-ref-p2p-network-data-messages#section-getdata)~g;&quot; \" calcext:value-type="string">
            <text:p>-pe "s~ \`getdata\` message~ \[\`getdata\` message\](core-ref-p2p-network-data-messages#section-getdata)~g;" \</text:p>
          </table:table-cell>
        </table:table-row>
        <table:table-row table:style-name="ro1">
          <table:table-cell office:value-type="string" calcext:value-type="string">
            <text:p>getheaders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9]&lt;&gt;&quot;&quot;;&quot; \`&quot;&amp;[.A9]&amp;&quot;\` message&quot;;&quot;&quot;)" office:value-type="string" office:string-value=" \`getheaders\` message" calcext:value-type="string">
            <text:p><text:s/>\`getheaders\` message</text:p>
          </table:table-cell>
          <table:table-cell table:formula="of:=IF([.B9]&lt;&gt;&quot;&quot;;&quot; \[\`&quot;&amp;[.A9]&amp;&quot;\` message\](&quot;&amp;[.B9]&amp;&quot;#section-&quot;&amp;[.A9]&amp;&quot;)&quot;;&quot;&quot;)" office:value-type="string" office:string-value=" \[\`getheaders\` message\](core-ref-p2p-network-data-messages#section-getheaders)" calcext:value-type="string">
            <text:p><text:s/>\[\`getheaders\` message\](core-ref-p2p-network-data-messages#section-getheaders)</text:p>
          </table:table-cell>
          <table:table-cell table:number-columns-repeated="2"/>
          <table:table-cell table:formula="of:=IF([.E9]&lt;&gt;&quot;&quot;;&quot;-pe &quot;&quot;s~&quot;&amp;[.D9]&amp;&quot;~&quot;&amp;[.E9]&amp;&quot;~g;&quot;&quot; \&quot;;&quot;&quot;)" office:value-type="string" office:string-value="-pe &quot;s~ \`getheaders\` message~ \[\`getheaders\` message\](core-ref-p2p-network-data-messages#section-getheaders)~g;&quot; \" calcext:value-type="string">
            <text:p>-pe "s~ \`getheaders\` message~ \[\`getheaders\` message\](core-ref-p2p-network-data-messages#section-getheaders)~g;" \</text:p>
          </table:table-cell>
        </table:table-row>
        <table:table-row table:style-name="ro1">
          <table:table-cell office:value-type="string" calcext:value-type="string">
            <text:p>getmnlistd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10]&lt;&gt;&quot;&quot;;&quot; \`&quot;&amp;[.A10]&amp;&quot;\` message&quot;;&quot;&quot;)" office:value-type="string" office:string-value=" \`getmnlistd\` message" calcext:value-type="string">
            <text:p><text:s/>\`getmnlistd\` message</text:p>
          </table:table-cell>
          <table:table-cell table:formula="of:=IF([.B10]&lt;&gt;&quot;&quot;;&quot; \[\`&quot;&amp;[.A10]&amp;&quot;\` message\](&quot;&amp;[.B10]&amp;&quot;#section-&quot;&amp;[.A10]&amp;&quot;)&quot;;&quot;&quot;)" office:value-type="string" office:string-value=" \[\`getmnlistd\` message\](core-ref-p2p-network-data-messages#section-getmnlistd)" calcext:value-type="string">
            <text:p><text:s/>\[\`getmnlistd\` message\](core-ref-p2p-network-data-messages#section-getmnlistd)</text:p>
          </table:table-cell>
          <table:table-cell table:number-columns-repeated="2"/>
          <table:table-cell table:formula="of:=IF([.E10]&lt;&gt;&quot;&quot;;&quot;-pe &quot;&quot;s~&quot;&amp;[.D10]&amp;&quot;~&quot;&amp;[.E10]&amp;&quot;~g;&quot;&quot; \&quot;;&quot;&quot;)" office:value-type="string" office:string-value="-pe &quot;s~ \`getmnlistd\` message~ \[\`getmnlistd\` message\](core-ref-p2p-network-data-messages#section-getmnlistd)~g;&quot; \" calcext:value-type="string">
            <text:p>-pe "s~ \`getmnlistd\` message~ \[\`getmnlistd\` message\](core-ref-p2p-network-data-messages#section-getmnlistd)~g;" \</text:p>
          </table:table-cell>
        </table:table-row>
        <table:table-row table:style-name="ro1">
          <table:table-cell office:value-type="string" calcext:value-type="string">
            <text:p>headers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11]&lt;&gt;&quot;&quot;;&quot; \`&quot;&amp;[.A11]&amp;&quot;\` message&quot;;&quot;&quot;)" office:value-type="string" office:string-value=" \`headers\` message" calcext:value-type="string">
            <text:p><text:s/>\`headers\` message</text:p>
          </table:table-cell>
          <table:table-cell table:formula="of:=IF([.B11]&lt;&gt;&quot;&quot;;&quot; \[\`&quot;&amp;[.A11]&amp;&quot;\` message\](&quot;&amp;[.B11]&amp;&quot;#section-&quot;&amp;[.A11]&amp;&quot;)&quot;;&quot;&quot;)" office:value-type="string" office:string-value=" \[\`headers\` message\](core-ref-p2p-network-data-messages#section-headers)" calcext:value-type="string">
            <text:p><text:s/>\[\`headers\` message\](core-ref-p2p-network-data-messages#section-headers)</text:p>
          </table:table-cell>
          <table:table-cell table:number-columns-repeated="2"/>
          <table:table-cell table:formula="of:=IF([.E11]&lt;&gt;&quot;&quot;;&quot;-pe &quot;&quot;s~&quot;&amp;[.D11]&amp;&quot;~&quot;&amp;[.E11]&amp;&quot;~g;&quot;&quot; \&quot;;&quot;&quot;)" office:value-type="string" office:string-value="-pe &quot;s~ \`headers\` message~ \[\`headers\` message\](core-ref-p2p-network-data-messages#section-headers)~g;&quot; \" calcext:value-type="string">
            <text:p>-pe "s~ \`headers\` message~ \[\`headers\` message\](core-ref-p2p-network-data-messages#section-headers)~g;" \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12]&lt;&gt;&quot;&quot;;&quot; \`&quot;&amp;[.A12]&amp;&quot;\` message&quot;;&quot;&quot;)" office:value-type="string" office:string-value=" \`inv\` message" calcext:value-type="string">
            <text:p><text:s/>\`inv\` message</text:p>
          </table:table-cell>
          <table:table-cell table:formula="of:=IF([.B12]&lt;&gt;&quot;&quot;;&quot; \[\`&quot;&amp;[.A12]&amp;&quot;\` message\](&quot;&amp;[.B12]&amp;&quot;#section-&quot;&amp;[.A12]&amp;&quot;)&quot;;&quot;&quot;)" office:value-type="string" office:string-value=" \[\`inv\` message\](core-ref-p2p-network-data-messages#section-inv)" calcext:value-type="string">
            <text:p><text:s/>\[\`inv\` message\](core-ref-p2p-network-data-messages#section-inv)</text:p>
          </table:table-cell>
          <table:table-cell table:number-columns-repeated="2"/>
          <table:table-cell table:formula="of:=IF([.E12]&lt;&gt;&quot;&quot;;&quot;-pe &quot;&quot;s~&quot;&amp;[.D12]&amp;&quot;~&quot;&amp;[.E12]&amp;&quot;~g;&quot;&quot; \&quot;;&quot;&quot;)" office:value-type="string" office:string-value="-pe &quot;s~ \`inv\` message~ \[\`inv\` message\](core-ref-p2p-network-data-messages#section-inv)~g;&quot; \" calcext:value-type="string">
            <text:p>-pe "s~ \`inv\` message~ \[\`inv\` message\](core-ref-p2p-network-data-messages#section-inv)~g;" \</text:p>
          </table:table-cell>
        </table:table-row>
        <table:table-row table:style-name="ro1">
          <table:table-cell office:value-type="string" calcext:value-type="string">
            <text:p>mempool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13]&lt;&gt;&quot;&quot;;&quot; \`&quot;&amp;[.A13]&amp;&quot;\` message&quot;;&quot;&quot;)" office:value-type="string" office:string-value=" \`mempool\` message" calcext:value-type="string">
            <text:p><text:s/>\`mempool\` message</text:p>
          </table:table-cell>
          <table:table-cell table:formula="of:=IF([.B13]&lt;&gt;&quot;&quot;;&quot; \[\`&quot;&amp;[.A13]&amp;&quot;\` message\](&quot;&amp;[.B13]&amp;&quot;#section-&quot;&amp;[.A13]&amp;&quot;)&quot;;&quot;&quot;)" office:value-type="string" office:string-value=" \[\`mempool\` message\](core-ref-p2p-network-data-messages#section-mempool)" calcext:value-type="string">
            <text:p><text:s/>\[\`mempool\` message\](core-ref-p2p-network-data-messages#section-mempool)</text:p>
          </table:table-cell>
          <table:table-cell table:number-columns-repeated="2"/>
          <table:table-cell table:formula="of:=IF([.E13]&lt;&gt;&quot;&quot;;&quot;-pe &quot;&quot;s~&quot;&amp;[.D13]&amp;&quot;~&quot;&amp;[.E13]&amp;&quot;~g;&quot;&quot; \&quot;;&quot;&quot;)" office:value-type="string" office:string-value="-pe &quot;s~ \`mempool\` message~ \[\`mempool\` message\](core-ref-p2p-network-data-messages#section-mempool)~g;&quot; \" calcext:value-type="string">
            <text:p>-pe "s~ \`mempool\` message~ \[\`mempool\` message\](core-ref-p2p-network-data-messages#section-mempool)~g;" \</text:p>
          </table:table-cell>
        </table:table-row>
        <table:table-row table:style-name="ro1">
          <table:table-cell office:value-type="string" calcext:value-type="string">
            <text:p>merkleblock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14]&lt;&gt;&quot;&quot;;&quot; \`&quot;&amp;[.A14]&amp;&quot;\` message&quot;;&quot;&quot;)" office:value-type="string" office:string-value=" \`merkleblock\` message" calcext:value-type="string">
            <text:p><text:s/>\`merkleblock\` message</text:p>
          </table:table-cell>
          <table:table-cell table:formula="of:=IF([.B14]&lt;&gt;&quot;&quot;;&quot; \[\`&quot;&amp;[.A14]&amp;&quot;\` message\](&quot;&amp;[.B14]&amp;&quot;#section-&quot;&amp;[.A14]&amp;&quot;)&quot;;&quot;&quot;)" office:value-type="string" office:string-value=" \[\`merkleblock\` message\](core-ref-p2p-network-data-messages#section-merkleblock)" calcext:value-type="string">
            <text:p><text:s/>\[\`merkleblock\` message\](core-ref-p2p-network-data-messages#section-merkleblock)</text:p>
          </table:table-cell>
          <table:table-cell table:number-columns-repeated="2"/>
          <table:table-cell table:formula="of:=IF([.E14]&lt;&gt;&quot;&quot;;&quot;-pe &quot;&quot;s~&quot;&amp;[.D14]&amp;&quot;~&quot;&amp;[.E14]&amp;&quot;~g;&quot;&quot; \&quot;;&quot;&quot;)" office:value-type="string" office:string-value="-pe &quot;s~ \`merkleblock\` message~ \[\`merkleblock\` message\](core-ref-p2p-network-data-messages#section-merkleblock)~g;&quot; \" calcext:value-type="string">
            <text:p>-pe "s~ \`merkleblock\` message~ \[\`merkleblock\` message\](core-ref-p2p-network-data-messages#section-merkleblock)~g;" \</text:p>
          </table:table-cell>
        </table:table-row>
        <table:table-row table:style-name="ro1">
          <table:table-cell office:value-type="string" calcext:value-type="string">
            <text:p>mnlistdiff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15]&lt;&gt;&quot;&quot;;&quot; \`&quot;&amp;[.A15]&amp;&quot;\` message&quot;;&quot;&quot;)" office:value-type="string" office:string-value=" \`mnlistdiff\` message" calcext:value-type="string">
            <text:p><text:s/>\`mnlistdiff\` message</text:p>
          </table:table-cell>
          <table:table-cell table:formula="of:=IF([.B15]&lt;&gt;&quot;&quot;;&quot; \[\`&quot;&amp;[.A15]&amp;&quot;\` message\](&quot;&amp;[.B15]&amp;&quot;#section-&quot;&amp;[.A15]&amp;&quot;)&quot;;&quot;&quot;)" office:value-type="string" office:string-value=" \[\`mnlistdiff\` message\](core-ref-p2p-network-data-messages#section-mnlistdiff)" calcext:value-type="string">
            <text:p><text:s/>\[\`mnlistdiff\` message\](core-ref-p2p-network-data-messages#section-mnlistdiff)</text:p>
          </table:table-cell>
          <table:table-cell table:number-columns-repeated="2"/>
          <table:table-cell table:formula="of:=IF([.E15]&lt;&gt;&quot;&quot;;&quot;-pe &quot;&quot;s~&quot;&amp;[.D15]&amp;&quot;~&quot;&amp;[.E15]&amp;&quot;~g;&quot;&quot; \&quot;;&quot;&quot;)" office:value-type="string" office:string-value="-pe &quot;s~ \`mnlistdiff\` message~ \[\`mnlistdiff\` message\](core-ref-p2p-network-data-messages#section-mnlistdiff)~g;&quot; \" calcext:value-type="string">
            <text:p>-pe "s~ \`mnlistdiff\` message~ \[\`mnlistdiff\` message\](core-ref-p2p-network-data-messages#section-mnlistdiff)~g;" \</text:p>
          </table:table-cell>
        </table:table-row>
        <table:table-row table:style-name="ro1">
          <table:table-cell office:value-type="string" calcext:value-type="string">
            <text:p>notfound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16]&lt;&gt;&quot;&quot;;&quot; \`&quot;&amp;[.A16]&amp;&quot;\` message&quot;;&quot;&quot;)" office:value-type="string" office:string-value=" \`notfound\` message" calcext:value-type="string">
            <text:p><text:s/>\`notfound\` message</text:p>
          </table:table-cell>
          <table:table-cell table:formula="of:=IF([.B16]&lt;&gt;&quot;&quot;;&quot; \[\`&quot;&amp;[.A16]&amp;&quot;\` message\](&quot;&amp;[.B16]&amp;&quot;#section-&quot;&amp;[.A16]&amp;&quot;)&quot;;&quot;&quot;)" office:value-type="string" office:string-value=" \[\`notfound\` message\](core-ref-p2p-network-data-messages#section-notfound)" calcext:value-type="string">
            <text:p><text:s/>\[\`notfound\` message\](core-ref-p2p-network-data-messages#section-notfound)</text:p>
          </table:table-cell>
          <table:table-cell table:number-columns-repeated="2"/>
          <table:table-cell table:formula="of:=IF([.E16]&lt;&gt;&quot;&quot;;&quot;-pe &quot;&quot;s~&quot;&amp;[.D16]&amp;&quot;~&quot;&amp;[.E16]&amp;&quot;~g;&quot;&quot; \&quot;;&quot;&quot;)" office:value-type="string" office:string-value="-pe &quot;s~ \`notfound\` message~ \[\`notfound\` message\](core-ref-p2p-network-data-messages#section-notfound)~g;&quot; \" calcext:value-type="string">
            <text:p>-pe "s~ \`notfound\` message~ \[\`notfound\` message\](core-ref-p2p-network-data-messages#section-notfound)~g;" \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17]&lt;&gt;&quot;&quot;;&quot; \`&quot;&amp;[.A17]&amp;&quot;\` message&quot;;&quot;&quot;)" office:value-type="string" office:string-value=" \`tx\` message" calcext:value-type="string">
            <text:p><text:s/>\`tx\` message</text:p>
          </table:table-cell>
          <table:table-cell table:formula="of:=IF([.B17]&lt;&gt;&quot;&quot;;&quot; \[\`&quot;&amp;[.A17]&amp;&quot;\` message\](&quot;&amp;[.B17]&amp;&quot;#section-&quot;&amp;[.A17]&amp;&quot;)&quot;;&quot;&quot;)" office:value-type="string" office:string-value=" \[\`tx\` message\](core-ref-p2p-network-data-messages#section-tx)" calcext:value-type="string">
            <text:p><text:s/>\[\`tx\` message\](core-ref-p2p-network-data-messages#section-tx)</text:p>
          </table:table-cell>
          <table:table-cell table:number-columns-repeated="2"/>
          <table:table-cell table:formula="of:=IF([.E17]&lt;&gt;&quot;&quot;;&quot;-pe &quot;&quot;s~&quot;&amp;[.D17]&amp;&quot;~&quot;&amp;[.E17]&amp;&quot;~g;&quot;&quot; \&quot;;&quot;&quot;)" office:value-type="string" office:string-value="-pe &quot;s~ \`tx\` message~ \[\`tx\` message\](core-ref-p2p-network-data-messages#section-tx)~g;&quot; \" calcext:value-type="string">
            <text:p>-pe "s~ \`tx\` message~ \[\`tx\` message\](core-ref-p2p-network-data-messages#section-tx)~g;" \</text:p>
          </table:table-cell>
        </table:table-row>
        <table:table-row table:style-name="ro1">
          <table:table-cell office:value-type="string" calcext:value-type="string">
            <text:p>addr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18]&lt;&gt;&quot;&quot;;&quot; \`&quot;&amp;[.A18]&amp;&quot;\` message&quot;;&quot;&quot;)" office:value-type="string" office:string-value=" \`addr\` message" calcext:value-type="string">
            <text:p><text:s/>\`addr\` message</text:p>
          </table:table-cell>
          <table:table-cell table:formula="of:=IF([.B18]&lt;&gt;&quot;&quot;;&quot; \[\`&quot;&amp;[.A18]&amp;&quot;\` message\](&quot;&amp;[.B18]&amp;&quot;#section-&quot;&amp;[.A18]&amp;&quot;)&quot;;&quot;&quot;)" office:value-type="string" office:string-value=" \[\`addr\` message\](core-ref-p2p-network-control-messages#section-addr)" calcext:value-type="string">
            <text:p><text:s/>\[\`addr\` message\](core-ref-p2p-network-control-messages#section-addr)</text:p>
          </table:table-cell>
          <table:table-cell table:number-columns-repeated="2"/>
          <table:table-cell table:formula="of:=IF([.E18]&lt;&gt;&quot;&quot;;&quot;-pe &quot;&quot;s~&quot;&amp;[.D18]&amp;&quot;~&quot;&amp;[.E18]&amp;&quot;~g;&quot;&quot; \&quot;;&quot;&quot;)" office:value-type="string" office:string-value="-pe &quot;s~ \`addr\` message~ \[\`addr\` message\](core-ref-p2p-network-control-messages#section-addr)~g;&quot; \" calcext:value-type="string">
            <text:p>-pe "s~ \`addr\` message~ \[\`addr\` message\](core-ref-p2p-network-control-messages#section-addr)~g;" \</text:p>
          </table:table-cell>
        </table:table-row>
        <table:table-row table:style-name="ro1">
          <table:table-cell office:value-type="string" calcext:value-type="string">
            <text:p>filteradd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19]&lt;&gt;&quot;&quot;;&quot; \`&quot;&amp;[.A19]&amp;&quot;\` message&quot;;&quot;&quot;)" office:value-type="string" office:string-value=" \`filteradd\` message" calcext:value-type="string">
            <text:p><text:s/>\`filteradd\` message</text:p>
          </table:table-cell>
          <table:table-cell table:formula="of:=IF([.B19]&lt;&gt;&quot;&quot;;&quot; \[\`&quot;&amp;[.A19]&amp;&quot;\` message\](&quot;&amp;[.B19]&amp;&quot;#section-&quot;&amp;[.A19]&amp;&quot;)&quot;;&quot;&quot;)" office:value-type="string" office:string-value=" \[\`filteradd\` message\](core-ref-p2p-network-control-messages#section-filteradd)" calcext:value-type="string">
            <text:p><text:s/>\[\`filteradd\` message\](core-ref-p2p-network-control-messages#section-filteradd)</text:p>
          </table:table-cell>
          <table:table-cell table:number-columns-repeated="2"/>
          <table:table-cell table:formula="of:=IF([.E19]&lt;&gt;&quot;&quot;;&quot;-pe &quot;&quot;s~&quot;&amp;[.D19]&amp;&quot;~&quot;&amp;[.E19]&amp;&quot;~g;&quot;&quot; \&quot;;&quot;&quot;)" office:value-type="string" office:string-value="-pe &quot;s~ \`filteradd\` message~ \[\`filteradd\` message\](core-ref-p2p-network-control-messages#section-filteradd)~g;&quot; \" calcext:value-type="string">
            <text:p>-pe "s~ \`filteradd\` message~ \[\`filteradd\` message\](core-ref-p2p-network-control-messages#section-filteradd)~g;" \</text:p>
          </table:table-cell>
        </table:table-row>
        <table:table-row table:style-name="ro1">
          <table:table-cell office:value-type="string" calcext:value-type="string">
            <text:p>filterclear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0]&lt;&gt;&quot;&quot;;&quot; \`&quot;&amp;[.A20]&amp;&quot;\` message&quot;;&quot;&quot;)" office:value-type="string" office:string-value=" \`filterclear\` message" calcext:value-type="string">
            <text:p><text:s/>\`filterclear\` message</text:p>
          </table:table-cell>
          <table:table-cell table:formula="of:=IF([.B20]&lt;&gt;&quot;&quot;;&quot; \[\`&quot;&amp;[.A20]&amp;&quot;\` message\](&quot;&amp;[.B20]&amp;&quot;#section-&quot;&amp;[.A20]&amp;&quot;)&quot;;&quot;&quot;)" office:value-type="string" office:string-value=" \[\`filterclear\` message\](core-ref-p2p-network-control-messages#section-filterclear)" calcext:value-type="string">
            <text:p><text:s/>\[\`filterclear\` message\](core-ref-p2p-network-control-messages#section-filterclear)</text:p>
          </table:table-cell>
          <table:table-cell table:number-columns-repeated="2"/>
          <table:table-cell table:formula="of:=IF([.E20]&lt;&gt;&quot;&quot;;&quot;-pe &quot;&quot;s~&quot;&amp;[.D20]&amp;&quot;~&quot;&amp;[.E20]&amp;&quot;~g;&quot;&quot; \&quot;;&quot;&quot;)" office:value-type="string" office:string-value="-pe &quot;s~ \`filterclear\` message~ \[\`filterclear\` message\](core-ref-p2p-network-control-messages#section-filterclear)~g;&quot; \" calcext:value-type="string">
            <text:p>-pe "s~ \`filterclear\` message~ \[\`filterclear\` message\](core-ref-p2p-network-control-messages#section-filterclear)~g;" \</text:p>
          </table:table-cell>
        </table:table-row>
        <table:table-row table:style-name="ro1">
          <table:table-cell office:value-type="string" calcext:value-type="string">
            <text:p>filterload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1]&lt;&gt;&quot;&quot;;&quot; \`&quot;&amp;[.A21]&amp;&quot;\` message&quot;;&quot;&quot;)" office:value-type="string" office:string-value=" \`filterload\` message" calcext:value-type="string">
            <text:p><text:s/>\`filterload\` message</text:p>
          </table:table-cell>
          <table:table-cell table:formula="of:=IF([.B21]&lt;&gt;&quot;&quot;;&quot; \[\`&quot;&amp;[.A21]&amp;&quot;\` message\](&quot;&amp;[.B21]&amp;&quot;#section-&quot;&amp;[.A21]&amp;&quot;)&quot;;&quot;&quot;)" office:value-type="string" office:string-value=" \[\`filterload\` message\](core-ref-p2p-network-control-messages#section-filterload)" calcext:value-type="string">
            <text:p><text:s/>\[\`filterload\` message\](core-ref-p2p-network-control-messages#section-filterload)</text:p>
          </table:table-cell>
          <table:table-cell table:number-columns-repeated="2"/>
          <table:table-cell table:formula="of:=IF([.E21]&lt;&gt;&quot;&quot;;&quot;-pe &quot;&quot;s~&quot;&amp;[.D21]&amp;&quot;~&quot;&amp;[.E21]&amp;&quot;~g;&quot;&quot; \&quot;;&quot;&quot;)" office:value-type="string" office:string-value="-pe &quot;s~ \`filterload\` message~ \[\`filterload\` message\](core-ref-p2p-network-control-messages#section-filterload)~g;&quot; \" calcext:value-type="string">
            <text:p>-pe "s~ \`filterload\` message~ \[\`filterload\` message\](core-ref-p2p-network-control-messages#section-filterload)~g;" \</text:p>
          </table:table-cell>
        </table:table-row>
        <table:table-row table:style-name="ro1">
          <table:table-cell office:value-type="string" calcext:value-type="string">
            <text:p>getaddr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2]&lt;&gt;&quot;&quot;;&quot; \`&quot;&amp;[.A22]&amp;&quot;\` message&quot;;&quot;&quot;)" office:value-type="string" office:string-value=" \`getaddr\` message" calcext:value-type="string">
            <text:p><text:s/>\`getaddr\` message</text:p>
          </table:table-cell>
          <table:table-cell table:formula="of:=IF([.B22]&lt;&gt;&quot;&quot;;&quot; \[\`&quot;&amp;[.A22]&amp;&quot;\` message\](&quot;&amp;[.B22]&amp;&quot;#section-&quot;&amp;[.A22]&amp;&quot;)&quot;;&quot;&quot;)" office:value-type="string" office:string-value=" \[\`getaddr\` message\](core-ref-p2p-network-control-messages#section-getaddr)" calcext:value-type="string">
            <text:p><text:s/>\[\`getaddr\` message\](core-ref-p2p-network-control-messages#section-getaddr)</text:p>
          </table:table-cell>
          <table:table-cell table:number-columns-repeated="2"/>
          <table:table-cell table:formula="of:=IF([.E22]&lt;&gt;&quot;&quot;;&quot;-pe &quot;&quot;s~&quot;&amp;[.D22]&amp;&quot;~&quot;&amp;[.E22]&amp;&quot;~g;&quot;&quot; \&quot;;&quot;&quot;)" office:value-type="string" office:string-value="-pe &quot;s~ \`getaddr\` message~ \[\`getaddr\` message\](core-ref-p2p-network-control-messages#section-getaddr)~g;&quot; \" calcext:value-type="string">
            <text:p>-pe "s~ \`getaddr\` message~ \[\`getaddr\` message\](core-ref-p2p-network-control-messages#section-getaddr)~g;" \</text:p>
          </table:table-cell>
        </table:table-row>
        <table:table-row table:style-name="ro1">
          <table:table-cell office:value-type="string" calcext:value-type="string">
            <text:p>getsporks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3]&lt;&gt;&quot;&quot;;&quot; \`&quot;&amp;[.A23]&amp;&quot;\` message&quot;;&quot;&quot;)" office:value-type="string" office:string-value=" \`getsporks\` message" calcext:value-type="string">
            <text:p><text:s/>\`getsporks\` message</text:p>
          </table:table-cell>
          <table:table-cell table:formula="of:=IF([.B23]&lt;&gt;&quot;&quot;;&quot; \[\`&quot;&amp;[.A23]&amp;&quot;\` message\](&quot;&amp;[.B23]&amp;&quot;#section-&quot;&amp;[.A23]&amp;&quot;)&quot;;&quot;&quot;)" office:value-type="string" office:string-value=" \[\`getsporks\` message\](core-ref-p2p-network-control-messages#section-getsporks)" calcext:value-type="string">
            <text:p><text:s/>\[\`getsporks\` message\](core-ref-p2p-network-control-messages#section-getsporks)</text:p>
          </table:table-cell>
          <table:table-cell table:number-columns-repeated="2"/>
          <table:table-cell table:formula="of:=IF([.E23]&lt;&gt;&quot;&quot;;&quot;-pe &quot;&quot;s~&quot;&amp;[.D23]&amp;&quot;~&quot;&amp;[.E23]&amp;&quot;~g;&quot;&quot; \&quot;;&quot;&quot;)" office:value-type="string" office:string-value="-pe &quot;s~ \`getsporks\` message~ \[\`getsporks\` message\](core-ref-p2p-network-control-messages#section-getsporks)~g;&quot; \" calcext:value-type="string">
            <text:p>-pe "s~ \`getsporks\` message~ \[\`getsporks\` message\](core-ref-p2p-network-control-messages#section-getsporks)~g;" \</text:p>
          </table:table-cell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4]&lt;&gt;&quot;&quot;;&quot; \`&quot;&amp;[.A24]&amp;&quot;\` message&quot;;&quot;&quot;)" office:value-type="string" office:string-value=" \`ping\` message" calcext:value-type="string">
            <text:p><text:s/>\`ping\` message</text:p>
          </table:table-cell>
          <table:table-cell table:formula="of:=IF([.B24]&lt;&gt;&quot;&quot;;&quot; \[\`&quot;&amp;[.A24]&amp;&quot;\` message\](&quot;&amp;[.B24]&amp;&quot;#section-&quot;&amp;[.A24]&amp;&quot;)&quot;;&quot;&quot;)" office:value-type="string" office:string-value=" \[\`ping\` message\](core-ref-p2p-network-control-messages#section-ping)" calcext:value-type="string">
            <text:p><text:s/>\[\`ping\` message\](core-ref-p2p-network-control-messages#section-ping)</text:p>
          </table:table-cell>
          <table:table-cell table:number-columns-repeated="2"/>
          <table:table-cell table:formula="of:=IF([.E24]&lt;&gt;&quot;&quot;;&quot;-pe &quot;&quot;s~&quot;&amp;[.D24]&amp;&quot;~&quot;&amp;[.E24]&amp;&quot;~g;&quot;&quot; \&quot;;&quot;&quot;)" office:value-type="string" office:string-value="-pe &quot;s~ \`ping\` message~ \[\`ping\` message\](core-ref-p2p-network-control-messages#section-ping)~g;&quot; \" calcext:value-type="string">
            <text:p>-pe "s~ \`ping\` message~ \[\`ping\` message\](core-ref-p2p-network-control-messages#section-ping)~g;" \</text:p>
          </table:table-cell>
        </table:table-row>
        <table:table-row table:style-name="ro1">
          <table:table-cell office:value-type="string" calcext:value-type="string">
            <text:p>pong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5]&lt;&gt;&quot;&quot;;&quot; \`&quot;&amp;[.A25]&amp;&quot;\` message&quot;;&quot;&quot;)" office:value-type="string" office:string-value=" \`pong\` message" calcext:value-type="string">
            <text:p><text:s/>\`pong\` message</text:p>
          </table:table-cell>
          <table:table-cell table:formula="of:=IF([.B25]&lt;&gt;&quot;&quot;;&quot; \[\`&quot;&amp;[.A25]&amp;&quot;\` message\](&quot;&amp;[.B25]&amp;&quot;#section-&quot;&amp;[.A25]&amp;&quot;)&quot;;&quot;&quot;)" office:value-type="string" office:string-value=" \[\`pong\` message\](core-ref-p2p-network-control-messages#section-pong)" calcext:value-type="string">
            <text:p><text:s/>\[\`pong\` message\](core-ref-p2p-network-control-messages#section-pong)</text:p>
          </table:table-cell>
          <table:table-cell table:number-columns-repeated="2"/>
          <table:table-cell table:formula="of:=IF([.E25]&lt;&gt;&quot;&quot;;&quot;-pe &quot;&quot;s~&quot;&amp;[.D25]&amp;&quot;~&quot;&amp;[.E25]&amp;&quot;~g;&quot;&quot; \&quot;;&quot;&quot;)" office:value-type="string" office:string-value="-pe &quot;s~ \`pong\` message~ \[\`pong\` message\](core-ref-p2p-network-control-messages#section-pong)~g;&quot; \" calcext:value-type="string">
            <text:p>-pe "s~ \`pong\` message~ \[\`pong\` message\](core-ref-p2p-network-control-messages#section-pong)~g;" \</text:p>
          </table:table-cell>
        </table:table-row>
        <table:table-row table:style-name="ro1">
          <table:table-cell office:value-type="string" calcext:value-type="string">
            <text:p>reject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6]&lt;&gt;&quot;&quot;;&quot; \`&quot;&amp;[.A26]&amp;&quot;\` message&quot;;&quot;&quot;)" office:value-type="string" office:string-value=" \`reject\` message" calcext:value-type="string">
            <text:p><text:s/>\`reject\` message</text:p>
          </table:table-cell>
          <table:table-cell table:formula="of:=IF([.B26]&lt;&gt;&quot;&quot;;&quot; \[\`&quot;&amp;[.A26]&amp;&quot;\` message\](&quot;&amp;[.B26]&amp;&quot;#section-&quot;&amp;[.A26]&amp;&quot;)&quot;;&quot;&quot;)" office:value-type="string" office:string-value=" \[\`reject\` message\](core-ref-p2p-network-control-messages#section-reject)" calcext:value-type="string">
            <text:p><text:s/>\[\`reject\` message\](core-ref-p2p-network-control-messages#section-reject)</text:p>
          </table:table-cell>
          <table:table-cell table:number-columns-repeated="2"/>
          <table:table-cell table:formula="of:=IF([.E26]&lt;&gt;&quot;&quot;;&quot;-pe &quot;&quot;s~&quot;&amp;[.D26]&amp;&quot;~&quot;&amp;[.E26]&amp;&quot;~g;&quot;&quot; \&quot;;&quot;&quot;)" office:value-type="string" office:string-value="-pe &quot;s~ \`reject\` message~ \[\`reject\` message\](core-ref-p2p-network-control-messages#section-reject)~g;&quot; \" calcext:value-type="string">
            <text:p>-pe "s~ \`reject\` message~ \[\`reject\` message\](core-ref-p2p-network-control-messages#section-reject)~g;" \</text:p>
          </table:table-cell>
        </table:table-row>
        <table:table-row table:style-name="ro1">
          <table:table-cell office:value-type="string" calcext:value-type="string">
            <text:p>sendcmpct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7]&lt;&gt;&quot;&quot;;&quot; \`&quot;&amp;[.A27]&amp;&quot;\` message&quot;;&quot;&quot;)" office:value-type="string" office:string-value=" \`sendcmpct\` message" calcext:value-type="string">
            <text:p><text:s/>\`sendcmpct\` message</text:p>
          </table:table-cell>
          <table:table-cell table:formula="of:=IF([.B27]&lt;&gt;&quot;&quot;;&quot; \[\`&quot;&amp;[.A27]&amp;&quot;\` message\](&quot;&amp;[.B27]&amp;&quot;#section-&quot;&amp;[.A27]&amp;&quot;)&quot;;&quot;&quot;)" office:value-type="string" office:string-value=" \[\`sendcmpct\` message\](core-ref-p2p-network-control-messages#section-sendcmpct)" calcext:value-type="string">
            <text:p><text:s/>\[\`sendcmpct\` message\](core-ref-p2p-network-control-messages#section-sendcmpct)</text:p>
          </table:table-cell>
          <table:table-cell table:number-columns-repeated="2"/>
          <table:table-cell table:formula="of:=IF([.E27]&lt;&gt;&quot;&quot;;&quot;-pe &quot;&quot;s~&quot;&amp;[.D27]&amp;&quot;~&quot;&amp;[.E27]&amp;&quot;~g;&quot;&quot; \&quot;;&quot;&quot;)" office:value-type="string" office:string-value="-pe &quot;s~ \`sendcmpct\` message~ \[\`sendcmpct\` message\](core-ref-p2p-network-control-messages#section-sendcmpct)~g;&quot; \" calcext:value-type="string">
            <text:p>-pe "s~ \`sendcmpct\` message~ \[\`sendcmpct\` message\](core-ref-p2p-network-control-messages#section-sendcmpct)~g;" \</text:p>
          </table:table-cell>
        </table:table-row>
        <table:table-row table:style-name="ro1">
          <table:table-cell office:value-type="string" calcext:value-type="string">
            <text:p>senddsq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8]&lt;&gt;&quot;&quot;;&quot; \`&quot;&amp;[.A28]&amp;&quot;\` message&quot;;&quot;&quot;)" office:value-type="string" office:string-value=" \`senddsq\` message" calcext:value-type="string">
            <text:p><text:s/>\`senddsq\` message</text:p>
          </table:table-cell>
          <table:table-cell table:formula="of:=IF([.B28]&lt;&gt;&quot;&quot;;&quot; \[\`&quot;&amp;[.A28]&amp;&quot;\` message\](&quot;&amp;[.B28]&amp;&quot;#section-&quot;&amp;[.A28]&amp;&quot;)&quot;;&quot;&quot;)" office:value-type="string" office:string-value=" \[\`senddsq\` message\](core-ref-p2p-network-control-messages#section-senddsq)" calcext:value-type="string">
            <text:p><text:s/>\[\`senddsq\` message\](core-ref-p2p-network-control-messages#section-senddsq)</text:p>
          </table:table-cell>
          <table:table-cell table:number-columns-repeated="2"/>
          <table:table-cell table:formula="of:=IF([.E28]&lt;&gt;&quot;&quot;;&quot;-pe &quot;&quot;s~&quot;&amp;[.D28]&amp;&quot;~&quot;&amp;[.E28]&amp;&quot;~g;&quot;&quot; \&quot;;&quot;&quot;)" office:value-type="string" office:string-value="-pe &quot;s~ \`senddsq\` message~ \[\`senddsq\` message\](core-ref-p2p-network-control-messages#section-senddsq)~g;&quot; \" calcext:value-type="string">
            <text:p>-pe "s~ \`senddsq\` message~ \[\`senddsq\` message\](core-ref-p2p-network-control-messages#section-senddsq)~g;" \</text:p>
          </table:table-cell>
        </table:table-row>
        <table:table-row table:style-name="ro1">
          <table:table-cell office:value-type="string" calcext:value-type="string">
            <text:p>sendheaders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9]&lt;&gt;&quot;&quot;;&quot; \`&quot;&amp;[.A29]&amp;&quot;\` message&quot;;&quot;&quot;)" office:value-type="string" office:string-value=" \`sendheaders\` message" calcext:value-type="string">
            <text:p><text:s/>\`sendheaders\` message</text:p>
          </table:table-cell>
          <table:table-cell table:formula="of:=IF([.B29]&lt;&gt;&quot;&quot;;&quot; \[\`&quot;&amp;[.A29]&amp;&quot;\` message\](&quot;&amp;[.B29]&amp;&quot;#section-&quot;&amp;[.A29]&amp;&quot;)&quot;;&quot;&quot;)" office:value-type="string" office:string-value=" \[\`sendheaders\` message\](core-ref-p2p-network-control-messages#section-sendheaders)" calcext:value-type="string">
            <text:p><text:s/>\[\`sendheaders\` message\](core-ref-p2p-network-control-messages#section-sendheaders)</text:p>
          </table:table-cell>
          <table:table-cell table:number-columns-repeated="2"/>
          <table:table-cell table:formula="of:=IF([.E29]&lt;&gt;&quot;&quot;;&quot;-pe &quot;&quot;s~&quot;&amp;[.D29]&amp;&quot;~&quot;&amp;[.E29]&amp;&quot;~g;&quot;&quot; \&quot;;&quot;&quot;)" office:value-type="string" office:string-value="-pe &quot;s~ \`sendheaders\` message~ \[\`sendheaders\` message\](core-ref-p2p-network-control-messages#section-sendheaders)~g;&quot; \" calcext:value-type="string">
            <text:p>-pe "s~ \`sendheaders\` message~ \[\`sendheaders\` message\](core-ref-p2p-network-control-messages#section-sendheaders)~g;" \</text:p>
          </table:table-cell>
        </table:table-row>
        <table:table-row table:style-name="ro1">
          <table:table-cell office:value-type="string" calcext:value-type="string">
            <text:p>spork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30]&lt;&gt;&quot;&quot;;&quot; \`&quot;&amp;[.A30]&amp;&quot;\` message&quot;;&quot;&quot;)" office:value-type="string" office:string-value=" \`spork\` message" calcext:value-type="string">
            <text:p><text:s/>\`spork\` message</text:p>
          </table:table-cell>
          <table:table-cell table:formula="of:=IF([.B30]&lt;&gt;&quot;&quot;;&quot; \[\`&quot;&amp;[.A30]&amp;&quot;\` message\](&quot;&amp;[.B30]&amp;&quot;#section-&quot;&amp;[.A30]&amp;&quot;)&quot;;&quot;&quot;)" office:value-type="string" office:string-value=" \[\`spork\` message\](core-ref-p2p-network-control-messages#section-spork)" calcext:value-type="string">
            <text:p><text:s/>\[\`spork\` message\](core-ref-p2p-network-control-messages#section-spork)</text:p>
          </table:table-cell>
          <table:table-cell table:number-columns-repeated="2"/>
          <table:table-cell table:formula="of:=IF([.E30]&lt;&gt;&quot;&quot;;&quot;-pe &quot;&quot;s~&quot;&amp;[.D30]&amp;&quot;~&quot;&amp;[.E30]&amp;&quot;~g;&quot;&quot; \&quot;;&quot;&quot;)" office:value-type="string" office:string-value="-pe &quot;s~ \`spork\` message~ \[\`spork\` message\](core-ref-p2p-network-control-messages#section-spork)~g;&quot; \" calcext:value-type="string">
            <text:p>-pe "s~ \`spork\` message~ \[\`spork\` message\](core-ref-p2p-network-control-messages#section-spork)~g;" \</text:p>
          </table:table-cell>
        </table:table-row>
        <table:table-row table:style-name="ro1">
          <table:table-cell office:value-type="string" calcext:value-type="string">
            <text:p>verack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31]&lt;&gt;&quot;&quot;;&quot; \`&quot;&amp;[.A31]&amp;&quot;\` message&quot;;&quot;&quot;)" office:value-type="string" office:string-value=" \`verack\` message" calcext:value-type="string">
            <text:p><text:s/>\`verack\` message</text:p>
          </table:table-cell>
          <table:table-cell table:formula="of:=IF([.B31]&lt;&gt;&quot;&quot;;&quot; \[\`&quot;&amp;[.A31]&amp;&quot;\` message\](&quot;&amp;[.B31]&amp;&quot;#section-&quot;&amp;[.A31]&amp;&quot;)&quot;;&quot;&quot;)" office:value-type="string" office:string-value=" \[\`verack\` message\](core-ref-p2p-network-control-messages#section-verack)" calcext:value-type="string">
            <text:p><text:s/>\[\`verack\` message\](core-ref-p2p-network-control-messages#section-verack)</text:p>
          </table:table-cell>
          <table:table-cell table:number-columns-repeated="2"/>
          <table:table-cell table:formula="of:=IF([.E31]&lt;&gt;&quot;&quot;;&quot;-pe &quot;&quot;s~&quot;&amp;[.D31]&amp;&quot;~&quot;&amp;[.E31]&amp;&quot;~g;&quot;&quot; \&quot;;&quot;&quot;)" office:value-type="string" office:string-value="-pe &quot;s~ \`verack\` message~ \[\`verack\` message\](core-ref-p2p-network-control-messages#section-verack)~g;&quot; \" calcext:value-type="string">
            <text:p>-pe "s~ \`verack\` message~ \[\`verack\` message\](core-ref-p2p-network-control-messages#section-verack)~g;" \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32]&lt;&gt;&quot;&quot;;&quot; \`&quot;&amp;[.A32]&amp;&quot;\` message&quot;;&quot;&quot;)" office:value-type="string" office:string-value=" \`version\` message" calcext:value-type="string">
            <text:p><text:s/>\`version\` message</text:p>
          </table:table-cell>
          <table:table-cell table:formula="of:=IF([.B32]&lt;&gt;&quot;&quot;;&quot; \[\`&quot;&amp;[.A32]&amp;&quot;\` message\](&quot;&amp;[.B32]&amp;&quot;#section-&quot;&amp;[.A32]&amp;&quot;)&quot;;&quot;&quot;)" office:value-type="string" office:string-value=" \[\`version\` message\](core-ref-p2p-network-control-messages#section-version)" calcext:value-type="string">
            <text:p><text:s/>\[\`version\` message\](core-ref-p2p-network-control-messages#section-version)</text:p>
          </table:table-cell>
          <table:table-cell table:number-columns-repeated="2"/>
          <table:table-cell table:formula="of:=IF([.E32]&lt;&gt;&quot;&quot;;&quot;-pe &quot;&quot;s~&quot;&amp;[.D32]&amp;&quot;~&quot;&amp;[.E32]&amp;&quot;~g;&quot;&quot; \&quot;;&quot;&quot;)" office:value-type="string" office:string-value="-pe &quot;s~ \`version\` message~ \[\`version\` message\](core-ref-p2p-network-control-messages#section-version)~g;&quot; \" calcext:value-type="string">
            <text:p>-pe "s~ \`version\` message~ \[\`version\` message\](core-ref-p2p-network-control-messages#section-version)~g;" \</text:p>
          </table:table-cell>
        </table:table-row>
        <table:table-row table:style-name="ro1">
          <table:table-cell office:value-type="string" calcext:value-type="string">
            <text:p>govobj</text:p>
          </table:table-cell>
          <table:table-cell office:value-type="string" calcext:value-type="string">
            <text:p>core-ref-p2p-network-governance-messages</text:p>
          </table:table-cell>
          <table:table-cell/>
          <table:table-cell table:formula="of:=IF([.A33]&lt;&gt;&quot;&quot;;&quot; \`&quot;&amp;[.A33]&amp;&quot;\` message&quot;;&quot;&quot;)" office:value-type="string" office:string-value=" \`govobj\` message" calcext:value-type="string">
            <text:p><text:s/>\`govobj\` message</text:p>
          </table:table-cell>
          <table:table-cell table:formula="of:=IF([.B33]&lt;&gt;&quot;&quot;;&quot; \[\`&quot;&amp;[.A33]&amp;&quot;\` message\](&quot;&amp;[.B33]&amp;&quot;#section-&quot;&amp;[.A33]&amp;&quot;)&quot;;&quot;&quot;)" office:value-type="string" office:string-value=" \[\`govobj\` message\](core-ref-p2p-network-governance-messages#section-govobj)" calcext:value-type="string">
            <text:p><text:s/>\[\`govobj\` message\](core-ref-p2p-network-governance-messages#section-govobj)</text:p>
          </table:table-cell>
          <table:table-cell table:number-columns-repeated="2"/>
          <table:table-cell table:formula="of:=IF([.E33]&lt;&gt;&quot;&quot;;&quot;-pe &quot;&quot;s~&quot;&amp;[.D33]&amp;&quot;~&quot;&amp;[.E33]&amp;&quot;~g;&quot;&quot; \&quot;;&quot;&quot;)" office:value-type="string" office:string-value="-pe &quot;s~ \`govobj\` message~ \[\`govobj\` message\](core-ref-p2p-network-governance-messages#section-govobj)~g;&quot; \" calcext:value-type="string">
            <text:p>-pe "s~ \`govobj\` message~ \[\`govobj\` message\](core-ref-p2p-network-governance-messages#section-govobj)~g;" \</text:p>
          </table:table-cell>
        </table:table-row>
        <table:table-row table:style-name="ro1">
          <table:table-cell office:value-type="string" calcext:value-type="string">
            <text:p>govobjvote</text:p>
          </table:table-cell>
          <table:table-cell office:value-type="string" calcext:value-type="string">
            <text:p>core-ref-p2p-network-governance-messages</text:p>
          </table:table-cell>
          <table:table-cell/>
          <table:table-cell table:formula="of:=IF([.A34]&lt;&gt;&quot;&quot;;&quot; \`&quot;&amp;[.A34]&amp;&quot;\` message&quot;;&quot;&quot;)" office:value-type="string" office:string-value=" \`govobjvote\` message" calcext:value-type="string">
            <text:p><text:s/>\`govobjvote\` message</text:p>
          </table:table-cell>
          <table:table-cell table:formula="of:=IF([.B34]&lt;&gt;&quot;&quot;;&quot; \[\`&quot;&amp;[.A34]&amp;&quot;\` message\](&quot;&amp;[.B34]&amp;&quot;#section-&quot;&amp;[.A34]&amp;&quot;)&quot;;&quot;&quot;)" office:value-type="string" office:string-value=" \[\`govobjvote\` message\](core-ref-p2p-network-governance-messages#section-govobjvote)" calcext:value-type="string">
            <text:p><text:s/>\[\`govobjvote\` message\](core-ref-p2p-network-governance-messages#section-govobjvote)</text:p>
          </table:table-cell>
          <table:table-cell table:number-columns-repeated="2"/>
          <table:table-cell table:formula="of:=IF([.E34]&lt;&gt;&quot;&quot;;&quot;-pe &quot;&quot;s~&quot;&amp;[.D34]&amp;&quot;~&quot;&amp;[.E34]&amp;&quot;~g;&quot;&quot; \&quot;;&quot;&quot;)" office:value-type="string" office:string-value="-pe &quot;s~ \`govobjvote\` message~ \[\`govobjvote\` message\](core-ref-p2p-network-governance-messages#section-govobjvote)~g;&quot; \" calcext:value-type="string">
            <text:p>-pe "s~ \`govobjvote\` message~ \[\`govobjvote\` message\](core-ref-p2p-network-governance-messages#section-govobjvote)~g;" \</text:p>
          </table:table-cell>
        </table:table-row>
        <table:table-row table:style-name="ro1">
          <table:table-cell office:value-type="string" calcext:value-type="string">
            <text:p>govsync</text:p>
          </table:table-cell>
          <table:table-cell office:value-type="string" calcext:value-type="string">
            <text:p>core-ref-p2p-network-governance-messages</text:p>
          </table:table-cell>
          <table:table-cell/>
          <table:table-cell table:formula="of:=IF([.A35]&lt;&gt;&quot;&quot;;&quot; \`&quot;&amp;[.A35]&amp;&quot;\` message&quot;;&quot;&quot;)" office:value-type="string" office:string-value=" \`govsync\` message" calcext:value-type="string">
            <text:p><text:s/>\`govsync\` message</text:p>
          </table:table-cell>
          <table:table-cell table:formula="of:=IF([.B35]&lt;&gt;&quot;&quot;;&quot; \[\`&quot;&amp;[.A35]&amp;&quot;\` message\](&quot;&amp;[.B35]&amp;&quot;#section-&quot;&amp;[.A35]&amp;&quot;)&quot;;&quot;&quot;)" office:value-type="string" office:string-value=" \[\`govsync\` message\](core-ref-p2p-network-governance-messages#section-govsync)" calcext:value-type="string">
            <text:p><text:s/>\[\`govsync\` message\](core-ref-p2p-network-governance-messages#section-govsync)</text:p>
          </table:table-cell>
          <table:table-cell table:number-columns-repeated="2"/>
          <table:table-cell table:formula="of:=IF([.E35]&lt;&gt;&quot;&quot;;&quot;-pe &quot;&quot;s~&quot;&amp;[.D35]&amp;&quot;~&quot;&amp;[.E35]&amp;&quot;~g;&quot;&quot; \&quot;;&quot;&quot;)" office:value-type="string" office:string-value="-pe &quot;s~ \`govsync\` message~ \[\`govsync\` message\](core-ref-p2p-network-governance-messages#section-govsync)~g;&quot; \" calcext:value-type="string">
            <text:p>-pe "s~ \`govsync\` message~ \[\`govsync\` message\](core-ref-p2p-network-governance-messages#section-govsync)~g;" \</text:p>
          </table:table-cell>
        </table:table-row>
        <table:table-row table:style-name="ro1">
          <table:table-cell office:value-type="string" calcext:value-type="string">
            <text:p>clsig</text:p>
          </table:table-cell>
          <table:table-cell office:value-type="string" calcext:value-type="string">
            <text:p>core-ref-p2p-network-instantsend-messages</text:p>
          </table:table-cell>
          <table:table-cell/>
          <table:table-cell table:formula="of:=IF([.A36]&lt;&gt;&quot;&quot;;&quot; \`&quot;&amp;[.A36]&amp;&quot;\` message&quot;;&quot;&quot;)" office:value-type="string" office:string-value=" \`clsig\` message" calcext:value-type="string">
            <text:p><text:s/>\`clsig\` message</text:p>
          </table:table-cell>
          <table:table-cell table:formula="of:=IF([.B36]&lt;&gt;&quot;&quot;;&quot; \[\`&quot;&amp;[.A36]&amp;&quot;\` message\](&quot;&amp;[.B36]&amp;&quot;#section-&quot;&amp;[.A36]&amp;&quot;)&quot;;&quot;&quot;)" office:value-type="string" office:string-value=" \[\`clsig\` message\](core-ref-p2p-network-instantsend-messages#section-clsig)" calcext:value-type="string">
            <text:p><text:s/>\[\`clsig\` message\](core-ref-p2p-network-instantsend-messages#section-clsig)</text:p>
          </table:table-cell>
          <table:table-cell table:number-columns-repeated="2"/>
          <table:table-cell table:formula="of:=IF([.E36]&lt;&gt;&quot;&quot;;&quot;-pe &quot;&quot;s~&quot;&amp;[.D36]&amp;&quot;~&quot;&amp;[.E36]&amp;&quot;~g;&quot;&quot; \&quot;;&quot;&quot;)" office:value-type="string" office:string-value="-pe &quot;s~ \`clsig\` message~ \[\`clsig\` message\](core-ref-p2p-network-instantsend-messages#section-clsig)~g;&quot; \" calcext:value-type="string">
            <text:p>-pe "s~ \`clsig\` message~ \[\`clsig\` message\](core-ref-p2p-network-instantsend-messages#section-clsig)~g;" \</text:p>
          </table:table-cell>
        </table:table-row>
        <table:table-row table:style-name="ro1">
          <table:table-cell office:value-type="string" calcext:value-type="string">
            <text:p>islock</text:p>
          </table:table-cell>
          <table:table-cell office:value-type="string" calcext:value-type="string">
            <text:p>core-ref-p2p-network-instantsend-messages</text:p>
          </table:table-cell>
          <table:table-cell/>
          <table:table-cell table:formula="of:=IF([.A37]&lt;&gt;&quot;&quot;;&quot; \`&quot;&amp;[.A37]&amp;&quot;\` message&quot;;&quot;&quot;)" office:value-type="string" office:string-value=" \`islock\` message" calcext:value-type="string">
            <text:p><text:s/>\`islock\` message</text:p>
          </table:table-cell>
          <table:table-cell table:formula="of:=IF([.B37]&lt;&gt;&quot;&quot;;&quot; \[\`&quot;&amp;[.A37]&amp;&quot;\` message\](&quot;&amp;[.B37]&amp;&quot;#section-&quot;&amp;[.A37]&amp;&quot;)&quot;;&quot;&quot;)" office:value-type="string" office:string-value=" \[\`islock\` message\](core-ref-p2p-network-instantsend-messages#section-islock)" calcext:value-type="string">
            <text:p><text:s/>\[\`islock\` message\](core-ref-p2p-network-instantsend-messages#section-islock)</text:p>
          </table:table-cell>
          <table:table-cell table:number-columns-repeated="2"/>
          <table:table-cell table:formula="of:=IF([.E37]&lt;&gt;&quot;&quot;;&quot;-pe &quot;&quot;s~&quot;&amp;[.D37]&amp;&quot;~&quot;&amp;[.E37]&amp;&quot;~g;&quot;&quot; \&quot;;&quot;&quot;)" office:value-type="string" office:string-value="-pe &quot;s~ \`islock\` message~ \[\`islock\` message\](core-ref-p2p-network-instantsend-messages#section-islock)~g;&quot; \" calcext:value-type="string">
            <text:p>-pe "s~ \`islock\` message~ \[\`islock\` message\](core-ref-p2p-network-instantsend-messages#section-islock)~g;" \</text:p>
          </table:table-cell>
        </table:table-row>
        <table:table-row table:style-name="ro1">
          <table:table-cell office:value-type="string" calcext:value-type="string">
            <text:p>ssc</text:p>
          </table:table-cell>
          <table:table-cell office:value-type="string" calcext:value-type="string">
            <text:p>core-ref-p2p-network-masternode-messages</text:p>
          </table:table-cell>
          <table:table-cell/>
          <table:table-cell table:formula="of:=IF([.A38]&lt;&gt;&quot;&quot;;&quot; \`&quot;&amp;[.A38]&amp;&quot;\` message&quot;;&quot;&quot;)" office:value-type="string" office:string-value=" \`ssc\` message" calcext:value-type="string">
            <text:p><text:s/>\`ssc\` message</text:p>
          </table:table-cell>
          <table:table-cell table:formula="of:=IF([.B38]&lt;&gt;&quot;&quot;;&quot; \[\`&quot;&amp;[.A38]&amp;&quot;\` message\](&quot;&amp;[.B38]&amp;&quot;#section-&quot;&amp;[.A38]&amp;&quot;)&quot;;&quot;&quot;)" office:value-type="string" office:string-value=" \[\`ssc\` message\](core-ref-p2p-network-masternode-messages#section-ssc)" calcext:value-type="string">
            <text:p><text:s/>\[\`ssc\` message\](core-ref-p2p-network-masternode-messages#section-ssc)</text:p>
          </table:table-cell>
          <table:table-cell table:number-columns-repeated="2"/>
          <table:table-cell table:formula="of:=IF([.E38]&lt;&gt;&quot;&quot;;&quot;-pe &quot;&quot;s~&quot;&amp;[.D38]&amp;&quot;~&quot;&amp;[.E38]&amp;&quot;~g;&quot;&quot; \&quot;;&quot;&quot;)" office:value-type="string" office:string-value="-pe &quot;s~ \`ssc\` message~ \[\`ssc\` message\](core-ref-p2p-network-masternode-messages#section-ssc)~g;&quot; \" calcext:value-type="string">
            <text:p>-pe "s~ \`ssc\` message~ \[\`ssc\` message\](core-ref-p2p-network-masternode-messages#section-ssc)~g;" \</text:p>
          </table:table-cell>
        </table:table-row>
        <table:table-row table:style-name="ro1">
          <table:table-cell office:value-type="string" calcext:value-type="string">
            <text:p>mnauth</text:p>
          </table:table-cell>
          <table:table-cell office:value-type="string" calcext:value-type="string">
            <text:p>core-ref-p2p-network-masternode-messages</text:p>
          </table:table-cell>
          <table:table-cell/>
          <table:table-cell table:formula="of:=IF([.A39]&lt;&gt;&quot;&quot;;&quot; \`&quot;&amp;[.A39]&amp;&quot;\` message&quot;;&quot;&quot;)" office:value-type="string" office:string-value=" \`mnauth\` message" calcext:value-type="string">
            <text:p><text:s/>\`mnauth\` message</text:p>
          </table:table-cell>
          <table:table-cell table:formula="of:=IF([.B39]&lt;&gt;&quot;&quot;;&quot; \[\`&quot;&amp;[.A39]&amp;&quot;\` message\](&quot;&amp;[.B39]&amp;&quot;#section-&quot;&amp;[.A39]&amp;&quot;)&quot;;&quot;&quot;)" office:value-type="string" office:string-value=" \[\`mnauth\` message\](core-ref-p2p-network-masternode-messages#section-mnauth)" calcext:value-type="string">
            <text:p><text:s/>\[\`mnauth\` message\](core-ref-p2p-network-masternode-messages#section-mnauth)</text:p>
          </table:table-cell>
          <table:table-cell table:number-columns-repeated="2"/>
          <table:table-cell table:formula="of:=IF([.E39]&lt;&gt;&quot;&quot;;&quot;-pe &quot;&quot;s~&quot;&amp;[.D39]&amp;&quot;~&quot;&amp;[.E39]&amp;&quot;~g;&quot;&quot; \&quot;;&quot;&quot;)" office:value-type="string" office:string-value="-pe &quot;s~ \`mnauth\` message~ \[\`mnauth\` message\](core-ref-p2p-network-masternode-messages#section-mnauth)~g;&quot; \" calcext:value-type="string">
            <text:p>-pe "s~ \`mnauth\` message~ \[\`mnauth\` message\](core-ref-p2p-network-masternode-messages#section-mnauth)~g;" \</text:p>
          </table:table-cell>
        </table:table-row>
        <table:table-row table:style-name="ro1">
          <table:table-cell office:value-type="string" calcext:value-type="string">
            <text:p>dsa</text:p>
          </table:table-cell>
          <table:table-cell office:value-type="string" calcext:value-type="string">
            <text:p>core-ref-p2p-network-privatesend-messages</text:p>
          </table:table-cell>
          <table:table-cell/>
          <table:table-cell table:formula="of:=IF([.A40]&lt;&gt;&quot;&quot;;&quot; \`&quot;&amp;[.A40]&amp;&quot;\` message&quot;;&quot;&quot;)" office:value-type="string" office:string-value=" \`dsa\` message" calcext:value-type="string">
            <text:p><text:s/>\`dsa\` message</text:p>
          </table:table-cell>
          <table:table-cell table:formula="of:=IF([.B40]&lt;&gt;&quot;&quot;;&quot; \[\`&quot;&amp;[.A40]&amp;&quot;\` message\](&quot;&amp;[.B40]&amp;&quot;#section-&quot;&amp;[.A40]&amp;&quot;)&quot;;&quot;&quot;)" office:value-type="string" office:string-value=" \[\`dsa\` message\](core-ref-p2p-network-privatesend-messages#section-dsa)" calcext:value-type="string">
            <text:p><text:s/>\[\`dsa\` message\](core-ref-p2p-network-privatesend-messages#section-dsa)</text:p>
          </table:table-cell>
          <table:table-cell table:number-columns-repeated="2"/>
          <table:table-cell table:formula="of:=IF([.E40]&lt;&gt;&quot;&quot;;&quot;-pe &quot;&quot;s~&quot;&amp;[.D40]&amp;&quot;~&quot;&amp;[.E40]&amp;&quot;~g;&quot;&quot; \&quot;;&quot;&quot;)" office:value-type="string" office:string-value="-pe &quot;s~ \`dsa\` message~ \[\`dsa\` message\](core-ref-p2p-network-privatesend-messages#section-dsa)~g;&quot; \" calcext:value-type="string">
            <text:p>-pe "s~ \`dsa\` message~ \[\`dsa\` message\](core-ref-p2p-network-privatesend-messages#section-dsa)~g;" \</text:p>
          </table:table-cell>
        </table:table-row>
        <table:table-row table:style-name="ro1">
          <table:table-cell office:value-type="string" calcext:value-type="string">
            <text:p>dsc</text:p>
          </table:table-cell>
          <table:table-cell office:value-type="string" calcext:value-type="string">
            <text:p>core-ref-p2p-network-privatesend-messages</text:p>
          </table:table-cell>
          <table:table-cell/>
          <table:table-cell table:formula="of:=IF([.A41]&lt;&gt;&quot;&quot;;&quot; \`&quot;&amp;[.A41]&amp;&quot;\` message&quot;;&quot;&quot;)" office:value-type="string" office:string-value=" \`dsc\` message" calcext:value-type="string">
            <text:p><text:s/>\`dsc\` message</text:p>
          </table:table-cell>
          <table:table-cell table:formula="of:=IF([.B41]&lt;&gt;&quot;&quot;;&quot; \[\`&quot;&amp;[.A41]&amp;&quot;\` message\](&quot;&amp;[.B41]&amp;&quot;#section-&quot;&amp;[.A41]&amp;&quot;)&quot;;&quot;&quot;)" office:value-type="string" office:string-value=" \[\`dsc\` message\](core-ref-p2p-network-privatesend-messages#section-dsc)" calcext:value-type="string">
            <text:p><text:s/>\[\`dsc\` message\](core-ref-p2p-network-privatesend-messages#section-dsc)</text:p>
          </table:table-cell>
          <table:table-cell table:number-columns-repeated="2"/>
          <table:table-cell table:formula="of:=IF([.E41]&lt;&gt;&quot;&quot;;&quot;-pe &quot;&quot;s~&quot;&amp;[.D41]&amp;&quot;~&quot;&amp;[.E41]&amp;&quot;~g;&quot;&quot; \&quot;;&quot;&quot;)" office:value-type="string" office:string-value="-pe &quot;s~ \`dsc\` message~ \[\`dsc\` message\](core-ref-p2p-network-privatesend-messages#section-dsc)~g;&quot; \" calcext:value-type="string">
            <text:p>-pe "s~ \`dsc\` message~ \[\`dsc\` message\](core-ref-p2p-network-privatesend-messages#section-dsc)~g;" \</text:p>
          </table:table-cell>
        </table:table-row>
        <table:table-row table:style-name="ro1">
          <table:table-cell office:value-type="string" calcext:value-type="string">
            <text:p>dsf</text:p>
          </table:table-cell>
          <table:table-cell office:value-type="string" calcext:value-type="string">
            <text:p>core-ref-p2p-network-privatesend-messages</text:p>
          </table:table-cell>
          <table:table-cell/>
          <table:table-cell table:formula="of:=IF([.A42]&lt;&gt;&quot;&quot;;&quot; \`&quot;&amp;[.A42]&amp;&quot;\` message&quot;;&quot;&quot;)" office:value-type="string" office:string-value=" \`dsf\` message" calcext:value-type="string">
            <text:p><text:s/>\`dsf\` message</text:p>
          </table:table-cell>
          <table:table-cell table:formula="of:=IF([.B42]&lt;&gt;&quot;&quot;;&quot; \[\`&quot;&amp;[.A42]&amp;&quot;\` message\](&quot;&amp;[.B42]&amp;&quot;#section-&quot;&amp;[.A42]&amp;&quot;)&quot;;&quot;&quot;)" office:value-type="string" office:string-value=" \[\`dsf\` message\](core-ref-p2p-network-privatesend-messages#section-dsf)" calcext:value-type="string">
            <text:p><text:s/>\[\`dsf\` message\](core-ref-p2p-network-privatesend-messages#section-dsf)</text:p>
          </table:table-cell>
          <table:table-cell table:number-columns-repeated="2"/>
          <table:table-cell table:formula="of:=IF([.E42]&lt;&gt;&quot;&quot;;&quot;-pe &quot;&quot;s~&quot;&amp;[.D42]&amp;&quot;~&quot;&amp;[.E42]&amp;&quot;~g;&quot;&quot; \&quot;;&quot;&quot;)" office:value-type="string" office:string-value="-pe &quot;s~ \`dsf\` message~ \[\`dsf\` message\](core-ref-p2p-network-privatesend-messages#section-dsf)~g;&quot; \" calcext:value-type="string">
            <text:p>-pe "s~ \`dsf\` message~ \[\`dsf\` message\](core-ref-p2p-network-privatesend-messages#section-dsf)~g;" \</text:p>
          </table:table-cell>
        </table:table-row>
        <table:table-row table:style-name="ro1">
          <table:table-cell office:value-type="string" calcext:value-type="string">
            <text:p>dsi</text:p>
          </table:table-cell>
          <table:table-cell office:value-type="string" calcext:value-type="string">
            <text:p>core-ref-p2p-network-privatesend-messages</text:p>
          </table:table-cell>
          <table:table-cell/>
          <table:table-cell table:formula="of:=IF([.A43]&lt;&gt;&quot;&quot;;&quot; \`&quot;&amp;[.A43]&amp;&quot;\` message&quot;;&quot;&quot;)" office:value-type="string" office:string-value=" \`dsi\` message" calcext:value-type="string">
            <text:p><text:s/>\`dsi\` message</text:p>
          </table:table-cell>
          <table:table-cell table:formula="of:=IF([.B43]&lt;&gt;&quot;&quot;;&quot; \[\`&quot;&amp;[.A43]&amp;&quot;\` message\](&quot;&amp;[.B43]&amp;&quot;#section-&quot;&amp;[.A43]&amp;&quot;)&quot;;&quot;&quot;)" office:value-type="string" office:string-value=" \[\`dsi\` message\](core-ref-p2p-network-privatesend-messages#section-dsi)" calcext:value-type="string">
            <text:p><text:s/>\[\`dsi\` message\](core-ref-p2p-network-privatesend-messages#section-dsi)</text:p>
          </table:table-cell>
          <table:table-cell table:number-columns-repeated="2"/>
          <table:table-cell table:formula="of:=IF([.E43]&lt;&gt;&quot;&quot;;&quot;-pe &quot;&quot;s~&quot;&amp;[.D43]&amp;&quot;~&quot;&amp;[.E43]&amp;&quot;~g;&quot;&quot; \&quot;;&quot;&quot;)" office:value-type="string" office:string-value="-pe &quot;s~ \`dsi\` message~ \[\`dsi\` message\](core-ref-p2p-network-privatesend-messages#section-dsi)~g;&quot; \" calcext:value-type="string">
            <text:p>-pe "s~ \`dsi\` message~ \[\`dsi\` message\](core-ref-p2p-network-privatesend-messages#section-dsi)~g;" \</text:p>
          </table:table-cell>
        </table:table-row>
        <table:table-row table:style-name="ro1">
          <table:table-cell office:value-type="string" calcext:value-type="string">
            <text:p>dsq</text:p>
          </table:table-cell>
          <table:table-cell office:value-type="string" calcext:value-type="string">
            <text:p>core-ref-p2p-network-privatesend-messages</text:p>
          </table:table-cell>
          <table:table-cell/>
          <table:table-cell table:formula="of:=IF([.A44]&lt;&gt;&quot;&quot;;&quot; \`&quot;&amp;[.A44]&amp;&quot;\` message&quot;;&quot;&quot;)" office:value-type="string" office:string-value=" \`dsq\` message" calcext:value-type="string">
            <text:p><text:s/>\`dsq\` message</text:p>
          </table:table-cell>
          <table:table-cell table:formula="of:=IF([.B44]&lt;&gt;&quot;&quot;;&quot; \[\`&quot;&amp;[.A44]&amp;&quot;\` message\](&quot;&amp;[.B44]&amp;&quot;#section-&quot;&amp;[.A44]&amp;&quot;)&quot;;&quot;&quot;)" office:value-type="string" office:string-value=" \[\`dsq\` message\](core-ref-p2p-network-privatesend-messages#section-dsq)" calcext:value-type="string">
            <text:p><text:s/>\[\`dsq\` message\](core-ref-p2p-network-privatesend-messages#section-dsq)</text:p>
          </table:table-cell>
          <table:table-cell table:number-columns-repeated="2"/>
          <table:table-cell table:formula="of:=IF([.E44]&lt;&gt;&quot;&quot;;&quot;-pe &quot;&quot;s~&quot;&amp;[.D44]&amp;&quot;~&quot;&amp;[.E44]&amp;&quot;~g;&quot;&quot; \&quot;;&quot;&quot;)" office:value-type="string" office:string-value="-pe &quot;s~ \`dsq\` message~ \[\`dsq\` message\](core-ref-p2p-network-privatesend-messages#section-dsq)~g;&quot; \" calcext:value-type="string">
            <text:p>-pe "s~ \`dsq\` message~ \[\`dsq\` message\](core-ref-p2p-network-privatesend-messages#section-dsq)~g;" \</text:p>
          </table:table-cell>
        </table:table-row>
        <table:table-row table:style-name="ro1">
          <table:table-cell office:value-type="string" calcext:value-type="string">
            <text:p>dss</text:p>
          </table:table-cell>
          <table:table-cell office:value-type="string" calcext:value-type="string">
            <text:p>core-ref-p2p-network-privatesend-messages</text:p>
          </table:table-cell>
          <table:table-cell/>
          <table:table-cell table:formula="of:=IF([.A45]&lt;&gt;&quot;&quot;;&quot; \`&quot;&amp;[.A45]&amp;&quot;\` message&quot;;&quot;&quot;)" office:value-type="string" office:string-value=" \`dss\` message" calcext:value-type="string">
            <text:p><text:s/>\`dss\` message</text:p>
          </table:table-cell>
          <table:table-cell table:formula="of:=IF([.B45]&lt;&gt;&quot;&quot;;&quot; \[\`&quot;&amp;[.A45]&amp;&quot;\` message\](&quot;&amp;[.B45]&amp;&quot;#section-&quot;&amp;[.A45]&amp;&quot;)&quot;;&quot;&quot;)" office:value-type="string" office:string-value=" \[\`dss\` message\](core-ref-p2p-network-privatesend-messages#section-dss)" calcext:value-type="string">
            <text:p><text:s/>\[\`dss\` message\](core-ref-p2p-network-privatesend-messages#section-dss)</text:p>
          </table:table-cell>
          <table:table-cell table:number-columns-repeated="2"/>
          <table:table-cell table:formula="of:=IF([.E45]&lt;&gt;&quot;&quot;;&quot;-pe &quot;&quot;s~&quot;&amp;[.D45]&amp;&quot;~&quot;&amp;[.E45]&amp;&quot;~g;&quot;&quot; \&quot;;&quot;&quot;)" office:value-type="string" office:string-value="-pe &quot;s~ \`dss\` message~ \[\`dss\` message\](core-ref-p2p-network-privatesend-messages#section-dss)~g;&quot; \" calcext:value-type="string">
            <text:p>-pe "s~ \`dss\` message~ \[\`dss\` message\](core-ref-p2p-network-privatesend-messages#section-dss)~g;" \</text:p>
          </table:table-cell>
        </table:table-row>
        <table:table-row table:style-name="ro1">
          <table:table-cell office:value-type="string" calcext:value-type="string">
            <text:p>dssu</text:p>
          </table:table-cell>
          <table:table-cell office:value-type="string" calcext:value-type="string">
            <text:p>core-ref-p2p-network-privatesend-messages</text:p>
          </table:table-cell>
          <table:table-cell/>
          <table:table-cell table:formula="of:=IF([.A46]&lt;&gt;&quot;&quot;;&quot; \`&quot;&amp;[.A46]&amp;&quot;\` message&quot;;&quot;&quot;)" office:value-type="string" office:string-value=" \`dssu\` message" calcext:value-type="string">
            <text:p><text:s/>\`dssu\` message</text:p>
          </table:table-cell>
          <table:table-cell table:formula="of:=IF([.B46]&lt;&gt;&quot;&quot;;&quot; \[\`&quot;&amp;[.A46]&amp;&quot;\` message\](&quot;&amp;[.B46]&amp;&quot;#section-&quot;&amp;[.A46]&amp;&quot;)&quot;;&quot;&quot;)" office:value-type="string" office:string-value=" \[\`dssu\` message\](core-ref-p2p-network-privatesend-messages#section-dssu)" calcext:value-type="string">
            <text:p><text:s/>\[\`dssu\` message\](core-ref-p2p-network-privatesend-messages#section-dssu)</text:p>
          </table:table-cell>
          <table:table-cell table:number-columns-repeated="2"/>
          <table:table-cell table:formula="of:=IF([.E46]&lt;&gt;&quot;&quot;;&quot;-pe &quot;&quot;s~&quot;&amp;[.D46]&amp;&quot;~&quot;&amp;[.E46]&amp;&quot;~g;&quot;&quot; \&quot;;&quot;&quot;)" office:value-type="string" office:string-value="-pe &quot;s~ \`dssu\` message~ \[\`dssu\` message\](core-ref-p2p-network-privatesend-messages#section-dssu)~g;&quot; \" calcext:value-type="string">
            <text:p>-pe "s~ \`dssu\` message~ \[\`dssu\` message\](core-ref-p2p-network-privatesend-messages#section-dssu)~g;" \</text:p>
          </table:table-cell>
        </table:table-row>
        <table:table-row table:style-name="ro1">
          <table:table-cell office:value-type="string" calcext:value-type="string">
            <text:p>dstx</text:p>
          </table:table-cell>
          <table:table-cell office:value-type="string" calcext:value-type="string">
            <text:p>core-ref-p2p-network-privatesend-messages</text:p>
          </table:table-cell>
          <table:table-cell/>
          <table:table-cell table:formula="of:=IF([.A47]&lt;&gt;&quot;&quot;;&quot; \`&quot;&amp;[.A47]&amp;&quot;\` message&quot;;&quot;&quot;)" office:value-type="string" office:string-value=" \`dstx\` message" calcext:value-type="string">
            <text:p><text:s/>\`dstx\` message</text:p>
          </table:table-cell>
          <table:table-cell table:formula="of:=IF([.B47]&lt;&gt;&quot;&quot;;&quot; \[\`&quot;&amp;[.A47]&amp;&quot;\` message\](&quot;&amp;[.B47]&amp;&quot;#section-&quot;&amp;[.A47]&amp;&quot;)&quot;;&quot;&quot;)" office:value-type="string" office:string-value=" \[\`dstx\` message\](core-ref-p2p-network-privatesend-messages#section-dstx)" calcext:value-type="string">
            <text:p><text:s/>\[\`dstx\` message\](core-ref-p2p-network-privatesend-messages#section-dstx)</text:p>
          </table:table-cell>
          <table:table-cell table:number-columns-repeated="2"/>
          <table:table-cell table:formula="of:=IF([.E47]&lt;&gt;&quot;&quot;;&quot;-pe &quot;&quot;s~&quot;&amp;[.D47]&amp;&quot;~&quot;&amp;[.E47]&amp;&quot;~g;&quot;&quot; \&quot;;&quot;&quot;)" office:value-type="string" office:string-value="-pe &quot;s~ \`dstx\` message~ \[\`dstx\` message\](core-ref-p2p-network-privatesend-messages#section-dstx)~g;&quot; \" calcext:value-type="string">
            <text:p>-pe "s~ \`dstx\` message~ \[\`dstx\` message\](core-ref-p2p-network-privatesend-messages#section-dstx)~g;" \</text:p>
          </table:table-cell>
        </table:table-row>
        <table:table-row table:style-name="ro1">
          <table:table-cell office:value-type="string" calcext:value-type="string">
            <text:p>qcontrib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48]&lt;&gt;&quot;&quot;;&quot; \`&quot;&amp;[.A48]&amp;&quot;\` message&quot;;&quot;&quot;)" office:value-type="string" office:string-value=" \`qcontrib\` message" calcext:value-type="string">
            <text:p><text:s/>\`qcontrib\` message</text:p>
          </table:table-cell>
          <table:table-cell table:formula="of:=IF([.B48]&lt;&gt;&quot;&quot;;&quot; \[\`&quot;&amp;[.A48]&amp;&quot;\` message\](&quot;&amp;[.B48]&amp;&quot;#section-&quot;&amp;[.A48]&amp;&quot;)&quot;;&quot;&quot;)" office:value-type="string" office:string-value=" \[\`qcontrib\` message\](core-ref-p2p-network-quorum-messages#section-qcontrib)" calcext:value-type="string">
            <text:p><text:s/>\[\`qcontrib\` message\](core-ref-p2p-network-quorum-messages#section-qcontrib)</text:p>
          </table:table-cell>
          <table:table-cell table:number-columns-repeated="2"/>
          <table:table-cell table:formula="of:=IF([.E48]&lt;&gt;&quot;&quot;;&quot;-pe &quot;&quot;s~&quot;&amp;[.D48]&amp;&quot;~&quot;&amp;[.E48]&amp;&quot;~g;&quot;&quot; \&quot;;&quot;&quot;)" office:value-type="string" office:string-value="-pe &quot;s~ \`qcontrib\` message~ \[\`qcontrib\` message\](core-ref-p2p-network-quorum-messages#section-qcontrib)~g;&quot; \" calcext:value-type="string">
            <text:p>-pe "s~ \`qcontrib\` message~ \[\`qcontrib\` message\](core-ref-p2p-network-quorum-messages#section-qcontrib)~g;" \</text:p>
          </table:table-cell>
        </table:table-row>
        <table:table-row table:style-name="ro1">
          <table:table-cell office:value-type="string" calcext:value-type="string">
            <text:p>qcomplaint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49]&lt;&gt;&quot;&quot;;&quot; \`&quot;&amp;[.A49]&amp;&quot;\` message&quot;;&quot;&quot;)" office:value-type="string" office:string-value=" \`qcomplaint\` message" calcext:value-type="string">
            <text:p><text:s/>\`qcomplaint\` message</text:p>
          </table:table-cell>
          <table:table-cell table:formula="of:=IF([.B49]&lt;&gt;&quot;&quot;;&quot; \[\`&quot;&amp;[.A49]&amp;&quot;\` message\](&quot;&amp;[.B49]&amp;&quot;#section-&quot;&amp;[.A49]&amp;&quot;)&quot;;&quot;&quot;)" office:value-type="string" office:string-value=" \[\`qcomplaint\` message\](core-ref-p2p-network-quorum-messages#section-qcomplaint)" calcext:value-type="string">
            <text:p><text:s/>\[\`qcomplaint\` message\](core-ref-p2p-network-quorum-messages#section-qcomplaint)</text:p>
          </table:table-cell>
          <table:table-cell table:number-columns-repeated="2"/>
          <table:table-cell table:formula="of:=IF([.E49]&lt;&gt;&quot;&quot;;&quot;-pe &quot;&quot;s~&quot;&amp;[.D49]&amp;&quot;~&quot;&amp;[.E49]&amp;&quot;~g;&quot;&quot; \&quot;;&quot;&quot;)" office:value-type="string" office:string-value="-pe &quot;s~ \`qcomplaint\` message~ \[\`qcomplaint\` message\](core-ref-p2p-network-quorum-messages#section-qcomplaint)~g;&quot; \" calcext:value-type="string">
            <text:p>-pe "s~ \`qcomplaint\` message~ \[\`qcomplaint\` message\](core-ref-p2p-network-quorum-messages#section-qcomplaint)~g;" \</text:p>
          </table:table-cell>
        </table:table-row>
        <table:table-row table:style-name="ro1">
          <table:table-cell office:value-type="string" calcext:value-type="string">
            <text:p>qjustify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0]&lt;&gt;&quot;&quot;;&quot; \`&quot;&amp;[.A50]&amp;&quot;\` message&quot;;&quot;&quot;)" office:value-type="string" office:string-value=" \`qjustify\` message" calcext:value-type="string">
            <text:p><text:s/>\`qjustify\` message</text:p>
          </table:table-cell>
          <table:table-cell table:formula="of:=IF([.B50]&lt;&gt;&quot;&quot;;&quot; \[\`&quot;&amp;[.A50]&amp;&quot;\` message\](&quot;&amp;[.B50]&amp;&quot;#section-&quot;&amp;[.A50]&amp;&quot;)&quot;;&quot;&quot;)" office:value-type="string" office:string-value=" \[\`qjustify\` message\](core-ref-p2p-network-quorum-messages#section-qjustify)" calcext:value-type="string">
            <text:p><text:s/>\[\`qjustify\` message\](core-ref-p2p-network-quorum-messages#section-qjustify)</text:p>
          </table:table-cell>
          <table:table-cell table:number-columns-repeated="2"/>
          <table:table-cell table:formula="of:=IF([.E50]&lt;&gt;&quot;&quot;;&quot;-pe &quot;&quot;s~&quot;&amp;[.D50]&amp;&quot;~&quot;&amp;[.E50]&amp;&quot;~g;&quot;&quot; \&quot;;&quot;&quot;)" office:value-type="string" office:string-value="-pe &quot;s~ \`qjustify\` message~ \[\`qjustify\` message\](core-ref-p2p-network-quorum-messages#section-qjustify)~g;&quot; \" calcext:value-type="string">
            <text:p>-pe "s~ \`qjustify\` message~ \[\`qjustify\` message\](core-ref-p2p-network-quorum-messages#section-qjustify)~g;" \</text:p>
          </table:table-cell>
        </table:table-row>
        <table:table-row table:style-name="ro1">
          <table:table-cell office:value-type="string" calcext:value-type="string">
            <text:p>qpcommit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1]&lt;&gt;&quot;&quot;;&quot; \`&quot;&amp;[.A51]&amp;&quot;\` message&quot;;&quot;&quot;)" office:value-type="string" office:string-value=" \`qpcommit\` message" calcext:value-type="string">
            <text:p><text:s/>\`qpcommit\` message</text:p>
          </table:table-cell>
          <table:table-cell table:formula="of:=IF([.B51]&lt;&gt;&quot;&quot;;&quot; \[\`&quot;&amp;[.A51]&amp;&quot;\` message\](&quot;&amp;[.B51]&amp;&quot;#section-&quot;&amp;[.A51]&amp;&quot;)&quot;;&quot;&quot;)" office:value-type="string" office:string-value=" \[\`qpcommit\` message\](core-ref-p2p-network-quorum-messages#section-qpcommit)" calcext:value-type="string">
            <text:p><text:s/>\[\`qpcommit\` message\](core-ref-p2p-network-quorum-messages#section-qpcommit)</text:p>
          </table:table-cell>
          <table:table-cell table:number-columns-repeated="2"/>
          <table:table-cell table:formula="of:=IF([.E51]&lt;&gt;&quot;&quot;;&quot;-pe &quot;&quot;s~&quot;&amp;[.D51]&amp;&quot;~&quot;&amp;[.E51]&amp;&quot;~g;&quot;&quot; \&quot;;&quot;&quot;)" office:value-type="string" office:string-value="-pe &quot;s~ \`qpcommit\` message~ \[\`qpcommit\` message\](core-ref-p2p-network-quorum-messages#section-qpcommit)~g;&quot; \" calcext:value-type="string">
            <text:p>-pe "s~ \`qpcommit\` message~ \[\`qpcommit\` message\](core-ref-p2p-network-quorum-messages#section-qpcommit)~g;" \</text:p>
          </table:table-cell>
        </table:table-row>
        <table:table-row table:style-name="ro1">
          <table:table-cell office:value-type="string" calcext:value-type="string">
            <text:p>qfcommit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2]&lt;&gt;&quot;&quot;;&quot; \`&quot;&amp;[.A52]&amp;&quot;\` message&quot;;&quot;&quot;)" office:value-type="string" office:string-value=" \`qfcommit\` message" calcext:value-type="string">
            <text:p><text:s/>\`qfcommit\` message</text:p>
          </table:table-cell>
          <table:table-cell table:formula="of:=IF([.B52]&lt;&gt;&quot;&quot;;&quot; \[\`&quot;&amp;[.A52]&amp;&quot;\` message\](&quot;&amp;[.B52]&amp;&quot;#section-&quot;&amp;[.A52]&amp;&quot;)&quot;;&quot;&quot;)" office:value-type="string" office:string-value=" \[\`qfcommit\` message\](core-ref-p2p-network-quorum-messages#section-qfcommit)" calcext:value-type="string">
            <text:p><text:s/>\[\`qfcommit\` message\](core-ref-p2p-network-quorum-messages#section-qfcommit)</text:p>
          </table:table-cell>
          <table:table-cell table:number-columns-repeated="2"/>
          <table:table-cell table:formula="of:=IF([.E52]&lt;&gt;&quot;&quot;;&quot;-pe &quot;&quot;s~&quot;&amp;[.D52]&amp;&quot;~&quot;&amp;[.E52]&amp;&quot;~g;&quot;&quot; \&quot;;&quot;&quot;)" office:value-type="string" office:string-value="-pe &quot;s~ \`qfcommit\` message~ \[\`qfcommit\` message\](core-ref-p2p-network-quorum-messages#section-qfcommit)~g;&quot; \" calcext:value-type="string">
            <text:p>-pe "s~ \`qfcommit\` message~ \[\`qfcommit\` message\](core-ref-p2p-network-quorum-messages#section-qfcommit)~g;" \</text:p>
          </table:table-cell>
        </table:table-row>
        <table:table-row table:style-name="ro1">
          <table:table-cell office:value-type="string" calcext:value-type="string">
            <text:p>qbsigs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3]&lt;&gt;&quot;&quot;;&quot; \`&quot;&amp;[.A53]&amp;&quot;\` message&quot;;&quot;&quot;)" office:value-type="string" office:string-value=" \`qbsigs\` message" calcext:value-type="string">
            <text:p><text:s/>\`qbsigs\` message</text:p>
          </table:table-cell>
          <table:table-cell table:formula="of:=IF([.B53]&lt;&gt;&quot;&quot;;&quot; \[\`&quot;&amp;[.A53]&amp;&quot;\` message\](&quot;&amp;[.B53]&amp;&quot;#section-&quot;&amp;[.A53]&amp;&quot;)&quot;;&quot;&quot;)" office:value-type="string" office:string-value=" \[\`qbsigs\` message\](core-ref-p2p-network-quorum-messages#section-qbsigs)" calcext:value-type="string">
            <text:p><text:s/>\[\`qbsigs\` message\](core-ref-p2p-network-quorum-messages#section-qbsigs)</text:p>
          </table:table-cell>
          <table:table-cell table:number-columns-repeated="2"/>
          <table:table-cell table:formula="of:=IF([.E53]&lt;&gt;&quot;&quot;;&quot;-pe &quot;&quot;s~&quot;&amp;[.D53]&amp;&quot;~&quot;&amp;[.E53]&amp;&quot;~g;&quot;&quot; \&quot;;&quot;&quot;)" office:value-type="string" office:string-value="-pe &quot;s~ \`qbsigs\` message~ \[\`qbsigs\` message\](core-ref-p2p-network-quorum-messages#section-qbsigs)~g;&quot; \" calcext:value-type="string">
            <text:p>-pe "s~ \`qbsigs\` message~ \[\`qbsigs\` message\](core-ref-p2p-network-quorum-messages#section-qbsigs)~g;" \</text:p>
          </table:table-cell>
        </table:table-row>
        <table:table-row table:style-name="ro1">
          <table:table-cell office:value-type="string" calcext:value-type="string">
            <text:p>qgetsigs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4]&lt;&gt;&quot;&quot;;&quot; \`&quot;&amp;[.A54]&amp;&quot;\` message&quot;;&quot;&quot;)" office:value-type="string" office:string-value=" \`qgetsigs\` message" calcext:value-type="string">
            <text:p><text:s/>\`qgetsigs\` message</text:p>
          </table:table-cell>
          <table:table-cell table:formula="of:=IF([.B54]&lt;&gt;&quot;&quot;;&quot; \[\`&quot;&amp;[.A54]&amp;&quot;\` message\](&quot;&amp;[.B54]&amp;&quot;#section-&quot;&amp;[.A54]&amp;&quot;)&quot;;&quot;&quot;)" office:value-type="string" office:string-value=" \[\`qgetsigs\` message\](core-ref-p2p-network-quorum-messages#section-qgetsigs)" calcext:value-type="string">
            <text:p><text:s/>\[\`qgetsigs\` message\](core-ref-p2p-network-quorum-messages#section-qgetsigs)</text:p>
          </table:table-cell>
          <table:table-cell table:number-columns-repeated="2"/>
          <table:table-cell table:formula="of:=IF([.E54]&lt;&gt;&quot;&quot;;&quot;-pe &quot;&quot;s~&quot;&amp;[.D54]&amp;&quot;~&quot;&amp;[.E54]&amp;&quot;~g;&quot;&quot; \&quot;;&quot;&quot;)" office:value-type="string" office:string-value="-pe &quot;s~ \`qgetsigs\` message~ \[\`qgetsigs\` message\](core-ref-p2p-network-quorum-messages#section-qgetsigs)~g;&quot; \" calcext:value-type="string">
            <text:p>-pe "s~ \`qgetsigs\` message~ \[\`qgetsigs\` message\](core-ref-p2p-network-quorum-messages#section-qgetsigs)~g;" \</text:p>
          </table:table-cell>
        </table:table-row>
        <table:table-row table:style-name="ro1">
          <table:table-cell office:value-type="string" calcext:value-type="string">
            <text:p>qsendrecsigs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5]&lt;&gt;&quot;&quot;;&quot; \`&quot;&amp;[.A55]&amp;&quot;\` message&quot;;&quot;&quot;)" office:value-type="string" office:string-value=" \`qsendrecsigs\` message" calcext:value-type="string">
            <text:p><text:s/>\`qsendrecsigs\` message</text:p>
          </table:table-cell>
          <table:table-cell table:formula="of:=IF([.B55]&lt;&gt;&quot;&quot;;&quot; \[\`&quot;&amp;[.A55]&amp;&quot;\` message\](&quot;&amp;[.B55]&amp;&quot;#section-&quot;&amp;[.A55]&amp;&quot;)&quot;;&quot;&quot;)" office:value-type="string" office:string-value=" \[\`qsendrecsigs\` message\](core-ref-p2p-network-quorum-messages#section-qsendrecsigs)" calcext:value-type="string">
            <text:p><text:s/>\[\`qsendrecsigs\` message\](core-ref-p2p-network-quorum-messages#section-qsendrecsigs)</text:p>
          </table:table-cell>
          <table:table-cell table:number-columns-repeated="2"/>
          <table:table-cell table:formula="of:=IF([.E55]&lt;&gt;&quot;&quot;;&quot;-pe &quot;&quot;s~&quot;&amp;[.D55]&amp;&quot;~&quot;&amp;[.E55]&amp;&quot;~g;&quot;&quot; \&quot;;&quot;&quot;)" office:value-type="string" office:string-value="-pe &quot;s~ \`qsendrecsigs\` message~ \[\`qsendrecsigs\` message\](core-ref-p2p-network-quorum-messages#section-qsendrecsigs)~g;&quot; \" calcext:value-type="string">
            <text:p>-pe "s~ \`qsendrecsigs\` message~ \[\`qsendrecsigs\` message\](core-ref-p2p-network-quorum-messages#section-qsendrecsigs)~g;" \</text:p>
          </table:table-cell>
        </table:table-row>
        <table:table-row table:style-name="ro1">
          <table:table-cell office:value-type="string" calcext:value-type="string">
            <text:p>qsigrec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6]&lt;&gt;&quot;&quot;;&quot; \`&quot;&amp;[.A56]&amp;&quot;\` message&quot;;&quot;&quot;)" office:value-type="string" office:string-value=" \`qsigrec\` message" calcext:value-type="string">
            <text:p><text:s/>\`qsigrec\` message</text:p>
          </table:table-cell>
          <table:table-cell table:formula="of:=IF([.B56]&lt;&gt;&quot;&quot;;&quot; \[\`&quot;&amp;[.A56]&amp;&quot;\` message\](&quot;&amp;[.B56]&amp;&quot;#section-&quot;&amp;[.A56]&amp;&quot;)&quot;;&quot;&quot;)" office:value-type="string" office:string-value=" \[\`qsigrec\` message\](core-ref-p2p-network-quorum-messages#section-qsigrec)" calcext:value-type="string">
            <text:p><text:s/>\[\`qsigrec\` message\](core-ref-p2p-network-quorum-messages#section-qsigrec)</text:p>
          </table:table-cell>
          <table:table-cell table:number-columns-repeated="2"/>
          <table:table-cell table:formula="of:=IF([.E56]&lt;&gt;&quot;&quot;;&quot;-pe &quot;&quot;s~&quot;&amp;[.D56]&amp;&quot;~&quot;&amp;[.E56]&amp;&quot;~g;&quot;&quot; \&quot;;&quot;&quot;)" office:value-type="string" office:string-value="-pe &quot;s~ \`qsigrec\` message~ \[\`qsigrec\` message\](core-ref-p2p-network-quorum-messages#section-qsigrec)~g;&quot; \" calcext:value-type="string">
            <text:p>-pe "s~ \`qsigrec\` message~ \[\`qsigrec\` message\](core-ref-p2p-network-quorum-messages#section-qsigrec)~g;" \</text:p>
          </table:table-cell>
        </table:table-row>
        <table:table-row table:style-name="ro1">
          <table:table-cell office:value-type="string" calcext:value-type="string">
            <text:p>qsigsesann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7]&lt;&gt;&quot;&quot;;&quot; \`&quot;&amp;[.A57]&amp;&quot;\` message&quot;;&quot;&quot;)" office:value-type="string" office:string-value=" \`qsigsesann\` message" calcext:value-type="string">
            <text:p><text:s/>\`qsigsesann\` message</text:p>
          </table:table-cell>
          <table:table-cell table:formula="of:=IF([.B57]&lt;&gt;&quot;&quot;;&quot; \[\`&quot;&amp;[.A57]&amp;&quot;\` message\](&quot;&amp;[.B57]&amp;&quot;#section-&quot;&amp;[.A57]&amp;&quot;)&quot;;&quot;&quot;)" office:value-type="string" office:string-value=" \[\`qsigsesann\` message\](core-ref-p2p-network-quorum-messages#section-qsigsesann)" calcext:value-type="string">
            <text:p><text:s/>\[\`qsigsesann\` message\](core-ref-p2p-network-quorum-messages#section-qsigsesann)</text:p>
          </table:table-cell>
          <table:table-cell table:number-columns-repeated="2"/>
          <table:table-cell table:formula="of:=IF([.E57]&lt;&gt;&quot;&quot;;&quot;-pe &quot;&quot;s~&quot;&amp;[.D57]&amp;&quot;~&quot;&amp;[.E57]&amp;&quot;~g;&quot;&quot; \&quot;;&quot;&quot;)" office:value-type="string" office:string-value="-pe &quot;s~ \`qsigsesann\` message~ \[\`qsigsesann\` message\](core-ref-p2p-network-quorum-messages#section-qsigsesann)~g;&quot; \" calcext:value-type="string">
            <text:p>-pe "s~ \`qsigsesann\` message~ \[\`qsigsesann\` message\](core-ref-p2p-network-quorum-messages#section-qsigsesann)~g;" \</text:p>
          </table:table-cell>
        </table:table-row>
        <table:table-row table:style-name="ro1">
          <table:table-cell office:value-type="string" calcext:value-type="string">
            <text:p>sqsigsinv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8]&lt;&gt;&quot;&quot;;&quot; \`&quot;&amp;[.A58]&amp;&quot;\` message&quot;;&quot;&quot;)" office:value-type="string" office:string-value=" \`sqsigsinv\` message" calcext:value-type="string">
            <text:p><text:s/>\`sqsigsinv\` message</text:p>
          </table:table-cell>
          <table:table-cell table:formula="of:=IF([.B58]&lt;&gt;&quot;&quot;;&quot; \[\`&quot;&amp;[.A58]&amp;&quot;\` message\](&quot;&amp;[.B58]&amp;&quot;#section-&quot;&amp;[.A58]&amp;&quot;)&quot;;&quot;&quot;)" office:value-type="string" office:string-value=" \[\`sqsigsinv\` message\](core-ref-p2p-network-quorum-messages#section-sqsigsinv)" calcext:value-type="string">
            <text:p><text:s/>\[\`sqsigsinv\` message\](core-ref-p2p-network-quorum-messages#section-sqsigsinv)</text:p>
          </table:table-cell>
          <table:table-cell table:number-columns-repeated="2"/>
          <table:table-cell table:formula="of:=IF([.E58]&lt;&gt;&quot;&quot;;&quot;-pe &quot;&quot;s~&quot;&amp;[.D58]&amp;&quot;~&quot;&amp;[.E58]&amp;&quot;~g;&quot;&quot; \&quot;;&quot;&quot;)" office:value-type="string" office:string-value="-pe &quot;s~ \`sqsigsinv\` message~ \[\`sqsigsinv\` message\](core-ref-p2p-network-quorum-messages#section-sqsigsinv)~g;&quot; \" calcext:value-type="string">
            <text:p>-pe "s~ \`sqsigsinv\` message~ \[\`sqsigsinv\` message\](core-ref-p2p-network-quorum-messages#section-sqsigsinv)~g;" \</text:p>
          </table:table-cell>
        </table:table-row>
        <table:table-row table:style-name="ro1">
          <table:table-cell office:value-type="string" calcext:value-type="string">
            <text:p>qwatch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9]&lt;&gt;&quot;&quot;;&quot; \`&quot;&amp;[.A59]&amp;&quot;\` message&quot;;&quot;&quot;)" office:value-type="string" office:string-value=" \`qwatch\` message" calcext:value-type="string">
            <text:p><text:s/>\`qwatch\` message</text:p>
          </table:table-cell>
          <table:table-cell table:formula="of:=IF([.B59]&lt;&gt;&quot;&quot;;&quot; \[\`&quot;&amp;[.A59]&amp;&quot;\` message\](&quot;&amp;[.B59]&amp;&quot;#section-&quot;&amp;[.A59]&amp;&quot;)&quot;;&quot;&quot;)" office:value-type="string" office:string-value=" \[\`qwatch\` message\](core-ref-p2p-network-quorum-messages#section-qwatch)" calcext:value-type="string">
            <text:p><text:s/>\[\`qwatch\` message\](core-ref-p2p-network-quorum-messages#section-qwatch)</text:p>
          </table:table-cell>
          <table:table-cell table:number-columns-repeated="2"/>
          <table:table-cell table:formula="of:=IF([.E59]&lt;&gt;&quot;&quot;;&quot;-pe &quot;&quot;s~&quot;&amp;[.D59]&amp;&quot;~&quot;&amp;[.E59]&amp;&quot;~g;&quot;&quot; \&quot;;&quot;&quot;)" office:value-type="string" office:string-value="-pe &quot;s~ \`qwatch\` message~ \[\`qwatch\` message\](core-ref-p2p-network-quorum-messages#section-qwatch)~g;&quot; \" calcext:value-type="string">
            <text:p>-pe "s~ \`qwatch\` message~ \[\`qwatch\` message\](core-ref-p2p-network-quorum-messages#section-qwatch)~g;" \</text:p>
          </table:table-cell>
        </table:table-row>
        <table:table-row table:style-name="ro1">
          <table:table-cell table:number-columns-repeated="3"/>
          <table:table-cell table:formula="of:=IF([.A60]&lt;&gt;&quot;&quot;;&quot; \`&quot;&amp;[.A60]&amp;&quot;\` message&quot;;&quot;&quot;)">
            <text:p/>
          </table:table-cell>
          <table:table-cell table:formula="of:=IF([.B60]&lt;&gt;&quot;&quot;;&quot; \[\`&quot;&amp;[.A60]&amp;&quot;\` message\](&quot;&amp;[.B60]&amp;&quot;#section-&quot;&amp;[.A60]&amp;&quot;)&quot;;&quot;&quot;)">
            <text:p/>
          </table:table-cell>
          <table:table-cell table:number-columns-repeated="2"/>
          <table:table-cell table:formula="of:=IF([.E60]&lt;&gt;&quot;&quot;;&quot;-pe &quot;&quot;s~&quot;&amp;[.D60]&amp;&quot;~&quot;&amp;[.E6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1]&lt;&gt;&quot;&quot;;&quot; \`&quot;&amp;[.A61]&amp;&quot;\` message&quot;;&quot;&quot;)">
            <text:p/>
          </table:table-cell>
          <table:table-cell table:formula="of:=IF([.B61]&lt;&gt;&quot;&quot;;&quot; \[\`&quot;&amp;[.A61]&amp;&quot;\` message\](&quot;&amp;[.B61]&amp;&quot;#section-&quot;&amp;[.A61]&amp;&quot;)&quot;;&quot;&quot;)">
            <text:p/>
          </table:table-cell>
          <table:table-cell table:number-columns-repeated="2"/>
          <table:table-cell table:formula="of:=IF([.E61]&lt;&gt;&quot;&quot;;&quot;-pe &quot;&quot;s~&quot;&amp;[.D61]&amp;&quot;~&quot;&amp;[.E6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2]&lt;&gt;&quot;&quot;;&quot; \`&quot;&amp;[.A62]&amp;&quot;\` message&quot;;&quot;&quot;)">
            <text:p/>
          </table:table-cell>
          <table:table-cell table:formula="of:=IF([.B62]&lt;&gt;&quot;&quot;;&quot; \[\`&quot;&amp;[.A62]&amp;&quot;\` message\](&quot;&amp;[.B62]&amp;&quot;#section-&quot;&amp;[.A62]&amp;&quot;)&quot;;&quot;&quot;)">
            <text:p/>
          </table:table-cell>
          <table:table-cell table:number-columns-repeated="2"/>
          <table:table-cell table:formula="of:=IF([.E62]&lt;&gt;&quot;&quot;;&quot;-pe &quot;&quot;s~&quot;&amp;[.D62]&amp;&quot;~&quot;&amp;[.E6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3]&lt;&gt;&quot;&quot;;&quot; \`&quot;&amp;[.A63]&amp;&quot;\` message&quot;;&quot;&quot;)">
            <text:p/>
          </table:table-cell>
          <table:table-cell table:formula="of:=IF([.B63]&lt;&gt;&quot;&quot;;&quot; \[\`&quot;&amp;[.A63]&amp;&quot;\` message\](&quot;&amp;[.B63]&amp;&quot;#section-&quot;&amp;[.A63]&amp;&quot;)&quot;;&quot;&quot;)">
            <text:p/>
          </table:table-cell>
          <table:table-cell table:number-columns-repeated="2"/>
          <table:table-cell table:formula="of:=IF([.E63]&lt;&gt;&quot;&quot;;&quot;-pe &quot;&quot;s~&quot;&amp;[.D63]&amp;&quot;~&quot;&amp;[.E6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4]&lt;&gt;&quot;&quot;;&quot; \`&quot;&amp;[.A64]&amp;&quot;\` message&quot;;&quot;&quot;)">
            <text:p/>
          </table:table-cell>
          <table:table-cell table:formula="of:=IF([.B64]&lt;&gt;&quot;&quot;;&quot; \[\`&quot;&amp;[.A64]&amp;&quot;\` message\](&quot;&amp;[.B64]&amp;&quot;#section-&quot;&amp;[.A64]&amp;&quot;)&quot;;&quot;&quot;)">
            <text:p/>
          </table:table-cell>
          <table:table-cell table:number-columns-repeated="2"/>
          <table:table-cell table:formula="of:=IF([.E64]&lt;&gt;&quot;&quot;;&quot;-pe &quot;&quot;s~&quot;&amp;[.D64]&amp;&quot;~&quot;&amp;[.E6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5]&lt;&gt;&quot;&quot;;&quot; \`&quot;&amp;[.A65]&amp;&quot;\` message&quot;;&quot;&quot;)">
            <text:p/>
          </table:table-cell>
          <table:table-cell table:formula="of:=IF([.B65]&lt;&gt;&quot;&quot;;&quot; \[\`&quot;&amp;[.A65]&amp;&quot;\` message\](&quot;&amp;[.B65]&amp;&quot;#section-&quot;&amp;[.A65]&amp;&quot;)&quot;;&quot;&quot;)">
            <text:p/>
          </table:table-cell>
          <table:table-cell table:number-columns-repeated="2"/>
          <table:table-cell table:formula="of:=IF([.E65]&lt;&gt;&quot;&quot;;&quot;-pe &quot;&quot;s~&quot;&amp;[.D65]&amp;&quot;~&quot;&amp;[.E6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6]&lt;&gt;&quot;&quot;;&quot; \`&quot;&amp;[.A66]&amp;&quot;\` message&quot;;&quot;&quot;)">
            <text:p/>
          </table:table-cell>
          <table:table-cell table:formula="of:=IF([.B66]&lt;&gt;&quot;&quot;;&quot; \[\`&quot;&amp;[.A66]&amp;&quot;\` message\](&quot;&amp;[.B66]&amp;&quot;#section-&quot;&amp;[.A66]&amp;&quot;)&quot;;&quot;&quot;)">
            <text:p/>
          </table:table-cell>
          <table:table-cell table:number-columns-repeated="2"/>
          <table:table-cell table:formula="of:=IF([.E66]&lt;&gt;&quot;&quot;;&quot;-pe &quot;&quot;s~&quot;&amp;[.D66]&amp;&quot;~&quot;&amp;[.E6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7]&lt;&gt;&quot;&quot;;&quot; \`&quot;&amp;[.A67]&amp;&quot;\` message&quot;;&quot;&quot;)">
            <text:p/>
          </table:table-cell>
          <table:table-cell table:formula="of:=IF([.B67]&lt;&gt;&quot;&quot;;&quot; \[\`&quot;&amp;[.A67]&amp;&quot;\` message\](&quot;&amp;[.B67]&amp;&quot;#section-&quot;&amp;[.A67]&amp;&quot;)&quot;;&quot;&quot;)">
            <text:p/>
          </table:table-cell>
          <table:table-cell table:number-columns-repeated="2"/>
          <table:table-cell table:formula="of:=IF([.E67]&lt;&gt;&quot;&quot;;&quot;-pe &quot;&quot;s~&quot;&amp;[.D67]&amp;&quot;~&quot;&amp;[.E6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8]&lt;&gt;&quot;&quot;;&quot; \`&quot;&amp;[.A68]&amp;&quot;\` message&quot;;&quot;&quot;)">
            <text:p/>
          </table:table-cell>
          <table:table-cell table:formula="of:=IF([.B68]&lt;&gt;&quot;&quot;;&quot; \[\`&quot;&amp;[.A68]&amp;&quot;\` message\](&quot;&amp;[.B68]&amp;&quot;#section-&quot;&amp;[.A68]&amp;&quot;)&quot;;&quot;&quot;)">
            <text:p/>
          </table:table-cell>
          <table:table-cell table:number-columns-repeated="2"/>
          <table:table-cell table:formula="of:=IF([.E68]&lt;&gt;&quot;&quot;;&quot;-pe &quot;&quot;s~&quot;&amp;[.D68]&amp;&quot;~&quot;&amp;[.E6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9]&lt;&gt;&quot;&quot;;&quot; \`&quot;&amp;[.A69]&amp;&quot;\` message&quot;;&quot;&quot;)">
            <text:p/>
          </table:table-cell>
          <table:table-cell table:formula="of:=IF([.B69]&lt;&gt;&quot;&quot;;&quot; \[\`&quot;&amp;[.A69]&amp;&quot;\` message\](&quot;&amp;[.B69]&amp;&quot;#section-&quot;&amp;[.A69]&amp;&quot;)&quot;;&quot;&quot;)">
            <text:p/>
          </table:table-cell>
          <table:table-cell table:number-columns-repeated="2"/>
          <table:table-cell table:formula="of:=IF([.E69]&lt;&gt;&quot;&quot;;&quot;-pe &quot;&quot;s~&quot;&amp;[.D69]&amp;&quot;~&quot;&amp;[.E6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0]&lt;&gt;&quot;&quot;;&quot; \`&quot;&amp;[.A70]&amp;&quot;\` message&quot;;&quot;&quot;)">
            <text:p/>
          </table:table-cell>
          <table:table-cell table:formula="of:=IF([.B70]&lt;&gt;&quot;&quot;;&quot; \[\`&quot;&amp;[.A70]&amp;&quot;\` message\](&quot;&amp;[.B70]&amp;&quot;#section-&quot;&amp;[.A70]&amp;&quot;)&quot;;&quot;&quot;)">
            <text:p/>
          </table:table-cell>
          <table:table-cell table:number-columns-repeated="2"/>
          <table:table-cell table:formula="of:=IF([.E70]&lt;&gt;&quot;&quot;;&quot;-pe &quot;&quot;s~&quot;&amp;[.D70]&amp;&quot;~&quot;&amp;[.E7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1]&lt;&gt;&quot;&quot;;&quot; \`&quot;&amp;[.A71]&amp;&quot;\` message&quot;;&quot;&quot;)">
            <text:p/>
          </table:table-cell>
          <table:table-cell table:formula="of:=IF([.B71]&lt;&gt;&quot;&quot;;&quot; \[\`&quot;&amp;[.A71]&amp;&quot;\` message\](&quot;&amp;[.B71]&amp;&quot;#section-&quot;&amp;[.A71]&amp;&quot;)&quot;;&quot;&quot;)">
            <text:p/>
          </table:table-cell>
          <table:table-cell table:number-columns-repeated="2"/>
          <table:table-cell table:formula="of:=IF([.E71]&lt;&gt;&quot;&quot;;&quot;-pe &quot;&quot;s~&quot;&amp;[.D71]&amp;&quot;~&quot;&amp;[.E7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2]&lt;&gt;&quot;&quot;;&quot; \`&quot;&amp;[.A72]&amp;&quot;\` message&quot;;&quot;&quot;)">
            <text:p/>
          </table:table-cell>
          <table:table-cell table:formula="of:=IF([.B72]&lt;&gt;&quot;&quot;;&quot; \[\`&quot;&amp;[.A72]&amp;&quot;\` message\](&quot;&amp;[.B72]&amp;&quot;#section-&quot;&amp;[.A72]&amp;&quot;)&quot;;&quot;&quot;)">
            <text:p/>
          </table:table-cell>
          <table:table-cell table:number-columns-repeated="2"/>
          <table:table-cell table:formula="of:=IF([.E72]&lt;&gt;&quot;&quot;;&quot;-pe &quot;&quot;s~&quot;&amp;[.D72]&amp;&quot;~&quot;&amp;[.E7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3]&lt;&gt;&quot;&quot;;&quot; \`&quot;&amp;[.A73]&amp;&quot;\` message&quot;;&quot;&quot;)">
            <text:p/>
          </table:table-cell>
          <table:table-cell table:formula="of:=IF([.B73]&lt;&gt;&quot;&quot;;&quot; \[\`&quot;&amp;[.A73]&amp;&quot;\` message\](&quot;&amp;[.B73]&amp;&quot;#section-&quot;&amp;[.A73]&amp;&quot;)&quot;;&quot;&quot;)">
            <text:p/>
          </table:table-cell>
          <table:table-cell table:number-columns-repeated="2"/>
          <table:table-cell table:formula="of:=IF([.E73]&lt;&gt;&quot;&quot;;&quot;-pe &quot;&quot;s~&quot;&amp;[.D73]&amp;&quot;~&quot;&amp;[.E7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4]&lt;&gt;&quot;&quot;;&quot; \`&quot;&amp;[.A74]&amp;&quot;\` message&quot;;&quot;&quot;)">
            <text:p/>
          </table:table-cell>
          <table:table-cell table:formula="of:=IF([.B74]&lt;&gt;&quot;&quot;;&quot; \[\`&quot;&amp;[.A74]&amp;&quot;\` message\](&quot;&amp;[.B74]&amp;&quot;#section-&quot;&amp;[.A74]&amp;&quot;)&quot;;&quot;&quot;)">
            <text:p/>
          </table:table-cell>
          <table:table-cell table:number-columns-repeated="2"/>
          <table:table-cell table:formula="of:=IF([.E74]&lt;&gt;&quot;&quot;;&quot;-pe &quot;&quot;s~&quot;&amp;[.D74]&amp;&quot;~&quot;&amp;[.E7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5]&lt;&gt;&quot;&quot;;&quot; \`&quot;&amp;[.A75]&amp;&quot;\` message&quot;;&quot;&quot;)">
            <text:p/>
          </table:table-cell>
          <table:table-cell table:formula="of:=IF([.B75]&lt;&gt;&quot;&quot;;&quot; \[\`&quot;&amp;[.A75]&amp;&quot;\` message\](&quot;&amp;[.B75]&amp;&quot;#section-&quot;&amp;[.A75]&amp;&quot;)&quot;;&quot;&quot;)">
            <text:p/>
          </table:table-cell>
          <table:table-cell table:number-columns-repeated="2"/>
          <table:table-cell table:formula="of:=IF([.E75]&lt;&gt;&quot;&quot;;&quot;-pe &quot;&quot;s~&quot;&amp;[.D75]&amp;&quot;~&quot;&amp;[.E7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6]&lt;&gt;&quot;&quot;;&quot; \`&quot;&amp;[.A76]&amp;&quot;\` message&quot;;&quot;&quot;)">
            <text:p/>
          </table:table-cell>
          <table:table-cell table:formula="of:=IF([.B76]&lt;&gt;&quot;&quot;;&quot; \[\`&quot;&amp;[.A76]&amp;&quot;\` message\](&quot;&amp;[.B76]&amp;&quot;#section-&quot;&amp;[.A76]&amp;&quot;)&quot;;&quot;&quot;)">
            <text:p/>
          </table:table-cell>
          <table:table-cell table:number-columns-repeated="2"/>
          <table:table-cell table:formula="of:=IF([.E76]&lt;&gt;&quot;&quot;;&quot;-pe &quot;&quot;s~&quot;&amp;[.D76]&amp;&quot;~&quot;&amp;[.E7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7]&lt;&gt;&quot;&quot;;&quot; \`&quot;&amp;[.A77]&amp;&quot;\` message&quot;;&quot;&quot;)">
            <text:p/>
          </table:table-cell>
          <table:table-cell table:formula="of:=IF([.B77]&lt;&gt;&quot;&quot;;&quot; \[\`&quot;&amp;[.A77]&amp;&quot;\` message\](&quot;&amp;[.B77]&amp;&quot;#section-&quot;&amp;[.A77]&amp;&quot;)&quot;;&quot;&quot;)">
            <text:p/>
          </table:table-cell>
          <table:table-cell table:number-columns-repeated="2"/>
          <table:table-cell table:formula="of:=IF([.E77]&lt;&gt;&quot;&quot;;&quot;-pe &quot;&quot;s~&quot;&amp;[.D77]&amp;&quot;~&quot;&amp;[.E7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8]&lt;&gt;&quot;&quot;;&quot; \`&quot;&amp;[.A78]&amp;&quot;\` message&quot;;&quot;&quot;)">
            <text:p/>
          </table:table-cell>
          <table:table-cell table:formula="of:=IF([.B78]&lt;&gt;&quot;&quot;;&quot; \[\`&quot;&amp;[.A78]&amp;&quot;\` message\](&quot;&amp;[.B78]&amp;&quot;#section-&quot;&amp;[.A78]&amp;&quot;)&quot;;&quot;&quot;)">
            <text:p/>
          </table:table-cell>
          <table:table-cell table:number-columns-repeated="2"/>
          <table:table-cell table:formula="of:=IF([.E78]&lt;&gt;&quot;&quot;;&quot;-pe &quot;&quot;s~&quot;&amp;[.D78]&amp;&quot;~&quot;&amp;[.E7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9]&lt;&gt;&quot;&quot;;&quot; \`&quot;&amp;[.A79]&amp;&quot;\` message&quot;;&quot;&quot;)">
            <text:p/>
          </table:table-cell>
          <table:table-cell table:formula="of:=IF([.B79]&lt;&gt;&quot;&quot;;&quot; \[\`&quot;&amp;[.A79]&amp;&quot;\` message\](&quot;&amp;[.B79]&amp;&quot;#section-&quot;&amp;[.A79]&amp;&quot;)&quot;;&quot;&quot;)">
            <text:p/>
          </table:table-cell>
          <table:table-cell table:number-columns-repeated="2"/>
          <table:table-cell table:formula="of:=IF([.E79]&lt;&gt;&quot;&quot;;&quot;-pe &quot;&quot;s~&quot;&amp;[.D79]&amp;&quot;~&quot;&amp;[.E7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0]&lt;&gt;&quot;&quot;;&quot; \`&quot;&amp;[.A80]&amp;&quot;\` message&quot;;&quot;&quot;)">
            <text:p/>
          </table:table-cell>
          <table:table-cell table:formula="of:=IF([.B80]&lt;&gt;&quot;&quot;;&quot; \[\`&quot;&amp;[.A80]&amp;&quot;\` message\](&quot;&amp;[.B80]&amp;&quot;#section-&quot;&amp;[.A80]&amp;&quot;)&quot;;&quot;&quot;)">
            <text:p/>
          </table:table-cell>
          <table:table-cell table:number-columns-repeated="2"/>
          <table:table-cell table:formula="of:=IF([.E80]&lt;&gt;&quot;&quot;;&quot;-pe &quot;&quot;s~&quot;&amp;[.D80]&amp;&quot;~&quot;&amp;[.E8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1]&lt;&gt;&quot;&quot;;&quot; \`&quot;&amp;[.A81]&amp;&quot;\` message&quot;;&quot;&quot;)">
            <text:p/>
          </table:table-cell>
          <table:table-cell table:formula="of:=IF([.B81]&lt;&gt;&quot;&quot;;&quot; \[\`&quot;&amp;[.A81]&amp;&quot;\` message\](&quot;&amp;[.B81]&amp;&quot;#section-&quot;&amp;[.A81]&amp;&quot;)&quot;;&quot;&quot;)">
            <text:p/>
          </table:table-cell>
          <table:table-cell table:number-columns-repeated="2"/>
          <table:table-cell table:formula="of:=IF([.E81]&lt;&gt;&quot;&quot;;&quot;-pe &quot;&quot;s~&quot;&amp;[.D81]&amp;&quot;~&quot;&amp;[.E8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2]&lt;&gt;&quot;&quot;;&quot; \`&quot;&amp;[.A82]&amp;&quot;\` message&quot;;&quot;&quot;)">
            <text:p/>
          </table:table-cell>
          <table:table-cell table:formula="of:=IF([.B82]&lt;&gt;&quot;&quot;;&quot; \[\`&quot;&amp;[.A82]&amp;&quot;\` message\](&quot;&amp;[.B82]&amp;&quot;#section-&quot;&amp;[.A82]&amp;&quot;)&quot;;&quot;&quot;)">
            <text:p/>
          </table:table-cell>
          <table:table-cell table:number-columns-repeated="2"/>
          <table:table-cell table:formula="of:=IF([.E82]&lt;&gt;&quot;&quot;;&quot;-pe &quot;&quot;s~&quot;&amp;[.D82]&amp;&quot;~&quot;&amp;[.E8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3]&lt;&gt;&quot;&quot;;&quot; \`&quot;&amp;[.A83]&amp;&quot;\` message&quot;;&quot;&quot;)">
            <text:p/>
          </table:table-cell>
          <table:table-cell table:formula="of:=IF([.B83]&lt;&gt;&quot;&quot;;&quot; \[\`&quot;&amp;[.A83]&amp;&quot;\` message\](&quot;&amp;[.B83]&amp;&quot;#section-&quot;&amp;[.A83]&amp;&quot;)&quot;;&quot;&quot;)">
            <text:p/>
          </table:table-cell>
          <table:table-cell table:number-columns-repeated="2"/>
          <table:table-cell table:formula="of:=IF([.E83]&lt;&gt;&quot;&quot;;&quot;-pe &quot;&quot;s~&quot;&amp;[.D83]&amp;&quot;~&quot;&amp;[.E8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4]&lt;&gt;&quot;&quot;;&quot; \`&quot;&amp;[.A84]&amp;&quot;\` message&quot;;&quot;&quot;)">
            <text:p/>
          </table:table-cell>
          <table:table-cell table:formula="of:=IF([.B84]&lt;&gt;&quot;&quot;;&quot; \[\`&quot;&amp;[.A84]&amp;&quot;\` message\](&quot;&amp;[.B84]&amp;&quot;#section-&quot;&amp;[.A84]&amp;&quot;)&quot;;&quot;&quot;)">
            <text:p/>
          </table:table-cell>
          <table:table-cell table:number-columns-repeated="2"/>
          <table:table-cell table:formula="of:=IF([.E84]&lt;&gt;&quot;&quot;;&quot;-pe &quot;&quot;s~&quot;&amp;[.D84]&amp;&quot;~&quot;&amp;[.E8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5]&lt;&gt;&quot;&quot;;&quot; \`&quot;&amp;[.A85]&amp;&quot;\` message&quot;;&quot;&quot;)">
            <text:p/>
          </table:table-cell>
          <table:table-cell table:formula="of:=IF([.B85]&lt;&gt;&quot;&quot;;&quot; \[\`&quot;&amp;[.A85]&amp;&quot;\` message\](&quot;&amp;[.B85]&amp;&quot;#section-&quot;&amp;[.A85]&amp;&quot;)&quot;;&quot;&quot;)">
            <text:p/>
          </table:table-cell>
          <table:table-cell table:number-columns-repeated="2"/>
          <table:table-cell table:formula="of:=IF([.E85]&lt;&gt;&quot;&quot;;&quot;-pe &quot;&quot;s~&quot;&amp;[.D85]&amp;&quot;~&quot;&amp;[.E8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6]&lt;&gt;&quot;&quot;;&quot; \`&quot;&amp;[.A86]&amp;&quot;\` message&quot;;&quot;&quot;)">
            <text:p/>
          </table:table-cell>
          <table:table-cell table:formula="of:=IF([.B86]&lt;&gt;&quot;&quot;;&quot; \[\`&quot;&amp;[.A86]&amp;&quot;\` message\](&quot;&amp;[.B86]&amp;&quot;#section-&quot;&amp;[.A86]&amp;&quot;)&quot;;&quot;&quot;)">
            <text:p/>
          </table:table-cell>
          <table:table-cell table:number-columns-repeated="2"/>
          <table:table-cell table:formula="of:=IF([.E86]&lt;&gt;&quot;&quot;;&quot;-pe &quot;&quot;s~&quot;&amp;[.D86]&amp;&quot;~&quot;&amp;[.E8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7]&lt;&gt;&quot;&quot;;&quot; \`&quot;&amp;[.A87]&amp;&quot;\` message&quot;;&quot;&quot;)">
            <text:p/>
          </table:table-cell>
          <table:table-cell table:formula="of:=IF([.B87]&lt;&gt;&quot;&quot;;&quot; \[\`&quot;&amp;[.A87]&amp;&quot;\` message\](&quot;&amp;[.B87]&amp;&quot;#section-&quot;&amp;[.A87]&amp;&quot;)&quot;;&quot;&quot;)">
            <text:p/>
          </table:table-cell>
          <table:table-cell table:number-columns-repeated="2"/>
          <table:table-cell table:formula="of:=IF([.E87]&lt;&gt;&quot;&quot;;&quot;-pe &quot;&quot;s~&quot;&amp;[.D87]&amp;&quot;~&quot;&amp;[.E8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8]&lt;&gt;&quot;&quot;;&quot; \`&quot;&amp;[.A88]&amp;&quot;\` message&quot;;&quot;&quot;)">
            <text:p/>
          </table:table-cell>
          <table:table-cell table:formula="of:=IF([.B88]&lt;&gt;&quot;&quot;;&quot; \[\`&quot;&amp;[.A88]&amp;&quot;\` message\](&quot;&amp;[.B88]&amp;&quot;#section-&quot;&amp;[.A88]&amp;&quot;)&quot;;&quot;&quot;)">
            <text:p/>
          </table:table-cell>
          <table:table-cell table:number-columns-repeated="2"/>
          <table:table-cell table:formula="of:=IF([.E88]&lt;&gt;&quot;&quot;;&quot;-pe &quot;&quot;s~&quot;&amp;[.D88]&amp;&quot;~&quot;&amp;[.E8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9]&lt;&gt;&quot;&quot;;&quot; \`&quot;&amp;[.A89]&amp;&quot;\` message&quot;;&quot;&quot;)">
            <text:p/>
          </table:table-cell>
          <table:table-cell table:formula="of:=IF([.B89]&lt;&gt;&quot;&quot;;&quot; \[\`&quot;&amp;[.A89]&amp;&quot;\` message\](&quot;&amp;[.B89]&amp;&quot;#section-&quot;&amp;[.A89]&amp;&quot;)&quot;;&quot;&quot;)">
            <text:p/>
          </table:table-cell>
          <table:table-cell table:number-columns-repeated="2"/>
          <table:table-cell table:formula="of:=IF([.E89]&lt;&gt;&quot;&quot;;&quot;-pe &quot;&quot;s~&quot;&amp;[.D89]&amp;&quot;~&quot;&amp;[.E8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0]&lt;&gt;&quot;&quot;;&quot; \`&quot;&amp;[.A90]&amp;&quot;\` message&quot;;&quot;&quot;)">
            <text:p/>
          </table:table-cell>
          <table:table-cell table:formula="of:=IF([.B90]&lt;&gt;&quot;&quot;;&quot; \[\`&quot;&amp;[.A90]&amp;&quot;\` message\](&quot;&amp;[.B90]&amp;&quot;#section-&quot;&amp;[.A90]&amp;&quot;)&quot;;&quot;&quot;)">
            <text:p/>
          </table:table-cell>
          <table:table-cell table:number-columns-repeated="2"/>
          <table:table-cell table:formula="of:=IF([.E90]&lt;&gt;&quot;&quot;;&quot;-pe &quot;&quot;s~&quot;&amp;[.D90]&amp;&quot;~&quot;&amp;[.E9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1]&lt;&gt;&quot;&quot;;&quot; \`&quot;&amp;[.A91]&amp;&quot;\` message&quot;;&quot;&quot;)">
            <text:p/>
          </table:table-cell>
          <table:table-cell table:formula="of:=IF([.B91]&lt;&gt;&quot;&quot;;&quot; \[\`&quot;&amp;[.A91]&amp;&quot;\` message\](&quot;&amp;[.B91]&amp;&quot;#section-&quot;&amp;[.A91]&amp;&quot;)&quot;;&quot;&quot;)">
            <text:p/>
          </table:table-cell>
          <table:table-cell table:number-columns-repeated="2"/>
          <table:table-cell table:formula="of:=IF([.E91]&lt;&gt;&quot;&quot;;&quot;-pe &quot;&quot;s~&quot;&amp;[.D91]&amp;&quot;~&quot;&amp;[.E9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2]&lt;&gt;&quot;&quot;;&quot; \`&quot;&amp;[.A92]&amp;&quot;\` message&quot;;&quot;&quot;)">
            <text:p/>
          </table:table-cell>
          <table:table-cell table:formula="of:=IF([.B92]&lt;&gt;&quot;&quot;;&quot; \[\`&quot;&amp;[.A92]&amp;&quot;\` message\](&quot;&amp;[.B92]&amp;&quot;#section-&quot;&amp;[.A92]&amp;&quot;)&quot;;&quot;&quot;)">
            <text:p/>
          </table:table-cell>
          <table:table-cell table:number-columns-repeated="2"/>
          <table:table-cell table:formula="of:=IF([.E92]&lt;&gt;&quot;&quot;;&quot;-pe &quot;&quot;s~&quot;&amp;[.D92]&amp;&quot;~&quot;&amp;[.E9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3]&lt;&gt;&quot;&quot;;&quot; \`&quot;&amp;[.A93]&amp;&quot;\` message&quot;;&quot;&quot;)">
            <text:p/>
          </table:table-cell>
          <table:table-cell table:formula="of:=IF([.B93]&lt;&gt;&quot;&quot;;&quot; \[\`&quot;&amp;[.A93]&amp;&quot;\` message\](&quot;&amp;[.B93]&amp;&quot;#section-&quot;&amp;[.A93]&amp;&quot;)&quot;;&quot;&quot;)">
            <text:p/>
          </table:table-cell>
          <table:table-cell table:number-columns-repeated="2"/>
          <table:table-cell table:formula="of:=IF([.E93]&lt;&gt;&quot;&quot;;&quot;-pe &quot;&quot;s~&quot;&amp;[.D93]&amp;&quot;~&quot;&amp;[.E9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4]&lt;&gt;&quot;&quot;;&quot; \`&quot;&amp;[.A94]&amp;&quot;\` message&quot;;&quot;&quot;)">
            <text:p/>
          </table:table-cell>
          <table:table-cell table:formula="of:=IF([.B94]&lt;&gt;&quot;&quot;;&quot; \[\`&quot;&amp;[.A94]&amp;&quot;\` message\](&quot;&amp;[.B94]&amp;&quot;#section-&quot;&amp;[.A94]&amp;&quot;)&quot;;&quot;&quot;)">
            <text:p/>
          </table:table-cell>
          <table:table-cell table:number-columns-repeated="2"/>
          <table:table-cell table:formula="of:=IF([.E94]&lt;&gt;&quot;&quot;;&quot;-pe &quot;&quot;s~&quot;&amp;[.D94]&amp;&quot;~&quot;&amp;[.E9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5]&lt;&gt;&quot;&quot;;&quot; \`&quot;&amp;[.A95]&amp;&quot;\` message&quot;;&quot;&quot;)">
            <text:p/>
          </table:table-cell>
          <table:table-cell table:formula="of:=IF([.B95]&lt;&gt;&quot;&quot;;&quot; \[\`&quot;&amp;[.A95]&amp;&quot;\` message\](&quot;&amp;[.B95]&amp;&quot;#section-&quot;&amp;[.A95]&amp;&quot;)&quot;;&quot;&quot;)">
            <text:p/>
          </table:table-cell>
          <table:table-cell table:number-columns-repeated="2"/>
          <table:table-cell table:formula="of:=IF([.E95]&lt;&gt;&quot;&quot;;&quot;-pe &quot;&quot;s~&quot;&amp;[.D95]&amp;&quot;~&quot;&amp;[.E9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6]&lt;&gt;&quot;&quot;;&quot; \`&quot;&amp;[.A96]&amp;&quot;\` message&quot;;&quot;&quot;)">
            <text:p/>
          </table:table-cell>
          <table:table-cell table:formula="of:=IF([.B96]&lt;&gt;&quot;&quot;;&quot; \[\`&quot;&amp;[.A96]&amp;&quot;\` message\](&quot;&amp;[.B96]&amp;&quot;#section-&quot;&amp;[.A96]&amp;&quot;)&quot;;&quot;&quot;)">
            <text:p/>
          </table:table-cell>
          <table:table-cell table:number-columns-repeated="2"/>
          <table:table-cell table:formula="of:=IF([.E96]&lt;&gt;&quot;&quot;;&quot;-pe &quot;&quot;s~&quot;&amp;[.D96]&amp;&quot;~&quot;&amp;[.E9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7]&lt;&gt;&quot;&quot;;&quot; \`&quot;&amp;[.A97]&amp;&quot;\` message&quot;;&quot;&quot;)">
            <text:p/>
          </table:table-cell>
          <table:table-cell table:formula="of:=IF([.B97]&lt;&gt;&quot;&quot;;&quot; \[\`&quot;&amp;[.A97]&amp;&quot;\` message\](&quot;&amp;[.B97]&amp;&quot;#section-&quot;&amp;[.A97]&amp;&quot;)&quot;;&quot;&quot;)">
            <text:p/>
          </table:table-cell>
          <table:table-cell table:number-columns-repeated="2"/>
          <table:table-cell table:formula="of:=IF([.E97]&lt;&gt;&quot;&quot;;&quot;-pe &quot;&quot;s~&quot;&amp;[.D97]&amp;&quot;~&quot;&amp;[.E9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8]&lt;&gt;&quot;&quot;;&quot; \`&quot;&amp;[.A98]&amp;&quot;\` message&quot;;&quot;&quot;)">
            <text:p/>
          </table:table-cell>
          <table:table-cell table:formula="of:=IF([.B98]&lt;&gt;&quot;&quot;;&quot; \[\`&quot;&amp;[.A98]&amp;&quot;\` message\](&quot;&amp;[.B98]&amp;&quot;#section-&quot;&amp;[.A98]&amp;&quot;)&quot;;&quot;&quot;)">
            <text:p/>
          </table:table-cell>
          <table:table-cell table:number-columns-repeated="2"/>
          <table:table-cell table:formula="of:=IF([.E98]&lt;&gt;&quot;&quot;;&quot;-pe &quot;&quot;s~&quot;&amp;[.D98]&amp;&quot;~&quot;&amp;[.E9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9]&lt;&gt;&quot;&quot;;&quot; \`&quot;&amp;[.A99]&amp;&quot;\` message&quot;;&quot;&quot;)">
            <text:p/>
          </table:table-cell>
          <table:table-cell table:formula="of:=IF([.B99]&lt;&gt;&quot;&quot;;&quot; \[\`&quot;&amp;[.A99]&amp;&quot;\` message\](&quot;&amp;[.B99]&amp;&quot;#section-&quot;&amp;[.A99]&amp;&quot;)&quot;;&quot;&quot;)">
            <text:p/>
          </table:table-cell>
          <table:table-cell table:number-columns-repeated="2"/>
          <table:table-cell table:formula="of:=IF([.E99]&lt;&gt;&quot;&quot;;&quot;-pe &quot;&quot;s~&quot;&amp;[.D99]&amp;&quot;~&quot;&amp;[.E9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0]&lt;&gt;&quot;&quot;;&quot; \`&quot;&amp;[.A100]&amp;&quot;\` message&quot;;&quot;&quot;)">
            <text:p/>
          </table:table-cell>
          <table:table-cell table:formula="of:=IF([.B100]&lt;&gt;&quot;&quot;;&quot; \[\`&quot;&amp;[.A100]&amp;&quot;\` message\](&quot;&amp;[.B100]&amp;&quot;#section-&quot;&amp;[.A100]&amp;&quot;)&quot;;&quot;&quot;)">
            <text:p/>
          </table:table-cell>
          <table:table-cell table:number-columns-repeated="2"/>
          <table:table-cell table:formula="of:=IF([.E100]&lt;&gt;&quot;&quot;;&quot;-pe &quot;&quot;s~&quot;&amp;[.D100]&amp;&quot;~&quot;&amp;[.E10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1]&lt;&gt;&quot;&quot;;&quot; \`&quot;&amp;[.A101]&amp;&quot;\` message&quot;;&quot;&quot;)">
            <text:p/>
          </table:table-cell>
          <table:table-cell table:formula="of:=IF([.B101]&lt;&gt;&quot;&quot;;&quot; \[\`&quot;&amp;[.A101]&amp;&quot;\` message\](&quot;&amp;[.B101]&amp;&quot;#section-&quot;&amp;[.A101]&amp;&quot;)&quot;;&quot;&quot;)">
            <text:p/>
          </table:table-cell>
          <table:table-cell table:number-columns-repeated="2"/>
          <table:table-cell table:formula="of:=IF([.E101]&lt;&gt;&quot;&quot;;&quot;-pe &quot;&quot;s~&quot;&amp;[.D101]&amp;&quot;~&quot;&amp;[.E10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2]&lt;&gt;&quot;&quot;;&quot; \`&quot;&amp;[.A102]&amp;&quot;\` message&quot;;&quot;&quot;)">
            <text:p/>
          </table:table-cell>
          <table:table-cell table:formula="of:=IF([.B102]&lt;&gt;&quot;&quot;;&quot; \[\`&quot;&amp;[.A102]&amp;&quot;\` message\](&quot;&amp;[.B102]&amp;&quot;#section-&quot;&amp;[.A102]&amp;&quot;)&quot;;&quot;&quot;)">
            <text:p/>
          </table:table-cell>
          <table:table-cell table:number-columns-repeated="2"/>
          <table:table-cell table:formula="of:=IF([.E102]&lt;&gt;&quot;&quot;;&quot;-pe &quot;&quot;s~&quot;&amp;[.D102]&amp;&quot;~&quot;&amp;[.E10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3]&lt;&gt;&quot;&quot;;&quot; \`&quot;&amp;[.A103]&amp;&quot;\` message&quot;;&quot;&quot;)">
            <text:p/>
          </table:table-cell>
          <table:table-cell table:formula="of:=IF([.B103]&lt;&gt;&quot;&quot;;&quot; \[\`&quot;&amp;[.A103]&amp;&quot;\` message\](&quot;&amp;[.B103]&amp;&quot;#section-&quot;&amp;[.A103]&amp;&quot;)&quot;;&quot;&quot;)">
            <text:p/>
          </table:table-cell>
          <table:table-cell table:number-columns-repeated="2"/>
          <table:table-cell table:formula="of:=IF([.E103]&lt;&gt;&quot;&quot;;&quot;-pe &quot;&quot;s~&quot;&amp;[.D103]&amp;&quot;~&quot;&amp;[.E10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4]&lt;&gt;&quot;&quot;;&quot; \`&quot;&amp;[.A104]&amp;&quot;\` message&quot;;&quot;&quot;)">
            <text:p/>
          </table:table-cell>
          <table:table-cell table:formula="of:=IF([.B104]&lt;&gt;&quot;&quot;;&quot; \[\`&quot;&amp;[.A104]&amp;&quot;\` message\](&quot;&amp;[.B104]&amp;&quot;#section-&quot;&amp;[.A104]&amp;&quot;)&quot;;&quot;&quot;)">
            <text:p/>
          </table:table-cell>
          <table:table-cell table:number-columns-repeated="2"/>
          <table:table-cell table:formula="of:=IF([.E104]&lt;&gt;&quot;&quot;;&quot;-pe &quot;&quot;s~&quot;&amp;[.D104]&amp;&quot;~&quot;&amp;[.E10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5]&lt;&gt;&quot;&quot;;&quot; \`&quot;&amp;[.A105]&amp;&quot;\` message&quot;;&quot;&quot;)">
            <text:p/>
          </table:table-cell>
          <table:table-cell table:formula="of:=IF([.B105]&lt;&gt;&quot;&quot;;&quot; \[\`&quot;&amp;[.A105]&amp;&quot;\` message\](&quot;&amp;[.B105]&amp;&quot;#section-&quot;&amp;[.A105]&amp;&quot;)&quot;;&quot;&quot;)">
            <text:p/>
          </table:table-cell>
          <table:table-cell table:number-columns-repeated="2"/>
          <table:table-cell table:formula="of:=IF([.E105]&lt;&gt;&quot;&quot;;&quot;-pe &quot;&quot;s~&quot;&amp;[.D105]&amp;&quot;~&quot;&amp;[.E10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6]&lt;&gt;&quot;&quot;;&quot; \`&quot;&amp;[.A106]&amp;&quot;\` message&quot;;&quot;&quot;)">
            <text:p/>
          </table:table-cell>
          <table:table-cell table:formula="of:=IF([.B106]&lt;&gt;&quot;&quot;;&quot; \[\`&quot;&amp;[.A106]&amp;&quot;\` message\](&quot;&amp;[.B106]&amp;&quot;#section-&quot;&amp;[.A106]&amp;&quot;)&quot;;&quot;&quot;)">
            <text:p/>
          </table:table-cell>
          <table:table-cell table:number-columns-repeated="2"/>
          <table:table-cell table:formula="of:=IF([.E106]&lt;&gt;&quot;&quot;;&quot;-pe &quot;&quot;s~&quot;&amp;[.D106]&amp;&quot;~&quot;&amp;[.E10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7]&lt;&gt;&quot;&quot;;&quot; \`&quot;&amp;[.A107]&amp;&quot;\` message&quot;;&quot;&quot;)">
            <text:p/>
          </table:table-cell>
          <table:table-cell table:formula="of:=IF([.B107]&lt;&gt;&quot;&quot;;&quot; \[\`&quot;&amp;[.A107]&amp;&quot;\` message\](&quot;&amp;[.B107]&amp;&quot;#section-&quot;&amp;[.A107]&amp;&quot;)&quot;;&quot;&quot;)">
            <text:p/>
          </table:table-cell>
          <table:table-cell table:number-columns-repeated="2"/>
          <table:table-cell table:formula="of:=IF([.E107]&lt;&gt;&quot;&quot;;&quot;-pe &quot;&quot;s~&quot;&amp;[.D107]&amp;&quot;~&quot;&amp;[.E10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8]&lt;&gt;&quot;&quot;;&quot; \`&quot;&amp;[.A108]&amp;&quot;\` message&quot;;&quot;&quot;)">
            <text:p/>
          </table:table-cell>
          <table:table-cell table:formula="of:=IF([.B108]&lt;&gt;&quot;&quot;;&quot; \[\`&quot;&amp;[.A108]&amp;&quot;\` message\](&quot;&amp;[.B108]&amp;&quot;#section-&quot;&amp;[.A108]&amp;&quot;)&quot;;&quot;&quot;)">
            <text:p/>
          </table:table-cell>
          <table:table-cell table:number-columns-repeated="2"/>
          <table:table-cell table:formula="of:=IF([.E108]&lt;&gt;&quot;&quot;;&quot;-pe &quot;&quot;s~&quot;&amp;[.D108]&amp;&quot;~&quot;&amp;[.E10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9]&lt;&gt;&quot;&quot;;&quot; \`&quot;&amp;[.A109]&amp;&quot;\` message&quot;;&quot;&quot;)">
            <text:p/>
          </table:table-cell>
          <table:table-cell table:formula="of:=IF([.B109]&lt;&gt;&quot;&quot;;&quot; \[\`&quot;&amp;[.A109]&amp;&quot;\` message\](&quot;&amp;[.B109]&amp;&quot;#section-&quot;&amp;[.A109]&amp;&quot;)&quot;;&quot;&quot;)">
            <text:p/>
          </table:table-cell>
          <table:table-cell table:number-columns-repeated="2"/>
          <table:table-cell table:formula="of:=IF([.E109]&lt;&gt;&quot;&quot;;&quot;-pe &quot;&quot;s~&quot;&amp;[.D109]&amp;&quot;~&quot;&amp;[.E10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0]&lt;&gt;&quot;&quot;;&quot; \`&quot;&amp;[.A110]&amp;&quot;\` message&quot;;&quot;&quot;)">
            <text:p/>
          </table:table-cell>
          <table:table-cell table:formula="of:=IF([.B110]&lt;&gt;&quot;&quot;;&quot; \[\`&quot;&amp;[.A110]&amp;&quot;\` message\](&quot;&amp;[.B110]&amp;&quot;#section-&quot;&amp;[.A110]&amp;&quot;)&quot;;&quot;&quot;)">
            <text:p/>
          </table:table-cell>
          <table:table-cell table:number-columns-repeated="2"/>
          <table:table-cell table:formula="of:=IF([.E110]&lt;&gt;&quot;&quot;;&quot;-pe &quot;&quot;s~&quot;&amp;[.D110]&amp;&quot;~&quot;&amp;[.E11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1]&lt;&gt;&quot;&quot;;&quot; \`&quot;&amp;[.A111]&amp;&quot;\` message&quot;;&quot;&quot;)">
            <text:p/>
          </table:table-cell>
          <table:table-cell table:formula="of:=IF([.B111]&lt;&gt;&quot;&quot;;&quot; \[\`&quot;&amp;[.A111]&amp;&quot;\` message\](&quot;&amp;[.B111]&amp;&quot;#section-&quot;&amp;[.A111]&amp;&quot;)&quot;;&quot;&quot;)">
            <text:p/>
          </table:table-cell>
          <table:table-cell table:number-columns-repeated="2"/>
          <table:table-cell table:formula="of:=IF([.E111]&lt;&gt;&quot;&quot;;&quot;-pe &quot;&quot;s~&quot;&amp;[.D111]&amp;&quot;~&quot;&amp;[.E11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2]&lt;&gt;&quot;&quot;;&quot; \`&quot;&amp;[.A112]&amp;&quot;\` message&quot;;&quot;&quot;)">
            <text:p/>
          </table:table-cell>
          <table:table-cell table:formula="of:=IF([.B112]&lt;&gt;&quot;&quot;;&quot; \[\`&quot;&amp;[.A112]&amp;&quot;\` message\](&quot;&amp;[.B112]&amp;&quot;#section-&quot;&amp;[.A112]&amp;&quot;)&quot;;&quot;&quot;)">
            <text:p/>
          </table:table-cell>
          <table:table-cell table:number-columns-repeated="2"/>
          <table:table-cell table:formula="of:=IF([.E112]&lt;&gt;&quot;&quot;;&quot;-pe &quot;&quot;s~&quot;&amp;[.D112]&amp;&quot;~&quot;&amp;[.E11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3]&lt;&gt;&quot;&quot;;&quot; \`&quot;&amp;[.A113]&amp;&quot;\` message&quot;;&quot;&quot;)">
            <text:p/>
          </table:table-cell>
          <table:table-cell table:formula="of:=IF([.B113]&lt;&gt;&quot;&quot;;&quot; \[\`&quot;&amp;[.A113]&amp;&quot;\` message\](&quot;&amp;[.B113]&amp;&quot;#section-&quot;&amp;[.A113]&amp;&quot;)&quot;;&quot;&quot;)">
            <text:p/>
          </table:table-cell>
          <table:table-cell table:number-columns-repeated="2"/>
          <table:table-cell table:formula="of:=IF([.E113]&lt;&gt;&quot;&quot;;&quot;-pe &quot;&quot;s~&quot;&amp;[.D113]&amp;&quot;~&quot;&amp;[.E11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4]&lt;&gt;&quot;&quot;;&quot; \`&quot;&amp;[.A114]&amp;&quot;\` message&quot;;&quot;&quot;)">
            <text:p/>
          </table:table-cell>
          <table:table-cell table:formula="of:=IF([.B114]&lt;&gt;&quot;&quot;;&quot; \[\`&quot;&amp;[.A114]&amp;&quot;\` message\](&quot;&amp;[.B114]&amp;&quot;#section-&quot;&amp;[.A114]&amp;&quot;)&quot;;&quot;&quot;)">
            <text:p/>
          </table:table-cell>
          <table:table-cell table:number-columns-repeated="2"/>
          <table:table-cell table:formula="of:=IF([.E114]&lt;&gt;&quot;&quot;;&quot;-pe &quot;&quot;s~&quot;&amp;[.D114]&amp;&quot;~&quot;&amp;[.E11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5]&lt;&gt;&quot;&quot;;&quot; \`&quot;&amp;[.A115]&amp;&quot;\` message&quot;;&quot;&quot;)">
            <text:p/>
          </table:table-cell>
          <table:table-cell table:formula="of:=IF([.B115]&lt;&gt;&quot;&quot;;&quot; \[\`&quot;&amp;[.A115]&amp;&quot;\` message\](&quot;&amp;[.B115]&amp;&quot;#section-&quot;&amp;[.A115]&amp;&quot;)&quot;;&quot;&quot;)">
            <text:p/>
          </table:table-cell>
          <table:table-cell table:number-columns-repeated="2"/>
          <table:table-cell table:formula="of:=IF([.E115]&lt;&gt;&quot;&quot;;&quot;-pe &quot;&quot;s~&quot;&amp;[.D115]&amp;&quot;~&quot;&amp;[.E11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6]&lt;&gt;&quot;&quot;;&quot; \`&quot;&amp;[.A116]&amp;&quot;\` message&quot;;&quot;&quot;)">
            <text:p/>
          </table:table-cell>
          <table:table-cell table:formula="of:=IF([.B116]&lt;&gt;&quot;&quot;;&quot; \[\`&quot;&amp;[.A116]&amp;&quot;\` message\](&quot;&amp;[.B116]&amp;&quot;#section-&quot;&amp;[.A116]&amp;&quot;)&quot;;&quot;&quot;)">
            <text:p/>
          </table:table-cell>
          <table:table-cell table:number-columns-repeated="2"/>
          <table:table-cell table:formula="of:=IF([.E116]&lt;&gt;&quot;&quot;;&quot;-pe &quot;&quot;s~&quot;&amp;[.D116]&amp;&quot;~&quot;&amp;[.E11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7]&lt;&gt;&quot;&quot;;&quot; \`&quot;&amp;[.A117]&amp;&quot;\` message&quot;;&quot;&quot;)">
            <text:p/>
          </table:table-cell>
          <table:table-cell table:formula="of:=IF([.B117]&lt;&gt;&quot;&quot;;&quot; \[\`&quot;&amp;[.A117]&amp;&quot;\` message\](&quot;&amp;[.B117]&amp;&quot;#section-&quot;&amp;[.A117]&amp;&quot;)&quot;;&quot;&quot;)">
            <text:p/>
          </table:table-cell>
          <table:table-cell table:number-columns-repeated="2"/>
          <table:table-cell table:formula="of:=IF([.E117]&lt;&gt;&quot;&quot;;&quot;-pe &quot;&quot;s~&quot;&amp;[.D117]&amp;&quot;~&quot;&amp;[.E11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8]&lt;&gt;&quot;&quot;;&quot; \`&quot;&amp;[.A118]&amp;&quot;\` message&quot;;&quot;&quot;)">
            <text:p/>
          </table:table-cell>
          <table:table-cell table:formula="of:=IF([.B118]&lt;&gt;&quot;&quot;;&quot; \[\`&quot;&amp;[.A118]&amp;&quot;\` message\](&quot;&amp;[.B118]&amp;&quot;#section-&quot;&amp;[.A118]&amp;&quot;)&quot;;&quot;&quot;)">
            <text:p/>
          </table:table-cell>
          <table:table-cell table:number-columns-repeated="2"/>
          <table:table-cell table:formula="of:=IF([.E118]&lt;&gt;&quot;&quot;;&quot;-pe &quot;&quot;s~&quot;&amp;[.D118]&amp;&quot;~&quot;&amp;[.E11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9]&lt;&gt;&quot;&quot;;&quot; \`&quot;&amp;[.A119]&amp;&quot;\` message&quot;;&quot;&quot;)">
            <text:p/>
          </table:table-cell>
          <table:table-cell table:formula="of:=IF([.B119]&lt;&gt;&quot;&quot;;&quot; \[\`&quot;&amp;[.A119]&amp;&quot;\` message\](&quot;&amp;[.B119]&amp;&quot;#section-&quot;&amp;[.A119]&amp;&quot;)&quot;;&quot;&quot;)">
            <text:p/>
          </table:table-cell>
          <table:table-cell table:number-columns-repeated="2"/>
          <table:table-cell table:formula="of:=IF([.E119]&lt;&gt;&quot;&quot;;&quot;-pe &quot;&quot;s~&quot;&amp;[.D119]&amp;&quot;~&quot;&amp;[.E11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0]&lt;&gt;&quot;&quot;;&quot; \`&quot;&amp;[.A120]&amp;&quot;\` message&quot;;&quot;&quot;)">
            <text:p/>
          </table:table-cell>
          <table:table-cell table:formula="of:=IF([.B120]&lt;&gt;&quot;&quot;;&quot; \[\`&quot;&amp;[.A120]&amp;&quot;\` message\](&quot;&amp;[.B120]&amp;&quot;#section-&quot;&amp;[.A120]&amp;&quot;)&quot;;&quot;&quot;)">
            <text:p/>
          </table:table-cell>
          <table:table-cell table:number-columns-repeated="2"/>
          <table:table-cell table:formula="of:=IF([.E120]&lt;&gt;&quot;&quot;;&quot;-pe &quot;&quot;s~&quot;&amp;[.D120]&amp;&quot;~&quot;&amp;[.E12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1]&lt;&gt;&quot;&quot;;&quot; \`&quot;&amp;[.A121]&amp;&quot;\` message&quot;;&quot;&quot;)">
            <text:p/>
          </table:table-cell>
          <table:table-cell table:formula="of:=IF([.B121]&lt;&gt;&quot;&quot;;&quot; \[\`&quot;&amp;[.A121]&amp;&quot;\` message\](&quot;&amp;[.B121]&amp;&quot;#section-&quot;&amp;[.A121]&amp;&quot;)&quot;;&quot;&quot;)">
            <text:p/>
          </table:table-cell>
          <table:table-cell table:number-columns-repeated="2"/>
          <table:table-cell table:formula="of:=IF([.E121]&lt;&gt;&quot;&quot;;&quot;-pe &quot;&quot;s~&quot;&amp;[.D121]&amp;&quot;~&quot;&amp;[.E12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2]&lt;&gt;&quot;&quot;;&quot; \`&quot;&amp;[.A122]&amp;&quot;\` message&quot;;&quot;&quot;)">
            <text:p/>
          </table:table-cell>
          <table:table-cell table:formula="of:=IF([.B122]&lt;&gt;&quot;&quot;;&quot; \[\`&quot;&amp;[.A122]&amp;&quot;\` message\](&quot;&amp;[.B122]&amp;&quot;#section-&quot;&amp;[.A122]&amp;&quot;)&quot;;&quot;&quot;)">
            <text:p/>
          </table:table-cell>
          <table:table-cell table:number-columns-repeated="2"/>
          <table:table-cell table:formula="of:=IF([.E122]&lt;&gt;&quot;&quot;;&quot;-pe &quot;&quot;s~&quot;&amp;[.D122]&amp;&quot;~&quot;&amp;[.E12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3]&lt;&gt;&quot;&quot;;&quot; \`&quot;&amp;[.A123]&amp;&quot;\` message&quot;;&quot;&quot;)">
            <text:p/>
          </table:table-cell>
          <table:table-cell table:formula="of:=IF([.B123]&lt;&gt;&quot;&quot;;&quot; \[\`&quot;&amp;[.A123]&amp;&quot;\` message\](&quot;&amp;[.B123]&amp;&quot;#section-&quot;&amp;[.A123]&amp;&quot;)&quot;;&quot;&quot;)">
            <text:p/>
          </table:table-cell>
          <table:table-cell table:number-columns-repeated="2"/>
          <table:table-cell table:formula="of:=IF([.E123]&lt;&gt;&quot;&quot;;&quot;-pe &quot;&quot;s~&quot;&amp;[.D123]&amp;&quot;~&quot;&amp;[.E12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4]&lt;&gt;&quot;&quot;;&quot; \`&quot;&amp;[.A124]&amp;&quot;\` message&quot;;&quot;&quot;)">
            <text:p/>
          </table:table-cell>
          <table:table-cell table:formula="of:=IF([.B124]&lt;&gt;&quot;&quot;;&quot; \[\`&quot;&amp;[.A124]&amp;&quot;\` message\](&quot;&amp;[.B124]&amp;&quot;#section-&quot;&amp;[.A124]&amp;&quot;)&quot;;&quot;&quot;)">
            <text:p/>
          </table:table-cell>
          <table:table-cell table:number-columns-repeated="2"/>
          <table:table-cell table:formula="of:=IF([.E124]&lt;&gt;&quot;&quot;;&quot;-pe &quot;&quot;s~&quot;&amp;[.D124]&amp;&quot;~&quot;&amp;[.E12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5]&lt;&gt;&quot;&quot;;&quot; \`&quot;&amp;[.A125]&amp;&quot;\` message&quot;;&quot;&quot;)">
            <text:p/>
          </table:table-cell>
          <table:table-cell table:formula="of:=IF([.B125]&lt;&gt;&quot;&quot;;&quot; \[\`&quot;&amp;[.A125]&amp;&quot;\` message\](&quot;&amp;[.B125]&amp;&quot;#section-&quot;&amp;[.A125]&amp;&quot;)&quot;;&quot;&quot;)">
            <text:p/>
          </table:table-cell>
          <table:table-cell table:number-columns-repeated="2"/>
          <table:table-cell table:formula="of:=IF([.E125]&lt;&gt;&quot;&quot;;&quot;-pe &quot;&quot;s~&quot;&amp;[.D125]&amp;&quot;~&quot;&amp;[.E12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6]&lt;&gt;&quot;&quot;;&quot; \`&quot;&amp;[.A126]&amp;&quot;\` message&quot;;&quot;&quot;)">
            <text:p/>
          </table:table-cell>
          <table:table-cell table:formula="of:=IF([.B126]&lt;&gt;&quot;&quot;;&quot; \[\`&quot;&amp;[.A126]&amp;&quot;\` message\](&quot;&amp;[.B126]&amp;&quot;#section-&quot;&amp;[.A126]&amp;&quot;)&quot;;&quot;&quot;)">
            <text:p/>
          </table:table-cell>
          <table:table-cell table:number-columns-repeated="2"/>
          <table:table-cell table:formula="of:=IF([.E126]&lt;&gt;&quot;&quot;;&quot;-pe &quot;&quot;s~&quot;&amp;[.D126]&amp;&quot;~&quot;&amp;[.E12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7]&lt;&gt;&quot;&quot;;&quot; \`&quot;&amp;[.A127]&amp;&quot;\` message&quot;;&quot;&quot;)">
            <text:p/>
          </table:table-cell>
          <table:table-cell table:formula="of:=IF([.B127]&lt;&gt;&quot;&quot;;&quot; \[\`&quot;&amp;[.A127]&amp;&quot;\` message\](&quot;&amp;[.B127]&amp;&quot;#section-&quot;&amp;[.A127]&amp;&quot;)&quot;;&quot;&quot;)">
            <text:p/>
          </table:table-cell>
          <table:table-cell table:number-columns-repeated="2"/>
          <table:table-cell table:formula="of:=IF([.E127]&lt;&gt;&quot;&quot;;&quot;-pe &quot;&quot;s~&quot;&amp;[.D127]&amp;&quot;~&quot;&amp;[.E12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8]&lt;&gt;&quot;&quot;;&quot; \`&quot;&amp;[.A128]&amp;&quot;\` message&quot;;&quot;&quot;)">
            <text:p/>
          </table:table-cell>
          <table:table-cell table:formula="of:=IF([.B128]&lt;&gt;&quot;&quot;;&quot; \[\`&quot;&amp;[.A128]&amp;&quot;\` message\](&quot;&amp;[.B128]&amp;&quot;#section-&quot;&amp;[.A128]&amp;&quot;)&quot;;&quot;&quot;)">
            <text:p/>
          </table:table-cell>
          <table:table-cell table:number-columns-repeated="2"/>
          <table:table-cell table:formula="of:=IF([.E128]&lt;&gt;&quot;&quot;;&quot;-pe &quot;&quot;s~&quot;&amp;[.D128]&amp;&quot;~&quot;&amp;[.E12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9]&lt;&gt;&quot;&quot;;&quot; \`&quot;&amp;[.A129]&amp;&quot;\` message&quot;;&quot;&quot;)">
            <text:p/>
          </table:table-cell>
          <table:table-cell table:formula="of:=IF([.B129]&lt;&gt;&quot;&quot;;&quot; \[\`&quot;&amp;[.A129]&amp;&quot;\` message\](&quot;&amp;[.B129]&amp;&quot;#section-&quot;&amp;[.A129]&amp;&quot;)&quot;;&quot;&quot;)">
            <text:p/>
          </table:table-cell>
          <table:table-cell table:number-columns-repeated="2"/>
          <table:table-cell table:formula="of:=IF([.E129]&lt;&gt;&quot;&quot;;&quot;-pe &quot;&quot;s~&quot;&amp;[.D129]&amp;&quot;~&quot;&amp;[.E12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0]&lt;&gt;&quot;&quot;;&quot; \`&quot;&amp;[.A130]&amp;&quot;\` message&quot;;&quot;&quot;)">
            <text:p/>
          </table:table-cell>
          <table:table-cell table:formula="of:=IF([.B130]&lt;&gt;&quot;&quot;;&quot; \[\`&quot;&amp;[.A130]&amp;&quot;\` message\](&quot;&amp;[.B130]&amp;&quot;#section-&quot;&amp;[.A130]&amp;&quot;)&quot;;&quot;&quot;)">
            <text:p/>
          </table:table-cell>
          <table:table-cell table:number-columns-repeated="2"/>
          <table:table-cell table:formula="of:=IF([.E130]&lt;&gt;&quot;&quot;;&quot;-pe &quot;&quot;s~&quot;&amp;[.D130]&amp;&quot;~&quot;&amp;[.E13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1]&lt;&gt;&quot;&quot;;&quot; \`&quot;&amp;[.A131]&amp;&quot;\` message&quot;;&quot;&quot;)">
            <text:p/>
          </table:table-cell>
          <table:table-cell table:formula="of:=IF([.B131]&lt;&gt;&quot;&quot;;&quot; \[\`&quot;&amp;[.A131]&amp;&quot;\` message\](&quot;&amp;[.B131]&amp;&quot;#section-&quot;&amp;[.A131]&amp;&quot;)&quot;;&quot;&quot;)">
            <text:p/>
          </table:table-cell>
          <table:table-cell table:number-columns-repeated="2"/>
          <table:table-cell table:formula="of:=IF([.E131]&lt;&gt;&quot;&quot;;&quot;-pe &quot;&quot;s~&quot;&amp;[.D131]&amp;&quot;~&quot;&amp;[.E13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2]&lt;&gt;&quot;&quot;;&quot; \`&quot;&amp;[.A132]&amp;&quot;\` message&quot;;&quot;&quot;)">
            <text:p/>
          </table:table-cell>
          <table:table-cell table:formula="of:=IF([.B132]&lt;&gt;&quot;&quot;;&quot; \[\`&quot;&amp;[.A132]&amp;&quot;\` message\](&quot;&amp;[.B132]&amp;&quot;#section-&quot;&amp;[.A132]&amp;&quot;)&quot;;&quot;&quot;)">
            <text:p/>
          </table:table-cell>
          <table:table-cell table:number-columns-repeated="2"/>
          <table:table-cell table:formula="of:=IF([.E132]&lt;&gt;&quot;&quot;;&quot;-pe &quot;&quot;s~&quot;&amp;[.D132]&amp;&quot;~&quot;&amp;[.E13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3]&lt;&gt;&quot;&quot;;&quot; \`&quot;&amp;[.A133]&amp;&quot;\` message&quot;;&quot;&quot;)">
            <text:p/>
          </table:table-cell>
          <table:table-cell table:formula="of:=IF([.B133]&lt;&gt;&quot;&quot;;&quot; \[\`&quot;&amp;[.A133]&amp;&quot;\` message\](&quot;&amp;[.B133]&amp;&quot;#section-&quot;&amp;[.A133]&amp;&quot;)&quot;;&quot;&quot;)">
            <text:p/>
          </table:table-cell>
          <table:table-cell table:number-columns-repeated="2"/>
          <table:table-cell table:formula="of:=IF([.E133]&lt;&gt;&quot;&quot;;&quot;-pe &quot;&quot;s~&quot;&amp;[.D133]&amp;&quot;~&quot;&amp;[.E13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4]&lt;&gt;&quot;&quot;;&quot; \`&quot;&amp;[.A134]&amp;&quot;\` message&quot;;&quot;&quot;)">
            <text:p/>
          </table:table-cell>
          <table:table-cell table:formula="of:=IF([.B134]&lt;&gt;&quot;&quot;;&quot; \[\`&quot;&amp;[.A134]&amp;&quot;\` message\](&quot;&amp;[.B134]&amp;&quot;#section-&quot;&amp;[.A134]&amp;&quot;)&quot;;&quot;&quot;)">
            <text:p/>
          </table:table-cell>
          <table:table-cell table:number-columns-repeated="2"/>
          <table:table-cell table:formula="of:=IF([.E134]&lt;&gt;&quot;&quot;;&quot;-pe &quot;&quot;s~&quot;&amp;[.D134]&amp;&quot;~&quot;&amp;[.E13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5]&lt;&gt;&quot;&quot;;&quot; \`&quot;&amp;[.A135]&amp;&quot;\` message&quot;;&quot;&quot;)">
            <text:p/>
          </table:table-cell>
          <table:table-cell table:formula="of:=IF([.B135]&lt;&gt;&quot;&quot;;&quot; \[\`&quot;&amp;[.A135]&amp;&quot;\` message\](&quot;&amp;[.B135]&amp;&quot;#section-&quot;&amp;[.A135]&amp;&quot;)&quot;;&quot;&quot;)">
            <text:p/>
          </table:table-cell>
          <table:table-cell table:number-columns-repeated="2"/>
          <table:table-cell table:formula="of:=IF([.E135]&lt;&gt;&quot;&quot;;&quot;-pe &quot;&quot;s~&quot;&amp;[.D135]&amp;&quot;~&quot;&amp;[.E13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6]&lt;&gt;&quot;&quot;;&quot; \`&quot;&amp;[.A136]&amp;&quot;\` message&quot;;&quot;&quot;)">
            <text:p/>
          </table:table-cell>
          <table:table-cell table:formula="of:=IF([.B136]&lt;&gt;&quot;&quot;;&quot; \[\`&quot;&amp;[.A136]&amp;&quot;\` message\](&quot;&amp;[.B136]&amp;&quot;#section-&quot;&amp;[.A136]&amp;&quot;)&quot;;&quot;&quot;)">
            <text:p/>
          </table:table-cell>
          <table:table-cell table:number-columns-repeated="2"/>
          <table:table-cell table:formula="of:=IF([.E136]&lt;&gt;&quot;&quot;;&quot;-pe &quot;&quot;s~&quot;&amp;[.D136]&amp;&quot;~&quot;&amp;[.E13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7]&lt;&gt;&quot;&quot;;&quot; \`&quot;&amp;[.A137]&amp;&quot;\` message&quot;;&quot;&quot;)">
            <text:p/>
          </table:table-cell>
          <table:table-cell table:formula="of:=IF([.B137]&lt;&gt;&quot;&quot;;&quot; \[\`&quot;&amp;[.A137]&amp;&quot;\` message\](&quot;&amp;[.B137]&amp;&quot;#section-&quot;&amp;[.A137]&amp;&quot;)&quot;;&quot;&quot;)">
            <text:p/>
          </table:table-cell>
          <table:table-cell table:number-columns-repeated="2"/>
          <table:table-cell table:formula="of:=IF([.E137]&lt;&gt;&quot;&quot;;&quot;-pe &quot;&quot;s~&quot;&amp;[.D137]&amp;&quot;~&quot;&amp;[.E13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8]&lt;&gt;&quot;&quot;;&quot; \`&quot;&amp;[.A138]&amp;&quot;\` message&quot;;&quot;&quot;)">
            <text:p/>
          </table:table-cell>
          <table:table-cell table:formula="of:=IF([.B138]&lt;&gt;&quot;&quot;;&quot; \[\`&quot;&amp;[.A138]&amp;&quot;\` message\](&quot;&amp;[.B138]&amp;&quot;#section-&quot;&amp;[.A138]&amp;&quot;)&quot;;&quot;&quot;)">
            <text:p/>
          </table:table-cell>
          <table:table-cell table:number-columns-repeated="2"/>
          <table:table-cell table:formula="of:=IF([.E138]&lt;&gt;&quot;&quot;;&quot;-pe &quot;&quot;s~&quot;&amp;[.D138]&amp;&quot;~&quot;&amp;[.E13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9]&lt;&gt;&quot;&quot;;&quot; \`&quot;&amp;[.A139]&amp;&quot;\` message&quot;;&quot;&quot;)">
            <text:p/>
          </table:table-cell>
          <table:table-cell table:formula="of:=IF([.B139]&lt;&gt;&quot;&quot;;&quot; \[\`&quot;&amp;[.A139]&amp;&quot;\` message\](&quot;&amp;[.B139]&amp;&quot;#section-&quot;&amp;[.A139]&amp;&quot;)&quot;;&quot;&quot;)">
            <text:p/>
          </table:table-cell>
          <table:table-cell table:number-columns-repeated="2"/>
          <table:table-cell table:formula="of:=IF([.E139]&lt;&gt;&quot;&quot;;&quot;-pe &quot;&quot;s~&quot;&amp;[.D139]&amp;&quot;~&quot;&amp;[.E13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0]&lt;&gt;&quot;&quot;;&quot; \`&quot;&amp;[.A140]&amp;&quot;\` message&quot;;&quot;&quot;)">
            <text:p/>
          </table:table-cell>
          <table:table-cell table:formula="of:=IF([.B140]&lt;&gt;&quot;&quot;;&quot; \[\`&quot;&amp;[.A140]&amp;&quot;\` message\](&quot;&amp;[.B140]&amp;&quot;#section-&quot;&amp;[.A140]&amp;&quot;)&quot;;&quot;&quot;)">
            <text:p/>
          </table:table-cell>
          <table:table-cell table:number-columns-repeated="2"/>
          <table:table-cell table:formula="of:=IF([.E140]&lt;&gt;&quot;&quot;;&quot;-pe &quot;&quot;s~&quot;&amp;[.D140]&amp;&quot;~&quot;&amp;[.E14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1]&lt;&gt;&quot;&quot;;&quot; \`&quot;&amp;[.A141]&amp;&quot;\` message&quot;;&quot;&quot;)">
            <text:p/>
          </table:table-cell>
          <table:table-cell table:formula="of:=IF([.B141]&lt;&gt;&quot;&quot;;&quot; \[\`&quot;&amp;[.A141]&amp;&quot;\` message\](&quot;&amp;[.B141]&amp;&quot;#section-&quot;&amp;[.A141]&amp;&quot;)&quot;;&quot;&quot;)">
            <text:p/>
          </table:table-cell>
          <table:table-cell table:number-columns-repeated="2"/>
          <table:table-cell table:formula="of:=IF([.E141]&lt;&gt;&quot;&quot;;&quot;-pe &quot;&quot;s~&quot;&amp;[.D141]&amp;&quot;~&quot;&amp;[.E14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2]&lt;&gt;&quot;&quot;;&quot; \`&quot;&amp;[.A142]&amp;&quot;\` message&quot;;&quot;&quot;)">
            <text:p/>
          </table:table-cell>
          <table:table-cell table:formula="of:=IF([.B142]&lt;&gt;&quot;&quot;;&quot; \[\`&quot;&amp;[.A142]&amp;&quot;\` message\](&quot;&amp;[.B142]&amp;&quot;#section-&quot;&amp;[.A142]&amp;&quot;)&quot;;&quot;&quot;)">
            <text:p/>
          </table:table-cell>
          <table:table-cell table:number-columns-repeated="2"/>
          <table:table-cell table:formula="of:=IF([.E142]&lt;&gt;&quot;&quot;;&quot;-pe &quot;&quot;s~&quot;&amp;[.D142]&amp;&quot;~&quot;&amp;[.E14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3]&lt;&gt;&quot;&quot;;&quot; \`&quot;&amp;[.A143]&amp;&quot;\` message&quot;;&quot;&quot;)">
            <text:p/>
          </table:table-cell>
          <table:table-cell table:formula="of:=IF([.B143]&lt;&gt;&quot;&quot;;&quot; \[\`&quot;&amp;[.A143]&amp;&quot;\` message\](&quot;&amp;[.B143]&amp;&quot;#section-&quot;&amp;[.A143]&amp;&quot;)&quot;;&quot;&quot;)">
            <text:p/>
          </table:table-cell>
          <table:table-cell table:number-columns-repeated="2"/>
          <table:table-cell table:formula="of:=IF([.E143]&lt;&gt;&quot;&quot;;&quot;-pe &quot;&quot;s~&quot;&amp;[.D143]&amp;&quot;~&quot;&amp;[.E14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4]&lt;&gt;&quot;&quot;;&quot; \`&quot;&amp;[.A144]&amp;&quot;\` message&quot;;&quot;&quot;)">
            <text:p/>
          </table:table-cell>
          <table:table-cell table:formula="of:=IF([.B144]&lt;&gt;&quot;&quot;;&quot; \[\`&quot;&amp;[.A144]&amp;&quot;\` message\](&quot;&amp;[.B144]&amp;&quot;#section-&quot;&amp;[.A144]&amp;&quot;)&quot;;&quot;&quot;)">
            <text:p/>
          </table:table-cell>
          <table:table-cell table:number-columns-repeated="2"/>
          <table:table-cell table:formula="of:=IF([.E144]&lt;&gt;&quot;&quot;;&quot;-pe &quot;&quot;s~&quot;&amp;[.D144]&amp;&quot;~&quot;&amp;[.E14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5]&lt;&gt;&quot;&quot;;&quot; \`&quot;&amp;[.A145]&amp;&quot;\` message&quot;;&quot;&quot;)">
            <text:p/>
          </table:table-cell>
          <table:table-cell table:formula="of:=IF([.B145]&lt;&gt;&quot;&quot;;&quot; \[\`&quot;&amp;[.A145]&amp;&quot;\` message\](&quot;&amp;[.B145]&amp;&quot;#section-&quot;&amp;[.A145]&amp;&quot;)&quot;;&quot;&quot;)">
            <text:p/>
          </table:table-cell>
          <table:table-cell table:number-columns-repeated="2"/>
          <table:table-cell table:formula="of:=IF([.E145]&lt;&gt;&quot;&quot;;&quot;-pe &quot;&quot;s~&quot;&amp;[.D145]&amp;&quot;~&quot;&amp;[.E14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6]&lt;&gt;&quot;&quot;;&quot; \`&quot;&amp;[.A146]&amp;&quot;\` message&quot;;&quot;&quot;)">
            <text:p/>
          </table:table-cell>
          <table:table-cell table:formula="of:=IF([.B146]&lt;&gt;&quot;&quot;;&quot; \[\`&quot;&amp;[.A146]&amp;&quot;\` message\](&quot;&amp;[.B146]&amp;&quot;#section-&quot;&amp;[.A146]&amp;&quot;)&quot;;&quot;&quot;)">
            <text:p/>
          </table:table-cell>
          <table:table-cell table:number-columns-repeated="2"/>
          <table:table-cell table:formula="of:=IF([.E146]&lt;&gt;&quot;&quot;;&quot;-pe &quot;&quot;s~&quot;&amp;[.D146]&amp;&quot;~&quot;&amp;[.E14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7]&lt;&gt;&quot;&quot;;&quot; \`&quot;&amp;[.A147]&amp;&quot;\` message&quot;;&quot;&quot;)">
            <text:p/>
          </table:table-cell>
          <table:table-cell table:formula="of:=IF([.B147]&lt;&gt;&quot;&quot;;&quot; \[\`&quot;&amp;[.A147]&amp;&quot;\` message\](&quot;&amp;[.B147]&amp;&quot;#section-&quot;&amp;[.A147]&amp;&quot;)&quot;;&quot;&quot;)">
            <text:p/>
          </table:table-cell>
          <table:table-cell table:number-columns-repeated="2"/>
          <table:table-cell table:formula="of:=IF([.E147]&lt;&gt;&quot;&quot;;&quot;-pe &quot;&quot;s~&quot;&amp;[.D147]&amp;&quot;~&quot;&amp;[.E14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8]&lt;&gt;&quot;&quot;;&quot; \`&quot;&amp;[.A148]&amp;&quot;\` message&quot;;&quot;&quot;)">
            <text:p/>
          </table:table-cell>
          <table:table-cell table:formula="of:=IF([.B148]&lt;&gt;&quot;&quot;;&quot; \[\`&quot;&amp;[.A148]&amp;&quot;\` message\](&quot;&amp;[.B148]&amp;&quot;#section-&quot;&amp;[.A148]&amp;&quot;)&quot;;&quot;&quot;)">
            <text:p/>
          </table:table-cell>
          <table:table-cell table:number-columns-repeated="2"/>
          <table:table-cell table:formula="of:=IF([.E148]&lt;&gt;&quot;&quot;;&quot;-pe &quot;&quot;s~&quot;&amp;[.D148]&amp;&quot;~&quot;&amp;[.E14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9]&lt;&gt;&quot;&quot;;&quot; \`&quot;&amp;[.A149]&amp;&quot;\` message&quot;;&quot;&quot;)">
            <text:p/>
          </table:table-cell>
          <table:table-cell table:formula="of:=IF([.B149]&lt;&gt;&quot;&quot;;&quot; \[\`&quot;&amp;[.A149]&amp;&quot;\` message\](&quot;&amp;[.B149]&amp;&quot;#section-&quot;&amp;[.A149]&amp;&quot;)&quot;;&quot;&quot;)">
            <text:p/>
          </table:table-cell>
          <table:table-cell table:number-columns-repeated="2"/>
          <table:table-cell table:formula="of:=IF([.E149]&lt;&gt;&quot;&quot;;&quot;-pe &quot;&quot;s~&quot;&amp;[.D149]&amp;&quot;~&quot;&amp;[.E14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0]&lt;&gt;&quot;&quot;;&quot; \`&quot;&amp;[.A150]&amp;&quot;\` message&quot;;&quot;&quot;)">
            <text:p/>
          </table:table-cell>
          <table:table-cell table:formula="of:=IF([.B150]&lt;&gt;&quot;&quot;;&quot; \[\`&quot;&amp;[.A150]&amp;&quot;\` message\](&quot;&amp;[.B150]&amp;&quot;#section-&quot;&amp;[.A150]&amp;&quot;)&quot;;&quot;&quot;)">
            <text:p/>
          </table:table-cell>
          <table:table-cell table:number-columns-repeated="2"/>
          <table:table-cell table:formula="of:=IF([.E150]&lt;&gt;&quot;&quot;;&quot;-pe &quot;&quot;s~&quot;&amp;[.D150]&amp;&quot;~&quot;&amp;[.E15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1]&lt;&gt;&quot;&quot;;&quot; \`&quot;&amp;[.A151]&amp;&quot;\` message&quot;;&quot;&quot;)">
            <text:p/>
          </table:table-cell>
          <table:table-cell table:formula="of:=IF([.B151]&lt;&gt;&quot;&quot;;&quot; \[\`&quot;&amp;[.A151]&amp;&quot;\` message\](&quot;&amp;[.B151]&amp;&quot;#section-&quot;&amp;[.A151]&amp;&quot;)&quot;;&quot;&quot;)">
            <text:p/>
          </table:table-cell>
          <table:table-cell table:number-columns-repeated="2"/>
          <table:table-cell table:formula="of:=IF([.E151]&lt;&gt;&quot;&quot;;&quot;-pe &quot;&quot;s~&quot;&amp;[.D151]&amp;&quot;~&quot;&amp;[.E15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2]&lt;&gt;&quot;&quot;;&quot; \`&quot;&amp;[.A152]&amp;&quot;\` message&quot;;&quot;&quot;)">
            <text:p/>
          </table:table-cell>
          <table:table-cell table:formula="of:=IF([.B152]&lt;&gt;&quot;&quot;;&quot; \[\`&quot;&amp;[.A152]&amp;&quot;\` message\](&quot;&amp;[.B152]&amp;&quot;#section-&quot;&amp;[.A152]&amp;&quot;)&quot;;&quot;&quot;)">
            <text:p/>
          </table:table-cell>
          <table:table-cell table:number-columns-repeated="2"/>
          <table:table-cell table:formula="of:=IF([.E152]&lt;&gt;&quot;&quot;;&quot;-pe &quot;&quot;s~&quot;&amp;[.D152]&amp;&quot;~&quot;&amp;[.E15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3]&lt;&gt;&quot;&quot;;&quot; \`&quot;&amp;[.A153]&amp;&quot;\` message&quot;;&quot;&quot;)">
            <text:p/>
          </table:table-cell>
          <table:table-cell table:formula="of:=IF([.B153]&lt;&gt;&quot;&quot;;&quot; \[\`&quot;&amp;[.A153]&amp;&quot;\` message\](&quot;&amp;[.B153]&amp;&quot;#section-&quot;&amp;[.A153]&amp;&quot;)&quot;;&quot;&quot;)">
            <text:p/>
          </table:table-cell>
          <table:table-cell table:number-columns-repeated="2"/>
          <table:table-cell table:formula="of:=IF([.E153]&lt;&gt;&quot;&quot;;&quot;-pe &quot;&quot;s~&quot;&amp;[.D153]&amp;&quot;~&quot;&amp;[.E15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4]&lt;&gt;&quot;&quot;;&quot; \`&quot;&amp;[.A154]&amp;&quot;\` message&quot;;&quot;&quot;)">
            <text:p/>
          </table:table-cell>
          <table:table-cell table:formula="of:=IF([.B154]&lt;&gt;&quot;&quot;;&quot; \[\`&quot;&amp;[.A154]&amp;&quot;\` message\](&quot;&amp;[.B154]&amp;&quot;#section-&quot;&amp;[.A154]&amp;&quot;)&quot;;&quot;&quot;)">
            <text:p/>
          </table:table-cell>
          <table:table-cell table:number-columns-repeated="2"/>
          <table:table-cell table:formula="of:=IF([.E154]&lt;&gt;&quot;&quot;;&quot;-pe &quot;&quot;s~&quot;&amp;[.D154]&amp;&quot;~&quot;&amp;[.E15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5]&lt;&gt;&quot;&quot;;&quot; \`&quot;&amp;[.A155]&amp;&quot;\` message&quot;;&quot;&quot;)">
            <text:p/>
          </table:table-cell>
          <table:table-cell table:formula="of:=IF([.B155]&lt;&gt;&quot;&quot;;&quot; \[\`&quot;&amp;[.A155]&amp;&quot;\` message\](&quot;&amp;[.B155]&amp;&quot;#section-&quot;&amp;[.A155]&amp;&quot;)&quot;;&quot;&quot;)">
            <text:p/>
          </table:table-cell>
          <table:table-cell table:number-columns-repeated="2"/>
          <table:table-cell table:formula="of:=IF([.E155]&lt;&gt;&quot;&quot;;&quot;-pe &quot;&quot;s~&quot;&amp;[.D155]&amp;&quot;~&quot;&amp;[.E15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6]&lt;&gt;&quot;&quot;;&quot; \`&quot;&amp;[.A156]&amp;&quot;\` message&quot;;&quot;&quot;)">
            <text:p/>
          </table:table-cell>
          <table:table-cell table:formula="of:=IF([.B156]&lt;&gt;&quot;&quot;;&quot; \[\`&quot;&amp;[.A156]&amp;&quot;\` message\](&quot;&amp;[.B156]&amp;&quot;#section-&quot;&amp;[.A156]&amp;&quot;)&quot;;&quot;&quot;)">
            <text:p/>
          </table:table-cell>
          <table:table-cell table:number-columns-repeated="2"/>
          <table:table-cell table:formula="of:=IF([.E156]&lt;&gt;&quot;&quot;;&quot;-pe &quot;&quot;s~&quot;&amp;[.D156]&amp;&quot;~&quot;&amp;[.E15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7]&lt;&gt;&quot;&quot;;&quot; \`&quot;&amp;[.A157]&amp;&quot;\` message&quot;;&quot;&quot;)">
            <text:p/>
          </table:table-cell>
          <table:table-cell table:formula="of:=IF([.B157]&lt;&gt;&quot;&quot;;&quot; \[\`&quot;&amp;[.A157]&amp;&quot;\` message\](&quot;&amp;[.B157]&amp;&quot;#section-&quot;&amp;[.A157]&amp;&quot;)&quot;;&quot;&quot;)">
            <text:p/>
          </table:table-cell>
          <table:table-cell table:number-columns-repeated="2"/>
          <table:table-cell table:formula="of:=IF([.E157]&lt;&gt;&quot;&quot;;&quot;-pe &quot;&quot;s~&quot;&amp;[.D157]&amp;&quot;~&quot;&amp;[.E15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8]&lt;&gt;&quot;&quot;;&quot; \`&quot;&amp;[.A158]&amp;&quot;\` message&quot;;&quot;&quot;)">
            <text:p/>
          </table:table-cell>
          <table:table-cell table:formula="of:=IF([.B158]&lt;&gt;&quot;&quot;;&quot; \[\`&quot;&amp;[.A158]&amp;&quot;\` message\](&quot;&amp;[.B158]&amp;&quot;#section-&quot;&amp;[.A158]&amp;&quot;)&quot;;&quot;&quot;)">
            <text:p/>
          </table:table-cell>
          <table:table-cell table:number-columns-repeated="2"/>
          <table:table-cell table:formula="of:=IF([.E158]&lt;&gt;&quot;&quot;;&quot;-pe &quot;&quot;s~&quot;&amp;[.D158]&amp;&quot;~&quot;&amp;[.E15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9]&lt;&gt;&quot;&quot;;&quot; \`&quot;&amp;[.A159]&amp;&quot;\` message&quot;;&quot;&quot;)">
            <text:p/>
          </table:table-cell>
          <table:table-cell table:formula="of:=IF([.B159]&lt;&gt;&quot;&quot;;&quot; \[\`&quot;&amp;[.A159]&amp;&quot;\` message\](&quot;&amp;[.B159]&amp;&quot;#section-&quot;&amp;[.A159]&amp;&quot;)&quot;;&quot;&quot;)">
            <text:p/>
          </table:table-cell>
          <table:table-cell table:number-columns-repeated="2"/>
          <table:table-cell table:formula="of:=IF([.E159]&lt;&gt;&quot;&quot;;&quot;-pe &quot;&quot;s~&quot;&amp;[.D159]&amp;&quot;~&quot;&amp;[.E15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0]&lt;&gt;&quot;&quot;;&quot; \`&quot;&amp;[.A160]&amp;&quot;\` message&quot;;&quot;&quot;)">
            <text:p/>
          </table:table-cell>
          <table:table-cell table:formula="of:=IF([.B160]&lt;&gt;&quot;&quot;;&quot; \[\`&quot;&amp;[.A160]&amp;&quot;\` message\](&quot;&amp;[.B160]&amp;&quot;#section-&quot;&amp;[.A160]&amp;&quot;)&quot;;&quot;&quot;)">
            <text:p/>
          </table:table-cell>
          <table:table-cell table:number-columns-repeated="2"/>
          <table:table-cell table:formula="of:=IF([.E160]&lt;&gt;&quot;&quot;;&quot;-pe &quot;&quot;s~&quot;&amp;[.D160]&amp;&quot;~&quot;&amp;[.E16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1]&lt;&gt;&quot;&quot;;&quot; \`&quot;&amp;[.A161]&amp;&quot;\` message&quot;;&quot;&quot;)">
            <text:p/>
          </table:table-cell>
          <table:table-cell table:formula="of:=IF([.B161]&lt;&gt;&quot;&quot;;&quot; \[\`&quot;&amp;[.A161]&amp;&quot;\` message\](&quot;&amp;[.B161]&amp;&quot;#section-&quot;&amp;[.A161]&amp;&quot;)&quot;;&quot;&quot;)">
            <text:p/>
          </table:table-cell>
          <table:table-cell table:number-columns-repeated="2"/>
          <table:table-cell table:formula="of:=IF([.E161]&lt;&gt;&quot;&quot;;&quot;-pe &quot;&quot;s~&quot;&amp;[.D161]&amp;&quot;~&quot;&amp;[.E16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2]&lt;&gt;&quot;&quot;;&quot; \`&quot;&amp;[.A162]&amp;&quot;\` message&quot;;&quot;&quot;)">
            <text:p/>
          </table:table-cell>
          <table:table-cell table:formula="of:=IF([.B162]&lt;&gt;&quot;&quot;;&quot; \[\`&quot;&amp;[.A162]&amp;&quot;\` message\](&quot;&amp;[.B162]&amp;&quot;#section-&quot;&amp;[.A162]&amp;&quot;)&quot;;&quot;&quot;)">
            <text:p/>
          </table:table-cell>
          <table:table-cell table:number-columns-repeated="2"/>
          <table:table-cell table:formula="of:=IF([.E162]&lt;&gt;&quot;&quot;;&quot;-pe &quot;&quot;s~&quot;&amp;[.D162]&amp;&quot;~&quot;&amp;[.E16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3]&lt;&gt;&quot;&quot;;&quot; \`&quot;&amp;[.A163]&amp;&quot;\` message&quot;;&quot;&quot;)">
            <text:p/>
          </table:table-cell>
          <table:table-cell table:formula="of:=IF([.B163]&lt;&gt;&quot;&quot;;&quot; \[\`&quot;&amp;[.A163]&amp;&quot;\` message\](&quot;&amp;[.B163]&amp;&quot;#section-&quot;&amp;[.A163]&amp;&quot;)&quot;;&quot;&quot;)">
            <text:p/>
          </table:table-cell>
          <table:table-cell table:number-columns-repeated="2"/>
          <table:table-cell table:formula="of:=IF([.E163]&lt;&gt;&quot;&quot;;&quot;-pe &quot;&quot;s~&quot;&amp;[.D163]&amp;&quot;~&quot;&amp;[.E16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4]&lt;&gt;&quot;&quot;;&quot; \`&quot;&amp;[.A164]&amp;&quot;\` message&quot;;&quot;&quot;)">
            <text:p/>
          </table:table-cell>
          <table:table-cell table:formula="of:=IF([.B164]&lt;&gt;&quot;&quot;;&quot; \[\`&quot;&amp;[.A164]&amp;&quot;\` message\](&quot;&amp;[.B164]&amp;&quot;#section-&quot;&amp;[.A164]&amp;&quot;)&quot;;&quot;&quot;)">
            <text:p/>
          </table:table-cell>
          <table:table-cell table:number-columns-repeated="2"/>
          <table:table-cell table:formula="of:=IF([.E164]&lt;&gt;&quot;&quot;;&quot;-pe &quot;&quot;s~&quot;&amp;[.D164]&amp;&quot;~&quot;&amp;[.E16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5]&lt;&gt;&quot;&quot;;&quot; \`&quot;&amp;[.A165]&amp;&quot;\` message&quot;;&quot;&quot;)">
            <text:p/>
          </table:table-cell>
          <table:table-cell table:formula="of:=IF([.B165]&lt;&gt;&quot;&quot;;&quot; \[\`&quot;&amp;[.A165]&amp;&quot;\` message\](&quot;&amp;[.B165]&amp;&quot;#section-&quot;&amp;[.A165]&amp;&quot;)&quot;;&quot;&quot;)">
            <text:p/>
          </table:table-cell>
          <table:table-cell table:number-columns-repeated="2"/>
          <table:table-cell table:formula="of:=IF([.E165]&lt;&gt;&quot;&quot;;&quot;-pe &quot;&quot;s~&quot;&amp;[.D165]&amp;&quot;~&quot;&amp;[.E16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6]&lt;&gt;&quot;&quot;;&quot; \`&quot;&amp;[.A166]&amp;&quot;\` message&quot;;&quot;&quot;)">
            <text:p/>
          </table:table-cell>
          <table:table-cell table:formula="of:=IF([.B166]&lt;&gt;&quot;&quot;;&quot; \[\`&quot;&amp;[.A166]&amp;&quot;\` message\](&quot;&amp;[.B166]&amp;&quot;#section-&quot;&amp;[.A166]&amp;&quot;)&quot;;&quot;&quot;)">
            <text:p/>
          </table:table-cell>
          <table:table-cell table:number-columns-repeated="2"/>
          <table:table-cell table:formula="of:=IF([.E166]&lt;&gt;&quot;&quot;;&quot;-pe &quot;&quot;s~&quot;&amp;[.D166]&amp;&quot;~&quot;&amp;[.E16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7]&lt;&gt;&quot;&quot;;&quot; \`&quot;&amp;[.A167]&amp;&quot;\` message&quot;;&quot;&quot;)">
            <text:p/>
          </table:table-cell>
          <table:table-cell table:formula="of:=IF([.B167]&lt;&gt;&quot;&quot;;&quot; \[\`&quot;&amp;[.A167]&amp;&quot;\` message\](&quot;&amp;[.B167]&amp;&quot;#section-&quot;&amp;[.A167]&amp;&quot;)&quot;;&quot;&quot;)">
            <text:p/>
          </table:table-cell>
          <table:table-cell table:number-columns-repeated="2"/>
          <table:table-cell table:formula="of:=IF([.E167]&lt;&gt;&quot;&quot;;&quot;-pe &quot;&quot;s~&quot;&amp;[.D167]&amp;&quot;~&quot;&amp;[.E16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8]&lt;&gt;&quot;&quot;;&quot; \`&quot;&amp;[.A168]&amp;&quot;\` message&quot;;&quot;&quot;)">
            <text:p/>
          </table:table-cell>
          <table:table-cell table:formula="of:=IF([.B168]&lt;&gt;&quot;&quot;;&quot; \[\`&quot;&amp;[.A168]&amp;&quot;\` message\](&quot;&amp;[.B168]&amp;&quot;#section-&quot;&amp;[.A168]&amp;&quot;)&quot;;&quot;&quot;)">
            <text:p/>
          </table:table-cell>
          <table:table-cell table:number-columns-repeated="2"/>
          <table:table-cell table:formula="of:=IF([.E168]&lt;&gt;&quot;&quot;;&quot;-pe &quot;&quot;s~&quot;&amp;[.D168]&amp;&quot;~&quot;&amp;[.E16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9]&lt;&gt;&quot;&quot;;&quot; \`&quot;&amp;[.A169]&amp;&quot;\` message&quot;;&quot;&quot;)">
            <text:p/>
          </table:table-cell>
          <table:table-cell table:formula="of:=IF([.B169]&lt;&gt;&quot;&quot;;&quot; \[\`&quot;&amp;[.A169]&amp;&quot;\` message\](&quot;&amp;[.B169]&amp;&quot;#section-&quot;&amp;[.A169]&amp;&quot;)&quot;;&quot;&quot;)">
            <text:p/>
          </table:table-cell>
          <table:table-cell table:number-columns-repeated="2"/>
          <table:table-cell table:formula="of:=IF([.E169]&lt;&gt;&quot;&quot;;&quot;-pe &quot;&quot;s~&quot;&amp;[.D169]&amp;&quot;~&quot;&amp;[.E16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0]&lt;&gt;&quot;&quot;;&quot; \`&quot;&amp;[.A170]&amp;&quot;\` message&quot;;&quot;&quot;)">
            <text:p/>
          </table:table-cell>
          <table:table-cell table:formula="of:=IF([.B170]&lt;&gt;&quot;&quot;;&quot; \[\`&quot;&amp;[.A170]&amp;&quot;\` message\](&quot;&amp;[.B170]&amp;&quot;#section-&quot;&amp;[.A170]&amp;&quot;)&quot;;&quot;&quot;)">
            <text:p/>
          </table:table-cell>
          <table:table-cell table:number-columns-repeated="2"/>
          <table:table-cell table:formula="of:=IF([.E170]&lt;&gt;&quot;&quot;;&quot;-pe &quot;&quot;s~&quot;&amp;[.D170]&amp;&quot;~&quot;&amp;[.E17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1]&lt;&gt;&quot;&quot;;&quot; \`&quot;&amp;[.A171]&amp;&quot;\` message&quot;;&quot;&quot;)">
            <text:p/>
          </table:table-cell>
          <table:table-cell table:formula="of:=IF([.B171]&lt;&gt;&quot;&quot;;&quot; \[\`&quot;&amp;[.A171]&amp;&quot;\` message\](&quot;&amp;[.B171]&amp;&quot;#section-&quot;&amp;[.A171]&amp;&quot;)&quot;;&quot;&quot;)">
            <text:p/>
          </table:table-cell>
          <table:table-cell table:number-columns-repeated="2"/>
          <table:table-cell table:formula="of:=IF([.E171]&lt;&gt;&quot;&quot;;&quot;-pe &quot;&quot;s~&quot;&amp;[.D171]&amp;&quot;~&quot;&amp;[.E17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2]&lt;&gt;&quot;&quot;;&quot; \`&quot;&amp;[.A172]&amp;&quot;\` message&quot;;&quot;&quot;)">
            <text:p/>
          </table:table-cell>
          <table:table-cell table:formula="of:=IF([.B172]&lt;&gt;&quot;&quot;;&quot; \[\`&quot;&amp;[.A172]&amp;&quot;\` message\](&quot;&amp;[.B172]&amp;&quot;#section-&quot;&amp;[.A172]&amp;&quot;)&quot;;&quot;&quot;)">
            <text:p/>
          </table:table-cell>
          <table:table-cell table:number-columns-repeated="2"/>
          <table:table-cell table:formula="of:=IF([.E172]&lt;&gt;&quot;&quot;;&quot;-pe &quot;&quot;s~&quot;&amp;[.D172]&amp;&quot;~&quot;&amp;[.E17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3]&lt;&gt;&quot;&quot;;&quot; \`&quot;&amp;[.A173]&amp;&quot;\` message&quot;;&quot;&quot;)">
            <text:p/>
          </table:table-cell>
          <table:table-cell table:formula="of:=IF([.B173]&lt;&gt;&quot;&quot;;&quot; \[\`&quot;&amp;[.A173]&amp;&quot;\` message\](&quot;&amp;[.B173]&amp;&quot;#section-&quot;&amp;[.A173]&amp;&quot;)&quot;;&quot;&quot;)">
            <text:p/>
          </table:table-cell>
          <table:table-cell table:number-columns-repeated="2"/>
          <table:table-cell table:formula="of:=IF([.E173]&lt;&gt;&quot;&quot;;&quot;-pe &quot;&quot;s~&quot;&amp;[.D173]&amp;&quot;~&quot;&amp;[.E17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4]&lt;&gt;&quot;&quot;;&quot; \`&quot;&amp;[.A174]&amp;&quot;\` message&quot;;&quot;&quot;)">
            <text:p/>
          </table:table-cell>
          <table:table-cell table:formula="of:=IF([.B174]&lt;&gt;&quot;&quot;;&quot; \[\`&quot;&amp;[.A174]&amp;&quot;\` message\](&quot;&amp;[.B174]&amp;&quot;#section-&quot;&amp;[.A174]&amp;&quot;)&quot;;&quot;&quot;)">
            <text:p/>
          </table:table-cell>
          <table:table-cell table:number-columns-repeated="2"/>
          <table:table-cell table:formula="of:=IF([.E174]&lt;&gt;&quot;&quot;;&quot;-pe &quot;&quot;s~&quot;&amp;[.D174]&amp;&quot;~&quot;&amp;[.E17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5]&lt;&gt;&quot;&quot;;&quot; \`&quot;&amp;[.A175]&amp;&quot;\` message&quot;;&quot;&quot;)">
            <text:p/>
          </table:table-cell>
          <table:table-cell table:formula="of:=IF([.B175]&lt;&gt;&quot;&quot;;&quot; \[\`&quot;&amp;[.A175]&amp;&quot;\` message\](&quot;&amp;[.B175]&amp;&quot;#section-&quot;&amp;[.A175]&amp;&quot;)&quot;;&quot;&quot;)">
            <text:p/>
          </table:table-cell>
          <table:table-cell table:number-columns-repeated="2"/>
          <table:table-cell table:formula="of:=IF([.E175]&lt;&gt;&quot;&quot;;&quot;-pe &quot;&quot;s~&quot;&amp;[.D175]&amp;&quot;~&quot;&amp;[.E17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6]&lt;&gt;&quot;&quot;;&quot; \`&quot;&amp;[.A176]&amp;&quot;\` message&quot;;&quot;&quot;)">
            <text:p/>
          </table:table-cell>
          <table:table-cell table:formula="of:=IF([.B176]&lt;&gt;&quot;&quot;;&quot; \[\`&quot;&amp;[.A176]&amp;&quot;\` message\](&quot;&amp;[.B176]&amp;&quot;#section-&quot;&amp;[.A176]&amp;&quot;)&quot;;&quot;&quot;)">
            <text:p/>
          </table:table-cell>
          <table:table-cell table:number-columns-repeated="2"/>
          <table:table-cell table:formula="of:=IF([.E176]&lt;&gt;&quot;&quot;;&quot;-pe &quot;&quot;s~&quot;&amp;[.D176]&amp;&quot;~&quot;&amp;[.E17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7]&lt;&gt;&quot;&quot;;&quot; \`&quot;&amp;[.A177]&amp;&quot;\` message&quot;;&quot;&quot;)">
            <text:p/>
          </table:table-cell>
          <table:table-cell table:formula="of:=IF([.B177]&lt;&gt;&quot;&quot;;&quot; \[\`&quot;&amp;[.A177]&amp;&quot;\` message\](&quot;&amp;[.B177]&amp;&quot;#section-&quot;&amp;[.A177]&amp;&quot;)&quot;;&quot;&quot;)">
            <text:p/>
          </table:table-cell>
          <table:table-cell table:number-columns-repeated="2"/>
          <table:table-cell table:formula="of:=IF([.E177]&lt;&gt;&quot;&quot;;&quot;-pe &quot;&quot;s~&quot;&amp;[.D177]&amp;&quot;~&quot;&amp;[.E17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8]&lt;&gt;&quot;&quot;;&quot; \`&quot;&amp;[.A178]&amp;&quot;\` message&quot;;&quot;&quot;)">
            <text:p/>
          </table:table-cell>
          <table:table-cell table:formula="of:=IF([.B178]&lt;&gt;&quot;&quot;;&quot; \[\`&quot;&amp;[.A178]&amp;&quot;\` message\](&quot;&amp;[.B178]&amp;&quot;#section-&quot;&amp;[.A178]&amp;&quot;)&quot;;&quot;&quot;)">
            <text:p/>
          </table:table-cell>
          <table:table-cell table:number-columns-repeated="2"/>
          <table:table-cell table:formula="of:=IF([.E178]&lt;&gt;&quot;&quot;;&quot;-pe &quot;&quot;s~&quot;&amp;[.D178]&amp;&quot;~&quot;&amp;[.E17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9]&lt;&gt;&quot;&quot;;&quot; \`&quot;&amp;[.A179]&amp;&quot;\` message&quot;;&quot;&quot;)">
            <text:p/>
          </table:table-cell>
          <table:table-cell table:formula="of:=IF([.B179]&lt;&gt;&quot;&quot;;&quot; \[\`&quot;&amp;[.A179]&amp;&quot;\` message\](&quot;&amp;[.B179]&amp;&quot;#section-&quot;&amp;[.A179]&amp;&quot;)&quot;;&quot;&quot;)">
            <text:p/>
          </table:table-cell>
          <table:table-cell table:number-columns-repeated="2"/>
          <table:table-cell table:formula="of:=IF([.E179]&lt;&gt;&quot;&quot;;&quot;-pe &quot;&quot;s~&quot;&amp;[.D179]&amp;&quot;~&quot;&amp;[.E17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0]&lt;&gt;&quot;&quot;;&quot; \`&quot;&amp;[.A180]&amp;&quot;\` message&quot;;&quot;&quot;)">
            <text:p/>
          </table:table-cell>
          <table:table-cell table:formula="of:=IF([.B180]&lt;&gt;&quot;&quot;;&quot; \[\`&quot;&amp;[.A180]&amp;&quot;\` message\](&quot;&amp;[.B180]&amp;&quot;#section-&quot;&amp;[.A180]&amp;&quot;)&quot;;&quot;&quot;)">
            <text:p/>
          </table:table-cell>
          <table:table-cell table:number-columns-repeated="2"/>
          <table:table-cell table:formula="of:=IF([.E180]&lt;&gt;&quot;&quot;;&quot;-pe &quot;&quot;s~&quot;&amp;[.D180]&amp;&quot;~&quot;&amp;[.E18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1]&lt;&gt;&quot;&quot;;&quot; \`&quot;&amp;[.A181]&amp;&quot;\` message&quot;;&quot;&quot;)">
            <text:p/>
          </table:table-cell>
          <table:table-cell table:formula="of:=IF([.B181]&lt;&gt;&quot;&quot;;&quot; \[\`&quot;&amp;[.A181]&amp;&quot;\` message\](&quot;&amp;[.B181]&amp;&quot;#section-&quot;&amp;[.A181]&amp;&quot;)&quot;;&quot;&quot;)">
            <text:p/>
          </table:table-cell>
          <table:table-cell table:number-columns-repeated="2"/>
          <table:table-cell table:formula="of:=IF([.E181]&lt;&gt;&quot;&quot;;&quot;-pe &quot;&quot;s~&quot;&amp;[.D181]&amp;&quot;~&quot;&amp;[.E18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2]&lt;&gt;&quot;&quot;;&quot; \`&quot;&amp;[.A182]&amp;&quot;\` message&quot;;&quot;&quot;)">
            <text:p/>
          </table:table-cell>
          <table:table-cell table:formula="of:=IF([.B182]&lt;&gt;&quot;&quot;;&quot; \[\`&quot;&amp;[.A182]&amp;&quot;\` message\](&quot;&amp;[.B182]&amp;&quot;#section-&quot;&amp;[.A182]&amp;&quot;)&quot;;&quot;&quot;)">
            <text:p/>
          </table:table-cell>
          <table:table-cell table:number-columns-repeated="2"/>
          <table:table-cell table:formula="of:=IF([.E182]&lt;&gt;&quot;&quot;;&quot;-pe &quot;&quot;s~&quot;&amp;[.D182]&amp;&quot;~&quot;&amp;[.E18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3]&lt;&gt;&quot;&quot;;&quot; \`&quot;&amp;[.A183]&amp;&quot;\` message&quot;;&quot;&quot;)">
            <text:p/>
          </table:table-cell>
          <table:table-cell table:formula="of:=IF([.B183]&lt;&gt;&quot;&quot;;&quot; \[\`&quot;&amp;[.A183]&amp;&quot;\` message\](&quot;&amp;[.B183]&amp;&quot;#section-&quot;&amp;[.A183]&amp;&quot;)&quot;;&quot;&quot;)">
            <text:p/>
          </table:table-cell>
          <table:table-cell table:number-columns-repeated="2"/>
          <table:table-cell table:formula="of:=IF([.E183]&lt;&gt;&quot;&quot;;&quot;-pe &quot;&quot;s~&quot;&amp;[.D183]&amp;&quot;~&quot;&amp;[.E18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4]&lt;&gt;&quot;&quot;;&quot; \`&quot;&amp;[.A184]&amp;&quot;\` message&quot;;&quot;&quot;)">
            <text:p/>
          </table:table-cell>
          <table:table-cell table:formula="of:=IF([.B184]&lt;&gt;&quot;&quot;;&quot; \[\`&quot;&amp;[.A184]&amp;&quot;\` message\](&quot;&amp;[.B184]&amp;&quot;#section-&quot;&amp;[.A184]&amp;&quot;)&quot;;&quot;&quot;)">
            <text:p/>
          </table:table-cell>
          <table:table-cell table:number-columns-repeated="2"/>
          <table:table-cell table:formula="of:=IF([.E184]&lt;&gt;&quot;&quot;;&quot;-pe &quot;&quot;s~&quot;&amp;[.D184]&amp;&quot;~&quot;&amp;[.E18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5]&lt;&gt;&quot;&quot;;&quot; \`&quot;&amp;[.A185]&amp;&quot;\` message&quot;;&quot;&quot;)">
            <text:p/>
          </table:table-cell>
          <table:table-cell table:formula="of:=IF([.B185]&lt;&gt;&quot;&quot;;&quot; \[\`&quot;&amp;[.A185]&amp;&quot;\` message\](&quot;&amp;[.B185]&amp;&quot;#section-&quot;&amp;[.A185]&amp;&quot;)&quot;;&quot;&quot;)">
            <text:p/>
          </table:table-cell>
          <table:table-cell table:number-columns-repeated="2"/>
          <table:table-cell table:formula="of:=IF([.E185]&lt;&gt;&quot;&quot;;&quot;-pe &quot;&quot;s~&quot;&amp;[.D185]&amp;&quot;~&quot;&amp;[.E18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6]&lt;&gt;&quot;&quot;;&quot; \`&quot;&amp;[.A186]&amp;&quot;\` message&quot;;&quot;&quot;)">
            <text:p/>
          </table:table-cell>
          <table:table-cell table:formula="of:=IF([.B186]&lt;&gt;&quot;&quot;;&quot; \[\`&quot;&amp;[.A186]&amp;&quot;\` message\](&quot;&amp;[.B186]&amp;&quot;#section-&quot;&amp;[.A186]&amp;&quot;)&quot;;&quot;&quot;)">
            <text:p/>
          </table:table-cell>
          <table:table-cell table:number-columns-repeated="2"/>
          <table:table-cell table:formula="of:=IF([.E186]&lt;&gt;&quot;&quot;;&quot;-pe &quot;&quot;s~&quot;&amp;[.D186]&amp;&quot;~&quot;&amp;[.E18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7]&lt;&gt;&quot;&quot;;&quot; \`&quot;&amp;[.A187]&amp;&quot;\` message&quot;;&quot;&quot;)">
            <text:p/>
          </table:table-cell>
          <table:table-cell table:formula="of:=IF([.B187]&lt;&gt;&quot;&quot;;&quot; \[\`&quot;&amp;[.A187]&amp;&quot;\` message\](&quot;&amp;[.B187]&amp;&quot;#section-&quot;&amp;[.A187]&amp;&quot;)&quot;;&quot;&quot;)">
            <text:p/>
          </table:table-cell>
          <table:table-cell table:number-columns-repeated="2"/>
          <table:table-cell table:formula="of:=IF([.E187]&lt;&gt;&quot;&quot;;&quot;-pe &quot;&quot;s~&quot;&amp;[.D187]&amp;&quot;~&quot;&amp;[.E18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8]&lt;&gt;&quot;&quot;;&quot; \`&quot;&amp;[.A188]&amp;&quot;\` message&quot;;&quot;&quot;)">
            <text:p/>
          </table:table-cell>
          <table:table-cell table:formula="of:=IF([.B188]&lt;&gt;&quot;&quot;;&quot; \[\`&quot;&amp;[.A188]&amp;&quot;\` message\](&quot;&amp;[.B188]&amp;&quot;#section-&quot;&amp;[.A188]&amp;&quot;)&quot;;&quot;&quot;)">
            <text:p/>
          </table:table-cell>
          <table:table-cell table:number-columns-repeated="2"/>
          <table:table-cell table:formula="of:=IF([.E188]&lt;&gt;&quot;&quot;;&quot;-pe &quot;&quot;s~&quot;&amp;[.D188]&amp;&quot;~&quot;&amp;[.E18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9]&lt;&gt;&quot;&quot;;&quot; \`&quot;&amp;[.A189]&amp;&quot;\` message&quot;;&quot;&quot;)">
            <text:p/>
          </table:table-cell>
          <table:table-cell table:formula="of:=IF([.B189]&lt;&gt;&quot;&quot;;&quot; \[\`&quot;&amp;[.A189]&amp;&quot;\` message\](&quot;&amp;[.B189]&amp;&quot;#section-&quot;&amp;[.A189]&amp;&quot;)&quot;;&quot;&quot;)">
            <text:p/>
          </table:table-cell>
          <table:table-cell table:number-columns-repeated="2"/>
          <table:table-cell table:formula="of:=IF([.E189]&lt;&gt;&quot;&quot;;&quot;-pe &quot;&quot;s~&quot;&amp;[.D189]&amp;&quot;~&quot;&amp;[.E18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0]&lt;&gt;&quot;&quot;;&quot; \`&quot;&amp;[.A190]&amp;&quot;\` message&quot;;&quot;&quot;)">
            <text:p/>
          </table:table-cell>
          <table:table-cell table:formula="of:=IF([.B190]&lt;&gt;&quot;&quot;;&quot; \[\`&quot;&amp;[.A190]&amp;&quot;\` message\](&quot;&amp;[.B190]&amp;&quot;#section-&quot;&amp;[.A190]&amp;&quot;)&quot;;&quot;&quot;)">
            <text:p/>
          </table:table-cell>
          <table:table-cell table:number-columns-repeated="2"/>
          <table:table-cell table:formula="of:=IF([.E190]&lt;&gt;&quot;&quot;;&quot;-pe &quot;&quot;s~&quot;&amp;[.D190]&amp;&quot;~&quot;&amp;[.E19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1]&lt;&gt;&quot;&quot;;&quot; \`&quot;&amp;[.A191]&amp;&quot;\` message&quot;;&quot;&quot;)">
            <text:p/>
          </table:table-cell>
          <table:table-cell table:formula="of:=IF([.B191]&lt;&gt;&quot;&quot;;&quot; \[\`&quot;&amp;[.A191]&amp;&quot;\` message\](&quot;&amp;[.B191]&amp;&quot;#section-&quot;&amp;[.A191]&amp;&quot;)&quot;;&quot;&quot;)">
            <text:p/>
          </table:table-cell>
          <table:table-cell table:number-columns-repeated="2"/>
          <table:table-cell table:formula="of:=IF([.E191]&lt;&gt;&quot;&quot;;&quot;-pe &quot;&quot;s~&quot;&amp;[.D191]&amp;&quot;~&quot;&amp;[.E19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2]&lt;&gt;&quot;&quot;;&quot; \`&quot;&amp;[.A192]&amp;&quot;\` message&quot;;&quot;&quot;)">
            <text:p/>
          </table:table-cell>
          <table:table-cell table:formula="of:=IF([.B192]&lt;&gt;&quot;&quot;;&quot; \[\`&quot;&amp;[.A192]&amp;&quot;\` message\](&quot;&amp;[.B192]&amp;&quot;#section-&quot;&amp;[.A192]&amp;&quot;)&quot;;&quot;&quot;)">
            <text:p/>
          </table:table-cell>
          <table:table-cell table:number-columns-repeated="2"/>
          <table:table-cell table:formula="of:=IF([.E192]&lt;&gt;&quot;&quot;;&quot;-pe &quot;&quot;s~&quot;&amp;[.D192]&amp;&quot;~&quot;&amp;[.E19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3]&lt;&gt;&quot;&quot;;&quot; \`&quot;&amp;[.A193]&amp;&quot;\` message&quot;;&quot;&quot;)">
            <text:p/>
          </table:table-cell>
          <table:table-cell table:formula="of:=IF([.B193]&lt;&gt;&quot;&quot;;&quot; \[\`&quot;&amp;[.A193]&amp;&quot;\` message\](&quot;&amp;[.B193]&amp;&quot;#section-&quot;&amp;[.A193]&amp;&quot;)&quot;;&quot;&quot;)">
            <text:p/>
          </table:table-cell>
          <table:table-cell table:number-columns-repeated="2"/>
          <table:table-cell table:formula="of:=IF([.E193]&lt;&gt;&quot;&quot;;&quot;-pe &quot;&quot;s~&quot;&amp;[.D193]&amp;&quot;~&quot;&amp;[.E19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4]&lt;&gt;&quot;&quot;;&quot; \`&quot;&amp;[.A194]&amp;&quot;\` message&quot;;&quot;&quot;)">
            <text:p/>
          </table:table-cell>
          <table:table-cell table:formula="of:=IF([.B194]&lt;&gt;&quot;&quot;;&quot; \[\`&quot;&amp;[.A194]&amp;&quot;\` message\](&quot;&amp;[.B194]&amp;&quot;#section-&quot;&amp;[.A194]&amp;&quot;)&quot;;&quot;&quot;)">
            <text:p/>
          </table:table-cell>
          <table:table-cell table:number-columns-repeated="2"/>
          <table:table-cell table:formula="of:=IF([.E194]&lt;&gt;&quot;&quot;;&quot;-pe &quot;&quot;s~&quot;&amp;[.D194]&amp;&quot;~&quot;&amp;[.E19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5]&lt;&gt;&quot;&quot;;&quot; \`&quot;&amp;[.A195]&amp;&quot;\` message&quot;;&quot;&quot;)">
            <text:p/>
          </table:table-cell>
          <table:table-cell table:formula="of:=IF([.B195]&lt;&gt;&quot;&quot;;&quot; \[\`&quot;&amp;[.A195]&amp;&quot;\` message\](&quot;&amp;[.B195]&amp;&quot;#section-&quot;&amp;[.A195]&amp;&quot;)&quot;;&quot;&quot;)">
            <text:p/>
          </table:table-cell>
          <table:table-cell table:number-columns-repeated="2"/>
          <table:table-cell table:formula="of:=IF([.E195]&lt;&gt;&quot;&quot;;&quot;-pe &quot;&quot;s~&quot;&amp;[.D195]&amp;&quot;~&quot;&amp;[.E19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6]&lt;&gt;&quot;&quot;;&quot; \`&quot;&amp;[.A196]&amp;&quot;\` message&quot;;&quot;&quot;)">
            <text:p/>
          </table:table-cell>
          <table:table-cell table:formula="of:=IF([.B196]&lt;&gt;&quot;&quot;;&quot; \[\`&quot;&amp;[.A196]&amp;&quot;\` message\](&quot;&amp;[.B196]&amp;&quot;#section-&quot;&amp;[.A196]&amp;&quot;)&quot;;&quot;&quot;)">
            <text:p/>
          </table:table-cell>
          <table:table-cell table:number-columns-repeated="2"/>
          <table:table-cell table:formula="of:=IF([.E196]&lt;&gt;&quot;&quot;;&quot;-pe &quot;&quot;s~&quot;&amp;[.D196]&amp;&quot;~&quot;&amp;[.E19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7]&lt;&gt;&quot;&quot;;&quot; \`&quot;&amp;[.A197]&amp;&quot;\` message&quot;;&quot;&quot;)">
            <text:p/>
          </table:table-cell>
          <table:table-cell table:formula="of:=IF([.B197]&lt;&gt;&quot;&quot;;&quot; \[\`&quot;&amp;[.A197]&amp;&quot;\` message\](&quot;&amp;[.B197]&amp;&quot;#section-&quot;&amp;[.A197]&amp;&quot;)&quot;;&quot;&quot;)">
            <text:p/>
          </table:table-cell>
          <table:table-cell table:number-columns-repeated="2"/>
          <table:table-cell table:formula="of:=IF([.E197]&lt;&gt;&quot;&quot;;&quot;-pe &quot;&quot;s~&quot;&amp;[.D197]&amp;&quot;~&quot;&amp;[.E19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8]&lt;&gt;&quot;&quot;;&quot; \`&quot;&amp;[.A198]&amp;&quot;\` message&quot;;&quot;&quot;)">
            <text:p/>
          </table:table-cell>
          <table:table-cell table:formula="of:=IF([.B198]&lt;&gt;&quot;&quot;;&quot; \[\`&quot;&amp;[.A198]&amp;&quot;\` message\](&quot;&amp;[.B198]&amp;&quot;#section-&quot;&amp;[.A198]&amp;&quot;)&quot;;&quot;&quot;)">
            <text:p/>
          </table:table-cell>
          <table:table-cell table:number-columns-repeated="2"/>
          <table:table-cell table:formula="of:=IF([.E198]&lt;&gt;&quot;&quot;;&quot;-pe &quot;&quot;s~&quot;&amp;[.D198]&amp;&quot;~&quot;&amp;[.E19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9]&lt;&gt;&quot;&quot;;&quot; \`&quot;&amp;[.A199]&amp;&quot;\` message&quot;;&quot;&quot;)">
            <text:p/>
          </table:table-cell>
          <table:table-cell table:formula="of:=IF([.B199]&lt;&gt;&quot;&quot;;&quot; \[\`&quot;&amp;[.A199]&amp;&quot;\` message\](&quot;&amp;[.B199]&amp;&quot;#section-&quot;&amp;[.A199]&amp;&quot;)&quot;;&quot;&quot;)">
            <text:p/>
          </table:table-cell>
          <table:table-cell table:number-columns-repeated="2"/>
          <table:table-cell table:formula="of:=IF([.E199]&lt;&gt;&quot;&quot;;&quot;-pe &quot;&quot;s~&quot;&amp;[.D199]&amp;&quot;~&quot;&amp;[.E19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0]&lt;&gt;&quot;&quot;;&quot; \`&quot;&amp;[.A200]&amp;&quot;\` message&quot;;&quot;&quot;)">
            <text:p/>
          </table:table-cell>
          <table:table-cell table:formula="of:=IF([.B200]&lt;&gt;&quot;&quot;;&quot; \[\`&quot;&amp;[.A200]&amp;&quot;\` message\](&quot;&amp;[.B200]&amp;&quot;#section-&quot;&amp;[.A200]&amp;&quot;)&quot;;&quot;&quot;)">
            <text:p/>
          </table:table-cell>
          <table:table-cell table:number-columns-repeated="2"/>
          <table:table-cell table:formula="of:=IF([.E200]&lt;&gt;&quot;&quot;;&quot;-pe &quot;&quot;s~&quot;&amp;[.D200]&amp;&quot;~&quot;&amp;[.E20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1]&lt;&gt;&quot;&quot;;&quot; \`&quot;&amp;[.A201]&amp;&quot;\` message&quot;;&quot;&quot;)">
            <text:p/>
          </table:table-cell>
          <table:table-cell table:formula="of:=IF([.B201]&lt;&gt;&quot;&quot;;&quot; \[\`&quot;&amp;[.A201]&amp;&quot;\` message\](&quot;&amp;[.B201]&amp;&quot;#section-&quot;&amp;[.A201]&amp;&quot;)&quot;;&quot;&quot;)">
            <text:p/>
          </table:table-cell>
          <table:table-cell table:number-columns-repeated="2"/>
          <table:table-cell table:formula="of:=IF([.E201]&lt;&gt;&quot;&quot;;&quot;-pe &quot;&quot;s~&quot;&amp;[.D201]&amp;&quot;~&quot;&amp;[.E20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2]&lt;&gt;&quot;&quot;;&quot; \`&quot;&amp;[.A202]&amp;&quot;\` message&quot;;&quot;&quot;)">
            <text:p/>
          </table:table-cell>
          <table:table-cell table:formula="of:=IF([.B202]&lt;&gt;&quot;&quot;;&quot; \[\`&quot;&amp;[.A202]&amp;&quot;\` message\](&quot;&amp;[.B202]&amp;&quot;#section-&quot;&amp;[.A202]&amp;&quot;)&quot;;&quot;&quot;)">
            <text:p/>
          </table:table-cell>
          <table:table-cell table:number-columns-repeated="2"/>
          <table:table-cell table:formula="of:=IF([.E202]&lt;&gt;&quot;&quot;;&quot;-pe &quot;&quot;s~&quot;&amp;[.D202]&amp;&quot;~&quot;&amp;[.E20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3]&lt;&gt;&quot;&quot;;&quot; \`&quot;&amp;[.A203]&amp;&quot;\` message&quot;;&quot;&quot;)">
            <text:p/>
          </table:table-cell>
          <table:table-cell table:formula="of:=IF([.B203]&lt;&gt;&quot;&quot;;&quot; \[\`&quot;&amp;[.A203]&amp;&quot;\` message\](&quot;&amp;[.B203]&amp;&quot;#section-&quot;&amp;[.A203]&amp;&quot;)&quot;;&quot;&quot;)">
            <text:p/>
          </table:table-cell>
          <table:table-cell table:number-columns-repeated="2"/>
          <table:table-cell table:formula="of:=IF([.E203]&lt;&gt;&quot;&quot;;&quot;-pe &quot;&quot;s~&quot;&amp;[.D203]&amp;&quot;~&quot;&amp;[.E20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4]&lt;&gt;&quot;&quot;;&quot; \`&quot;&amp;[.A204]&amp;&quot;\` message&quot;;&quot;&quot;)">
            <text:p/>
          </table:table-cell>
          <table:table-cell table:formula="of:=IF([.B204]&lt;&gt;&quot;&quot;;&quot; \[\`&quot;&amp;[.A204]&amp;&quot;\` message\](&quot;&amp;[.B204]&amp;&quot;#section-&quot;&amp;[.A204]&amp;&quot;)&quot;;&quot;&quot;)">
            <text:p/>
          </table:table-cell>
          <table:table-cell table:number-columns-repeated="2"/>
          <table:table-cell table:formula="of:=IF([.E204]&lt;&gt;&quot;&quot;;&quot;-pe &quot;&quot;s~&quot;&amp;[.D204]&amp;&quot;~&quot;&amp;[.E20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5]&lt;&gt;&quot;&quot;;&quot; \`&quot;&amp;[.A205]&amp;&quot;\` message&quot;;&quot;&quot;)">
            <text:p/>
          </table:table-cell>
          <table:table-cell table:formula="of:=IF([.B205]&lt;&gt;&quot;&quot;;&quot; \[\`&quot;&amp;[.A205]&amp;&quot;\` message\](&quot;&amp;[.B205]&amp;&quot;#section-&quot;&amp;[.A205]&amp;&quot;)&quot;;&quot;&quot;)">
            <text:p/>
          </table:table-cell>
          <table:table-cell table:number-columns-repeated="2"/>
          <table:table-cell table:formula="of:=IF([.E205]&lt;&gt;&quot;&quot;;&quot;-pe &quot;&quot;s~&quot;&amp;[.D205]&amp;&quot;~&quot;&amp;[.E20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6]&lt;&gt;&quot;&quot;;&quot; \`&quot;&amp;[.A206]&amp;&quot;\` message&quot;;&quot;&quot;)">
            <text:p/>
          </table:table-cell>
          <table:table-cell table:formula="of:=IF([.B206]&lt;&gt;&quot;&quot;;&quot; \[\`&quot;&amp;[.A206]&amp;&quot;\` message\](&quot;&amp;[.B206]&amp;&quot;#section-&quot;&amp;[.A206]&amp;&quot;)&quot;;&quot;&quot;)">
            <text:p/>
          </table:table-cell>
          <table:table-cell table:number-columns-repeated="2"/>
          <table:table-cell table:formula="of:=IF([.E206]&lt;&gt;&quot;&quot;;&quot;-pe &quot;&quot;s~&quot;&amp;[.D206]&amp;&quot;~&quot;&amp;[.E20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7]&lt;&gt;&quot;&quot;;&quot; \`&quot;&amp;[.A207]&amp;&quot;\` message&quot;;&quot;&quot;)">
            <text:p/>
          </table:table-cell>
          <table:table-cell table:formula="of:=IF([.B207]&lt;&gt;&quot;&quot;;&quot; \[\`&quot;&amp;[.A207]&amp;&quot;\` message\](&quot;&amp;[.B207]&amp;&quot;#section-&quot;&amp;[.A207]&amp;&quot;)&quot;;&quot;&quot;)">
            <text:p/>
          </table:table-cell>
          <table:table-cell table:number-columns-repeated="2"/>
          <table:table-cell table:formula="of:=IF([.E207]&lt;&gt;&quot;&quot;;&quot;-pe &quot;&quot;s~&quot;&amp;[.D207]&amp;&quot;~&quot;&amp;[.E20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8]&lt;&gt;&quot;&quot;;&quot; \`&quot;&amp;[.A208]&amp;&quot;\` message&quot;;&quot;&quot;)">
            <text:p/>
          </table:table-cell>
          <table:table-cell table:formula="of:=IF([.B208]&lt;&gt;&quot;&quot;;&quot; \[\`&quot;&amp;[.A208]&amp;&quot;\` message\](&quot;&amp;[.B208]&amp;&quot;#section-&quot;&amp;[.A208]&amp;&quot;)&quot;;&quot;&quot;)">
            <text:p/>
          </table:table-cell>
          <table:table-cell table:number-columns-repeated="2"/>
          <table:table-cell table:formula="of:=IF([.E208]&lt;&gt;&quot;&quot;;&quot;-pe &quot;&quot;s~&quot;&amp;[.D208]&amp;&quot;~&quot;&amp;[.E20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9]&lt;&gt;&quot;&quot;;&quot; \`&quot;&amp;[.A209]&amp;&quot;\` message&quot;;&quot;&quot;)">
            <text:p/>
          </table:table-cell>
          <table:table-cell table:formula="of:=IF([.B209]&lt;&gt;&quot;&quot;;&quot; \[\`&quot;&amp;[.A209]&amp;&quot;\` message\](&quot;&amp;[.B209]&amp;&quot;#section-&quot;&amp;[.A209]&amp;&quot;)&quot;;&quot;&quot;)">
            <text:p/>
          </table:table-cell>
          <table:table-cell table:number-columns-repeated="2"/>
          <table:table-cell table:formula="of:=IF([.E209]&lt;&gt;&quot;&quot;;&quot;-pe &quot;&quot;s~&quot;&amp;[.D209]&amp;&quot;~&quot;&amp;[.E20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0]&lt;&gt;&quot;&quot;;&quot; \`&quot;&amp;[.A210]&amp;&quot;\` message&quot;;&quot;&quot;)">
            <text:p/>
          </table:table-cell>
          <table:table-cell table:formula="of:=IF([.B210]&lt;&gt;&quot;&quot;;&quot; \[\`&quot;&amp;[.A210]&amp;&quot;\` message\](&quot;&amp;[.B210]&amp;&quot;#section-&quot;&amp;[.A210]&amp;&quot;)&quot;;&quot;&quot;)">
            <text:p/>
          </table:table-cell>
          <table:table-cell table:number-columns-repeated="2"/>
          <table:table-cell table:formula="of:=IF([.E210]&lt;&gt;&quot;&quot;;&quot;-pe &quot;&quot;s~&quot;&amp;[.D210]&amp;&quot;~&quot;&amp;[.E21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1]&lt;&gt;&quot;&quot;;&quot; \`&quot;&amp;[.A211]&amp;&quot;\` message&quot;;&quot;&quot;)">
            <text:p/>
          </table:table-cell>
          <table:table-cell table:formula="of:=IF([.B211]&lt;&gt;&quot;&quot;;&quot; \[\`&quot;&amp;[.A211]&amp;&quot;\` message\](&quot;&amp;[.B211]&amp;&quot;#section-&quot;&amp;[.A211]&amp;&quot;)&quot;;&quot;&quot;)">
            <text:p/>
          </table:table-cell>
          <table:table-cell table:number-columns-repeated="2"/>
          <table:table-cell table:formula="of:=IF([.E211]&lt;&gt;&quot;&quot;;&quot;-pe &quot;&quot;s~&quot;&amp;[.D211]&amp;&quot;~&quot;&amp;[.E21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2]&lt;&gt;&quot;&quot;;&quot; \`&quot;&amp;[.A212]&amp;&quot;\` message&quot;;&quot;&quot;)">
            <text:p/>
          </table:table-cell>
          <table:table-cell table:formula="of:=IF([.B212]&lt;&gt;&quot;&quot;;&quot; \[\`&quot;&amp;[.A212]&amp;&quot;\` message\](&quot;&amp;[.B212]&amp;&quot;#section-&quot;&amp;[.A212]&amp;&quot;)&quot;;&quot;&quot;)">
            <text:p/>
          </table:table-cell>
          <table:table-cell table:number-columns-repeated="2"/>
          <table:table-cell table:formula="of:=IF([.E212]&lt;&gt;&quot;&quot;;&quot;-pe &quot;&quot;s~&quot;&amp;[.D212]&amp;&quot;~&quot;&amp;[.E21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3]&lt;&gt;&quot;&quot;;&quot; \`&quot;&amp;[.A213]&amp;&quot;\` message&quot;;&quot;&quot;)">
            <text:p/>
          </table:table-cell>
          <table:table-cell table:formula="of:=IF([.B213]&lt;&gt;&quot;&quot;;&quot; \[\`&quot;&amp;[.A213]&amp;&quot;\` message\](&quot;&amp;[.B213]&amp;&quot;#section-&quot;&amp;[.A213]&amp;&quot;)&quot;;&quot;&quot;)">
            <text:p/>
          </table:table-cell>
          <table:table-cell table:number-columns-repeated="2"/>
          <table:table-cell table:formula="of:=IF([.E213]&lt;&gt;&quot;&quot;;&quot;-pe &quot;&quot;s~&quot;&amp;[.D213]&amp;&quot;~&quot;&amp;[.E21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4]&lt;&gt;&quot;&quot;;&quot; \`&quot;&amp;[.A214]&amp;&quot;\` message&quot;;&quot;&quot;)">
            <text:p/>
          </table:table-cell>
          <table:table-cell table:formula="of:=IF([.B214]&lt;&gt;&quot;&quot;;&quot; \[\`&quot;&amp;[.A214]&amp;&quot;\` message\](&quot;&amp;[.B214]&amp;&quot;#section-&quot;&amp;[.A214]&amp;&quot;)&quot;;&quot;&quot;)">
            <text:p/>
          </table:table-cell>
          <table:table-cell table:number-columns-repeated="2"/>
          <table:table-cell table:formula="of:=IF([.E214]&lt;&gt;&quot;&quot;;&quot;-pe &quot;&quot;s~&quot;&amp;[.D214]&amp;&quot;~&quot;&amp;[.E21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5]&lt;&gt;&quot;&quot;;&quot; \`&quot;&amp;[.A215]&amp;&quot;\` message&quot;;&quot;&quot;)">
            <text:p/>
          </table:table-cell>
          <table:table-cell table:formula="of:=IF([.B215]&lt;&gt;&quot;&quot;;&quot; \[\`&quot;&amp;[.A215]&amp;&quot;\` message\](&quot;&amp;[.B215]&amp;&quot;#section-&quot;&amp;[.A215]&amp;&quot;)&quot;;&quot;&quot;)">
            <text:p/>
          </table:table-cell>
          <table:table-cell table:number-columns-repeated="2"/>
          <table:table-cell table:formula="of:=IF([.E215]&lt;&gt;&quot;&quot;;&quot;-pe &quot;&quot;s~&quot;&amp;[.D215]&amp;&quot;~&quot;&amp;[.E21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6]&lt;&gt;&quot;&quot;;&quot; \`&quot;&amp;[.A216]&amp;&quot;\` message&quot;;&quot;&quot;)">
            <text:p/>
          </table:table-cell>
          <table:table-cell table:formula="of:=IF([.B216]&lt;&gt;&quot;&quot;;&quot; \[\`&quot;&amp;[.A216]&amp;&quot;\` message\](&quot;&amp;[.B216]&amp;&quot;#section-&quot;&amp;[.A216]&amp;&quot;)&quot;;&quot;&quot;)">
            <text:p/>
          </table:table-cell>
          <table:table-cell table:number-columns-repeated="2"/>
          <table:table-cell table:formula="of:=IF([.E216]&lt;&gt;&quot;&quot;;&quot;-pe &quot;&quot;s~&quot;&amp;[.D216]&amp;&quot;~&quot;&amp;[.E21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7]&lt;&gt;&quot;&quot;;&quot; \`&quot;&amp;[.A217]&amp;&quot;\` message&quot;;&quot;&quot;)">
            <text:p/>
          </table:table-cell>
          <table:table-cell table:formula="of:=IF([.B217]&lt;&gt;&quot;&quot;;&quot; \[\`&quot;&amp;[.A217]&amp;&quot;\` message\](&quot;&amp;[.B217]&amp;&quot;#section-&quot;&amp;[.A217]&amp;&quot;)&quot;;&quot;&quot;)">
            <text:p/>
          </table:table-cell>
          <table:table-cell table:number-columns-repeated="2"/>
          <table:table-cell table:formula="of:=IF([.E217]&lt;&gt;&quot;&quot;;&quot;-pe &quot;&quot;s~&quot;&amp;[.D217]&amp;&quot;~&quot;&amp;[.E21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8]&lt;&gt;&quot;&quot;;&quot; \`&quot;&amp;[.A218]&amp;&quot;\` message&quot;;&quot;&quot;)">
            <text:p/>
          </table:table-cell>
          <table:table-cell table:formula="of:=IF([.B218]&lt;&gt;&quot;&quot;;&quot; \[\`&quot;&amp;[.A218]&amp;&quot;\` message\](&quot;&amp;[.B218]&amp;&quot;#section-&quot;&amp;[.A218]&amp;&quot;)&quot;;&quot;&quot;)">
            <text:p/>
          </table:table-cell>
          <table:table-cell table:number-columns-repeated="2"/>
          <table:table-cell table:formula="of:=IF([.E218]&lt;&gt;&quot;&quot;;&quot;-pe &quot;&quot;s~&quot;&amp;[.D218]&amp;&quot;~&quot;&amp;[.E21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9]&lt;&gt;&quot;&quot;;&quot; \`&quot;&amp;[.A219]&amp;&quot;\` message&quot;;&quot;&quot;)">
            <text:p/>
          </table:table-cell>
          <table:table-cell table:formula="of:=IF([.B219]&lt;&gt;&quot;&quot;;&quot; \[\`&quot;&amp;[.A219]&amp;&quot;\` message\](&quot;&amp;[.B219]&amp;&quot;#section-&quot;&amp;[.A219]&amp;&quot;)&quot;;&quot;&quot;)">
            <text:p/>
          </table:table-cell>
          <table:table-cell table:number-columns-repeated="2"/>
          <table:table-cell table:formula="of:=IF([.E219]&lt;&gt;&quot;&quot;;&quot;-pe &quot;&quot;s~&quot;&amp;[.D219]&amp;&quot;~&quot;&amp;[.E21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20]&lt;&gt;&quot;&quot;;&quot; \`&quot;&amp;[.A220]&amp;&quot;\` message&quot;;&quot;&quot;)">
            <text:p/>
          </table:table-cell>
          <table:table-cell table:formula="of:=IF([.B220]&lt;&gt;&quot;&quot;;&quot; \[\`&quot;&amp;[.A220]&amp;&quot;\` message\](&quot;&amp;[.B220]&amp;&quot;#section-&quot;&amp;[.A22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1]&lt;&gt;&quot;&quot;;&quot; \`&quot;&amp;[.A221]&amp;&quot;\` message&quot;;&quot;&quot;)">
            <text:p/>
          </table:table-cell>
          <table:table-cell table:formula="of:=IF([.B221]&lt;&gt;&quot;&quot;;&quot; \[\`&quot;&amp;[.A221]&amp;&quot;\` message\](&quot;&amp;[.B221]&amp;&quot;#section-&quot;&amp;[.A22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2]&lt;&gt;&quot;&quot;;&quot; \`&quot;&amp;[.A222]&amp;&quot;\` message&quot;;&quot;&quot;)">
            <text:p/>
          </table:table-cell>
          <table:table-cell table:formula="of:=IF([.B222]&lt;&gt;&quot;&quot;;&quot; \[\`&quot;&amp;[.A222]&amp;&quot;\` message\](&quot;&amp;[.B222]&amp;&quot;#section-&quot;&amp;[.A22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3]&lt;&gt;&quot;&quot;;&quot; \`&quot;&amp;[.A223]&amp;&quot;\` message&quot;;&quot;&quot;)">
            <text:p/>
          </table:table-cell>
          <table:table-cell table:formula="of:=IF([.B223]&lt;&gt;&quot;&quot;;&quot; \[\`&quot;&amp;[.A223]&amp;&quot;\` message\](&quot;&amp;[.B223]&amp;&quot;#section-&quot;&amp;[.A22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4]&lt;&gt;&quot;&quot;;&quot; \`&quot;&amp;[.A224]&amp;&quot;\` message&quot;;&quot;&quot;)">
            <text:p/>
          </table:table-cell>
          <table:table-cell table:formula="of:=IF([.B224]&lt;&gt;&quot;&quot;;&quot; \[\`&quot;&amp;[.A224]&amp;&quot;\` message\](&quot;&amp;[.B224]&amp;&quot;#section-&quot;&amp;[.A22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5]&lt;&gt;&quot;&quot;;&quot; \`&quot;&amp;[.A225]&amp;&quot;\` message&quot;;&quot;&quot;)">
            <text:p/>
          </table:table-cell>
          <table:table-cell table:formula="of:=IF([.B225]&lt;&gt;&quot;&quot;;&quot; \[\`&quot;&amp;[.A225]&amp;&quot;\` message\](&quot;&amp;[.B225]&amp;&quot;#section-&quot;&amp;[.A22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6]&lt;&gt;&quot;&quot;;&quot; \`&quot;&amp;[.A226]&amp;&quot;\` message&quot;;&quot;&quot;)">
            <text:p/>
          </table:table-cell>
          <table:table-cell table:formula="of:=IF([.B226]&lt;&gt;&quot;&quot;;&quot; \[\`&quot;&amp;[.A226]&amp;&quot;\` message\](&quot;&amp;[.B226]&amp;&quot;#section-&quot;&amp;[.A22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7]&lt;&gt;&quot;&quot;;&quot; \`&quot;&amp;[.A227]&amp;&quot;\` message&quot;;&quot;&quot;)">
            <text:p/>
          </table:table-cell>
          <table:table-cell table:formula="of:=IF([.B227]&lt;&gt;&quot;&quot;;&quot; \[\`&quot;&amp;[.A227]&amp;&quot;\` message\](&quot;&amp;[.B227]&amp;&quot;#section-&quot;&amp;[.A22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8]&lt;&gt;&quot;&quot;;&quot; \`&quot;&amp;[.A228]&amp;&quot;\` message&quot;;&quot;&quot;)">
            <text:p/>
          </table:table-cell>
          <table:table-cell table:formula="of:=IF([.B228]&lt;&gt;&quot;&quot;;&quot; \[\`&quot;&amp;[.A228]&amp;&quot;\` message\](&quot;&amp;[.B228]&amp;&quot;#section-&quot;&amp;[.A22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9]&lt;&gt;&quot;&quot;;&quot; \`&quot;&amp;[.A229]&amp;&quot;\` message&quot;;&quot;&quot;)">
            <text:p/>
          </table:table-cell>
          <table:table-cell table:formula="of:=IF([.B229]&lt;&gt;&quot;&quot;;&quot; \[\`&quot;&amp;[.A229]&amp;&quot;\` message\](&quot;&amp;[.B229]&amp;&quot;#section-&quot;&amp;[.A22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0]&lt;&gt;&quot;&quot;;&quot; \`&quot;&amp;[.A230]&amp;&quot;\` message&quot;;&quot;&quot;)">
            <text:p/>
          </table:table-cell>
          <table:table-cell table:formula="of:=IF([.B230]&lt;&gt;&quot;&quot;;&quot; \[\`&quot;&amp;[.A230]&amp;&quot;\` message\](&quot;&amp;[.B230]&amp;&quot;#section-&quot;&amp;[.A23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1]&lt;&gt;&quot;&quot;;&quot; \`&quot;&amp;[.A231]&amp;&quot;\` message&quot;;&quot;&quot;)">
            <text:p/>
          </table:table-cell>
          <table:table-cell table:formula="of:=IF([.B231]&lt;&gt;&quot;&quot;;&quot; \[\`&quot;&amp;[.A231]&amp;&quot;\` message\](&quot;&amp;[.B231]&amp;&quot;#section-&quot;&amp;[.A23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2]&lt;&gt;&quot;&quot;;&quot; \`&quot;&amp;[.A232]&amp;&quot;\` message&quot;;&quot;&quot;)">
            <text:p/>
          </table:table-cell>
          <table:table-cell table:formula="of:=IF([.B232]&lt;&gt;&quot;&quot;;&quot; \[\`&quot;&amp;[.A232]&amp;&quot;\` message\](&quot;&amp;[.B232]&amp;&quot;#section-&quot;&amp;[.A23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3]&lt;&gt;&quot;&quot;;&quot; \`&quot;&amp;[.A233]&amp;&quot;\` message&quot;;&quot;&quot;)">
            <text:p/>
          </table:table-cell>
          <table:table-cell table:formula="of:=IF([.B233]&lt;&gt;&quot;&quot;;&quot; \[\`&quot;&amp;[.A233]&amp;&quot;\` message\](&quot;&amp;[.B233]&amp;&quot;#section-&quot;&amp;[.A23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4]&lt;&gt;&quot;&quot;;&quot; \`&quot;&amp;[.A234]&amp;&quot;\` message&quot;;&quot;&quot;)">
            <text:p/>
          </table:table-cell>
          <table:table-cell table:formula="of:=IF([.B234]&lt;&gt;&quot;&quot;;&quot; \[\`&quot;&amp;[.A234]&amp;&quot;\` message\](&quot;&amp;[.B234]&amp;&quot;#section-&quot;&amp;[.A23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5]&lt;&gt;&quot;&quot;;&quot; \`&quot;&amp;[.A235]&amp;&quot;\` message&quot;;&quot;&quot;)">
            <text:p/>
          </table:table-cell>
          <table:table-cell table:formula="of:=IF([.B235]&lt;&gt;&quot;&quot;;&quot; \[\`&quot;&amp;[.A235]&amp;&quot;\` message\](&quot;&amp;[.B235]&amp;&quot;#section-&quot;&amp;[.A23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6]&lt;&gt;&quot;&quot;;&quot; \`&quot;&amp;[.A236]&amp;&quot;\` message&quot;;&quot;&quot;)">
            <text:p/>
          </table:table-cell>
          <table:table-cell table:formula="of:=IF([.B236]&lt;&gt;&quot;&quot;;&quot; \[\`&quot;&amp;[.A236]&amp;&quot;\` message\](&quot;&amp;[.B236]&amp;&quot;#section-&quot;&amp;[.A23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7]&lt;&gt;&quot;&quot;;&quot; \`&quot;&amp;[.A237]&amp;&quot;\` message&quot;;&quot;&quot;)">
            <text:p/>
          </table:table-cell>
          <table:table-cell table:formula="of:=IF([.B237]&lt;&gt;&quot;&quot;;&quot; \[\`&quot;&amp;[.A237]&amp;&quot;\` message\](&quot;&amp;[.B237]&amp;&quot;#section-&quot;&amp;[.A23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8]&lt;&gt;&quot;&quot;;&quot; \`&quot;&amp;[.A238]&amp;&quot;\` message&quot;;&quot;&quot;)">
            <text:p/>
          </table:table-cell>
          <table:table-cell table:formula="of:=IF([.B238]&lt;&gt;&quot;&quot;;&quot; \[\`&quot;&amp;[.A238]&amp;&quot;\` message\](&quot;&amp;[.B238]&amp;&quot;#section-&quot;&amp;[.A23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9]&lt;&gt;&quot;&quot;;&quot; \`&quot;&amp;[.A239]&amp;&quot;\` message&quot;;&quot;&quot;)">
            <text:p/>
          </table:table-cell>
          <table:table-cell table:formula="of:=IF([.B239]&lt;&gt;&quot;&quot;;&quot; \[\`&quot;&amp;[.A239]&amp;&quot;\` message\](&quot;&amp;[.B239]&amp;&quot;#section-&quot;&amp;[.A23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0]&lt;&gt;&quot;&quot;;&quot; \`&quot;&amp;[.A240]&amp;&quot;\` message&quot;;&quot;&quot;)">
            <text:p/>
          </table:table-cell>
          <table:table-cell table:formula="of:=IF([.B240]&lt;&gt;&quot;&quot;;&quot; \[\`&quot;&amp;[.A240]&amp;&quot;\` message\](&quot;&amp;[.B240]&amp;&quot;#section-&quot;&amp;[.A24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1]&lt;&gt;&quot;&quot;;&quot; \`&quot;&amp;[.A241]&amp;&quot;\` message&quot;;&quot;&quot;)">
            <text:p/>
          </table:table-cell>
          <table:table-cell table:formula="of:=IF([.B241]&lt;&gt;&quot;&quot;;&quot; \[\`&quot;&amp;[.A241]&amp;&quot;\` message\](&quot;&amp;[.B241]&amp;&quot;#section-&quot;&amp;[.A24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2]&lt;&gt;&quot;&quot;;&quot; \`&quot;&amp;[.A242]&amp;&quot;\` message&quot;;&quot;&quot;)">
            <text:p/>
          </table:table-cell>
          <table:table-cell table:formula="of:=IF([.B242]&lt;&gt;&quot;&quot;;&quot; \[\`&quot;&amp;[.A242]&amp;&quot;\` message\](&quot;&amp;[.B242]&amp;&quot;#section-&quot;&amp;[.A24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3]&lt;&gt;&quot;&quot;;&quot; \`&quot;&amp;[.A243]&amp;&quot;\` message&quot;;&quot;&quot;)">
            <text:p/>
          </table:table-cell>
          <table:table-cell table:formula="of:=IF([.B243]&lt;&gt;&quot;&quot;;&quot; \[\`&quot;&amp;[.A243]&amp;&quot;\` message\](&quot;&amp;[.B243]&amp;&quot;#section-&quot;&amp;[.A24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4]&lt;&gt;&quot;&quot;;&quot; \`&quot;&amp;[.A244]&amp;&quot;\` message&quot;;&quot;&quot;)">
            <text:p/>
          </table:table-cell>
          <table:table-cell table:formula="of:=IF([.B244]&lt;&gt;&quot;&quot;;&quot; \[\`&quot;&amp;[.A244]&amp;&quot;\` message\](&quot;&amp;[.B244]&amp;&quot;#section-&quot;&amp;[.A24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5]&lt;&gt;&quot;&quot;;&quot; \`&quot;&amp;[.A245]&amp;&quot;\` message&quot;;&quot;&quot;)">
            <text:p/>
          </table:table-cell>
          <table:table-cell table:formula="of:=IF([.B245]&lt;&gt;&quot;&quot;;&quot; \[\`&quot;&amp;[.A245]&amp;&quot;\` message\](&quot;&amp;[.B245]&amp;&quot;#section-&quot;&amp;[.A24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6]&lt;&gt;&quot;&quot;;&quot; \`&quot;&amp;[.A246]&amp;&quot;\` message&quot;;&quot;&quot;)">
            <text:p/>
          </table:table-cell>
          <table:table-cell table:formula="of:=IF([.B246]&lt;&gt;&quot;&quot;;&quot; \[\`&quot;&amp;[.A246]&amp;&quot;\` message\](&quot;&amp;[.B246]&amp;&quot;#section-&quot;&amp;[.A24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7]&lt;&gt;&quot;&quot;;&quot; \`&quot;&amp;[.A247]&amp;&quot;\` message&quot;;&quot;&quot;)">
            <text:p/>
          </table:table-cell>
          <table:table-cell table:formula="of:=IF([.B247]&lt;&gt;&quot;&quot;;&quot; \[\`&quot;&amp;[.A247]&amp;&quot;\` message\](&quot;&amp;[.B247]&amp;&quot;#section-&quot;&amp;[.A24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8]&lt;&gt;&quot;&quot;;&quot; \`&quot;&amp;[.A248]&amp;&quot;\` message&quot;;&quot;&quot;)">
            <text:p/>
          </table:table-cell>
          <table:table-cell table:formula="of:=IF([.B248]&lt;&gt;&quot;&quot;;&quot; \[\`&quot;&amp;[.A248]&amp;&quot;\` message\](&quot;&amp;[.B248]&amp;&quot;#section-&quot;&amp;[.A24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9]&lt;&gt;&quot;&quot;;&quot; \`&quot;&amp;[.A249]&amp;&quot;\` message&quot;;&quot;&quot;)">
            <text:p/>
          </table:table-cell>
          <table:table-cell table:formula="of:=IF([.B249]&lt;&gt;&quot;&quot;;&quot; \[\`&quot;&amp;[.A249]&amp;&quot;\` message\](&quot;&amp;[.B249]&amp;&quot;#section-&quot;&amp;[.A24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0]&lt;&gt;&quot;&quot;;&quot; \`&quot;&amp;[.A250]&amp;&quot;\` message&quot;;&quot;&quot;)">
            <text:p/>
          </table:table-cell>
          <table:table-cell table:formula="of:=IF([.B250]&lt;&gt;&quot;&quot;;&quot; \[\`&quot;&amp;[.A250]&amp;&quot;\` message\](&quot;&amp;[.B250]&amp;&quot;#section-&quot;&amp;[.A25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1]&lt;&gt;&quot;&quot;;&quot; \`&quot;&amp;[.A251]&amp;&quot;\` message&quot;;&quot;&quot;)">
            <text:p/>
          </table:table-cell>
          <table:table-cell table:formula="of:=IF([.B251]&lt;&gt;&quot;&quot;;&quot; \[\`&quot;&amp;[.A251]&amp;&quot;\` message\](&quot;&amp;[.B251]&amp;&quot;#section-&quot;&amp;[.A25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2]&lt;&gt;&quot;&quot;;&quot; \`&quot;&amp;[.A252]&amp;&quot;\` message&quot;;&quot;&quot;)">
            <text:p/>
          </table:table-cell>
          <table:table-cell table:formula="of:=IF([.B252]&lt;&gt;&quot;&quot;;&quot; \[\`&quot;&amp;[.A252]&amp;&quot;\` message\](&quot;&amp;[.B252]&amp;&quot;#section-&quot;&amp;[.A25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3]&lt;&gt;&quot;&quot;;&quot; \`&quot;&amp;[.A253]&amp;&quot;\` message&quot;;&quot;&quot;)">
            <text:p/>
          </table:table-cell>
          <table:table-cell table:formula="of:=IF([.B253]&lt;&gt;&quot;&quot;;&quot; \[\`&quot;&amp;[.A253]&amp;&quot;\` message\](&quot;&amp;[.B253]&amp;&quot;#section-&quot;&amp;[.A25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4]&lt;&gt;&quot;&quot;;&quot; \`&quot;&amp;[.A254]&amp;&quot;\` message&quot;;&quot;&quot;)">
            <text:p/>
          </table:table-cell>
          <table:table-cell table:formula="of:=IF([.B254]&lt;&gt;&quot;&quot;;&quot; \[\`&quot;&amp;[.A254]&amp;&quot;\` message\](&quot;&amp;[.B254]&amp;&quot;#section-&quot;&amp;[.A25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5]&lt;&gt;&quot;&quot;;&quot; \`&quot;&amp;[.A255]&amp;&quot;\` message&quot;;&quot;&quot;)">
            <text:p/>
          </table:table-cell>
          <table:table-cell table:formula="of:=IF([.B255]&lt;&gt;&quot;&quot;;&quot; \[\`&quot;&amp;[.A255]&amp;&quot;\` message\](&quot;&amp;[.B255]&amp;&quot;#section-&quot;&amp;[.A25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6]&lt;&gt;&quot;&quot;;&quot; \`&quot;&amp;[.A256]&amp;&quot;\` message&quot;;&quot;&quot;)">
            <text:p/>
          </table:table-cell>
          <table:table-cell table:formula="of:=IF([.B256]&lt;&gt;&quot;&quot;;&quot; \[\`&quot;&amp;[.A256]&amp;&quot;\` message\](&quot;&amp;[.B256]&amp;&quot;#section-&quot;&amp;[.A25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7]&lt;&gt;&quot;&quot;;&quot; \`&quot;&amp;[.A257]&amp;&quot;\` message&quot;;&quot;&quot;)">
            <text:p/>
          </table:table-cell>
          <table:table-cell table:formula="of:=IF([.B257]&lt;&gt;&quot;&quot;;&quot; \[\`&quot;&amp;[.A257]&amp;&quot;\` message\](&quot;&amp;[.B257]&amp;&quot;#section-&quot;&amp;[.A25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8]&lt;&gt;&quot;&quot;;&quot; \`&quot;&amp;[.A258]&amp;&quot;\` message&quot;;&quot;&quot;)">
            <text:p/>
          </table:table-cell>
          <table:table-cell table:formula="of:=IF([.B258]&lt;&gt;&quot;&quot;;&quot; \[\`&quot;&amp;[.A258]&amp;&quot;\` message\](&quot;&amp;[.B258]&amp;&quot;#section-&quot;&amp;[.A25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9]&lt;&gt;&quot;&quot;;&quot; \`&quot;&amp;[.A259]&amp;&quot;\` message&quot;;&quot;&quot;)">
            <text:p/>
          </table:table-cell>
          <table:table-cell table:formula="of:=IF([.B259]&lt;&gt;&quot;&quot;;&quot; \[\`&quot;&amp;[.A259]&amp;&quot;\` message\](&quot;&amp;[.B259]&amp;&quot;#section-&quot;&amp;[.A25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0]&lt;&gt;&quot;&quot;;&quot; \`&quot;&amp;[.A260]&amp;&quot;\` message&quot;;&quot;&quot;)">
            <text:p/>
          </table:table-cell>
          <table:table-cell table:formula="of:=IF([.B260]&lt;&gt;&quot;&quot;;&quot; \[\`&quot;&amp;[.A260]&amp;&quot;\` message\](&quot;&amp;[.B260]&amp;&quot;#section-&quot;&amp;[.A26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1]&lt;&gt;&quot;&quot;;&quot; \`&quot;&amp;[.A261]&amp;&quot;\` message&quot;;&quot;&quot;)">
            <text:p/>
          </table:table-cell>
          <table:table-cell table:formula="of:=IF([.B261]&lt;&gt;&quot;&quot;;&quot; \[\`&quot;&amp;[.A261]&amp;&quot;\` message\](&quot;&amp;[.B261]&amp;&quot;#section-&quot;&amp;[.A26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2]&lt;&gt;&quot;&quot;;&quot; \`&quot;&amp;[.A262]&amp;&quot;\` message&quot;;&quot;&quot;)">
            <text:p/>
          </table:table-cell>
          <table:table-cell table:formula="of:=IF([.B262]&lt;&gt;&quot;&quot;;&quot; \[\`&quot;&amp;[.A262]&amp;&quot;\` message\](&quot;&amp;[.B262]&amp;&quot;#section-&quot;&amp;[.A26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3]&lt;&gt;&quot;&quot;;&quot; \`&quot;&amp;[.A263]&amp;&quot;\` message&quot;;&quot;&quot;)">
            <text:p/>
          </table:table-cell>
          <table:table-cell table:formula="of:=IF([.B263]&lt;&gt;&quot;&quot;;&quot; \[\`&quot;&amp;[.A263]&amp;&quot;\` message\](&quot;&amp;[.B263]&amp;&quot;#section-&quot;&amp;[.A26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4]&lt;&gt;&quot;&quot;;&quot; \`&quot;&amp;[.A264]&amp;&quot;\` message&quot;;&quot;&quot;)">
            <text:p/>
          </table:table-cell>
          <table:table-cell table:formula="of:=IF([.B264]&lt;&gt;&quot;&quot;;&quot; \[\`&quot;&amp;[.A264]&amp;&quot;\` message\](&quot;&amp;[.B264]&amp;&quot;#section-&quot;&amp;[.A26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5]&lt;&gt;&quot;&quot;;&quot; \`&quot;&amp;[.A265]&amp;&quot;\` message&quot;;&quot;&quot;)">
            <text:p/>
          </table:table-cell>
          <table:table-cell table:formula="of:=IF([.B265]&lt;&gt;&quot;&quot;;&quot; \[\`&quot;&amp;[.A265]&amp;&quot;\` message\](&quot;&amp;[.B265]&amp;&quot;#section-&quot;&amp;[.A26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6]&lt;&gt;&quot;&quot;;&quot; \`&quot;&amp;[.A266]&amp;&quot;\` message&quot;;&quot;&quot;)">
            <text:p/>
          </table:table-cell>
          <table:table-cell table:formula="of:=IF([.B266]&lt;&gt;&quot;&quot;;&quot; \[\`&quot;&amp;[.A266]&amp;&quot;\` message\](&quot;&amp;[.B266]&amp;&quot;#section-&quot;&amp;[.A26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7]&lt;&gt;&quot;&quot;;&quot; \`&quot;&amp;[.A267]&amp;&quot;\` message&quot;;&quot;&quot;)">
            <text:p/>
          </table:table-cell>
          <table:table-cell table:formula="of:=IF([.B267]&lt;&gt;&quot;&quot;;&quot; \[\`&quot;&amp;[.A267]&amp;&quot;\` message\](&quot;&amp;[.B267]&amp;&quot;#section-&quot;&amp;[.A26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8]&lt;&gt;&quot;&quot;;&quot; \`&quot;&amp;[.A268]&amp;&quot;\` message&quot;;&quot;&quot;)">
            <text:p/>
          </table:table-cell>
          <table:table-cell table:formula="of:=IF([.B268]&lt;&gt;&quot;&quot;;&quot; \[\`&quot;&amp;[.A268]&amp;&quot;\` message\](&quot;&amp;[.B268]&amp;&quot;#section-&quot;&amp;[.A26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9]&lt;&gt;&quot;&quot;;&quot; \`&quot;&amp;[.A269]&amp;&quot;\` message&quot;;&quot;&quot;)">
            <text:p/>
          </table:table-cell>
          <table:table-cell table:formula="of:=IF([.B269]&lt;&gt;&quot;&quot;;&quot; \[\`&quot;&amp;[.A269]&amp;&quot;\` message\](&quot;&amp;[.B269]&amp;&quot;#section-&quot;&amp;[.A26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0]&lt;&gt;&quot;&quot;;&quot; \`&quot;&amp;[.A270]&amp;&quot;\` message&quot;;&quot;&quot;)">
            <text:p/>
          </table:table-cell>
          <table:table-cell table:formula="of:=IF([.B270]&lt;&gt;&quot;&quot;;&quot; \[\`&quot;&amp;[.A270]&amp;&quot;\` message\](&quot;&amp;[.B270]&amp;&quot;#section-&quot;&amp;[.A27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1]&lt;&gt;&quot;&quot;;&quot; \`&quot;&amp;[.A271]&amp;&quot;\` message&quot;;&quot;&quot;)">
            <text:p/>
          </table:table-cell>
          <table:table-cell table:formula="of:=IF([.B271]&lt;&gt;&quot;&quot;;&quot; \[\`&quot;&amp;[.A271]&amp;&quot;\` message\](&quot;&amp;[.B271]&amp;&quot;#section-&quot;&amp;[.A27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2]&lt;&gt;&quot;&quot;;&quot; \`&quot;&amp;[.A272]&amp;&quot;\` message&quot;;&quot;&quot;)">
            <text:p/>
          </table:table-cell>
          <table:table-cell table:formula="of:=IF([.B272]&lt;&gt;&quot;&quot;;&quot; \[\`&quot;&amp;[.A272]&amp;&quot;\` message\](&quot;&amp;[.B272]&amp;&quot;#section-&quot;&amp;[.A27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3]&lt;&gt;&quot;&quot;;&quot; \`&quot;&amp;[.A273]&amp;&quot;\` message&quot;;&quot;&quot;)">
            <text:p/>
          </table:table-cell>
          <table:table-cell table:formula="of:=IF([.B273]&lt;&gt;&quot;&quot;;&quot; \[\`&quot;&amp;[.A273]&amp;&quot;\` message\](&quot;&amp;[.B273]&amp;&quot;#section-&quot;&amp;[.A27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4]&lt;&gt;&quot;&quot;;&quot; \`&quot;&amp;[.A274]&amp;&quot;\` message&quot;;&quot;&quot;)">
            <text:p/>
          </table:table-cell>
          <table:table-cell table:formula="of:=IF([.B274]&lt;&gt;&quot;&quot;;&quot; \[\`&quot;&amp;[.A274]&amp;&quot;\` message\](&quot;&amp;[.B274]&amp;&quot;#section-&quot;&amp;[.A27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5]&lt;&gt;&quot;&quot;;&quot; \`&quot;&amp;[.A275]&amp;&quot;\` message&quot;;&quot;&quot;)">
            <text:p/>
          </table:table-cell>
          <table:table-cell table:formula="of:=IF([.B275]&lt;&gt;&quot;&quot;;&quot; \[\`&quot;&amp;[.A275]&amp;&quot;\` message\](&quot;&amp;[.B275]&amp;&quot;#section-&quot;&amp;[.A27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6]&lt;&gt;&quot;&quot;;&quot; \`&quot;&amp;[.A276]&amp;&quot;\` message&quot;;&quot;&quot;)">
            <text:p/>
          </table:table-cell>
          <table:table-cell table:formula="of:=IF([.B276]&lt;&gt;&quot;&quot;;&quot; \[\`&quot;&amp;[.A276]&amp;&quot;\` message\](&quot;&amp;[.B276]&amp;&quot;#section-&quot;&amp;[.A27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7]&lt;&gt;&quot;&quot;;&quot; \`&quot;&amp;[.A277]&amp;&quot;\` message&quot;;&quot;&quot;)">
            <text:p/>
          </table:table-cell>
          <table:table-cell table:formula="of:=IF([.B277]&lt;&gt;&quot;&quot;;&quot; \[\`&quot;&amp;[.A277]&amp;&quot;\` message\](&quot;&amp;[.B277]&amp;&quot;#section-&quot;&amp;[.A27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8]&lt;&gt;&quot;&quot;;&quot; \`&quot;&amp;[.A278]&amp;&quot;\` message&quot;;&quot;&quot;)">
            <text:p/>
          </table:table-cell>
          <table:table-cell table:formula="of:=IF([.B278]&lt;&gt;&quot;&quot;;&quot; \[\`&quot;&amp;[.A278]&amp;&quot;\` message\](&quot;&amp;[.B278]&amp;&quot;#section-&quot;&amp;[.A27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9]&lt;&gt;&quot;&quot;;&quot; \`&quot;&amp;[.A279]&amp;&quot;\` message&quot;;&quot;&quot;)">
            <text:p/>
          </table:table-cell>
          <table:table-cell table:formula="of:=IF([.B279]&lt;&gt;&quot;&quot;;&quot; \[\`&quot;&amp;[.A279]&amp;&quot;\` message\](&quot;&amp;[.B279]&amp;&quot;#section-&quot;&amp;[.A27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0]&lt;&gt;&quot;&quot;;&quot; \`&quot;&amp;[.A280]&amp;&quot;\` message&quot;;&quot;&quot;)">
            <text:p/>
          </table:table-cell>
          <table:table-cell table:formula="of:=IF([.B280]&lt;&gt;&quot;&quot;;&quot; \[\`&quot;&amp;[.A280]&amp;&quot;\` message\](&quot;&amp;[.B280]&amp;&quot;#section-&quot;&amp;[.A28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1]&lt;&gt;&quot;&quot;;&quot; \`&quot;&amp;[.A281]&amp;&quot;\` message&quot;;&quot;&quot;)">
            <text:p/>
          </table:table-cell>
          <table:table-cell table:formula="of:=IF([.B281]&lt;&gt;&quot;&quot;;&quot; \[\`&quot;&amp;[.A281]&amp;&quot;\` message\](&quot;&amp;[.B281]&amp;&quot;#section-&quot;&amp;[.A28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2]&lt;&gt;&quot;&quot;;&quot; \`&quot;&amp;[.A282]&amp;&quot;\` message&quot;;&quot;&quot;)">
            <text:p/>
          </table:table-cell>
          <table:table-cell table:formula="of:=IF([.B282]&lt;&gt;&quot;&quot;;&quot; \[\`&quot;&amp;[.A282]&amp;&quot;\` message\](&quot;&amp;[.B282]&amp;&quot;#section-&quot;&amp;[.A28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3]&lt;&gt;&quot;&quot;;&quot; \`&quot;&amp;[.A283]&amp;&quot;\` message&quot;;&quot;&quot;)">
            <text:p/>
          </table:table-cell>
          <table:table-cell table:formula="of:=IF([.B283]&lt;&gt;&quot;&quot;;&quot; \[\`&quot;&amp;[.A283]&amp;&quot;\` message\](&quot;&amp;[.B283]&amp;&quot;#section-&quot;&amp;[.A28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4]&lt;&gt;&quot;&quot;;&quot; \`&quot;&amp;[.A284]&amp;&quot;\` message&quot;;&quot;&quot;)">
            <text:p/>
          </table:table-cell>
          <table:table-cell table:formula="of:=IF([.B284]&lt;&gt;&quot;&quot;;&quot; \[\`&quot;&amp;[.A284]&amp;&quot;\` message\](&quot;&amp;[.B284]&amp;&quot;#section-&quot;&amp;[.A28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5]&lt;&gt;&quot;&quot;;&quot; \`&quot;&amp;[.A285]&amp;&quot;\` message&quot;;&quot;&quot;)">
            <text:p/>
          </table:table-cell>
          <table:table-cell table:formula="of:=IF([.B285]&lt;&gt;&quot;&quot;;&quot; \[\`&quot;&amp;[.A285]&amp;&quot;\` message\](&quot;&amp;[.B285]&amp;&quot;#section-&quot;&amp;[.A28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6]&lt;&gt;&quot;&quot;;&quot; \`&quot;&amp;[.A286]&amp;&quot;\` message&quot;;&quot;&quot;)">
            <text:p/>
          </table:table-cell>
          <table:table-cell table:formula="of:=IF([.B286]&lt;&gt;&quot;&quot;;&quot; \[\`&quot;&amp;[.A286]&amp;&quot;\` message\](&quot;&amp;[.B286]&amp;&quot;#section-&quot;&amp;[.A28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7]&lt;&gt;&quot;&quot;;&quot; \`&quot;&amp;[.A287]&amp;&quot;\` message&quot;;&quot;&quot;)">
            <text:p/>
          </table:table-cell>
          <table:table-cell table:formula="of:=IF([.B287]&lt;&gt;&quot;&quot;;&quot; \[\`&quot;&amp;[.A287]&amp;&quot;\` message\](&quot;&amp;[.B287]&amp;&quot;#section-&quot;&amp;[.A28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8]&lt;&gt;&quot;&quot;;&quot; \`&quot;&amp;[.A288]&amp;&quot;\` message&quot;;&quot;&quot;)">
            <text:p/>
          </table:table-cell>
          <table:table-cell table:formula="of:=IF([.B288]&lt;&gt;&quot;&quot;;&quot; \[\`&quot;&amp;[.A288]&amp;&quot;\` message\](&quot;&amp;[.B288]&amp;&quot;#section-&quot;&amp;[.A28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9]&lt;&gt;&quot;&quot;;&quot; \`&quot;&amp;[.A289]&amp;&quot;\` message&quot;;&quot;&quot;)">
            <text:p/>
          </table:table-cell>
          <table:table-cell table:formula="of:=IF([.B289]&lt;&gt;&quot;&quot;;&quot; \[\`&quot;&amp;[.A289]&amp;&quot;\` message\](&quot;&amp;[.B289]&amp;&quot;#section-&quot;&amp;[.A28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0]&lt;&gt;&quot;&quot;;&quot; \`&quot;&amp;[.A290]&amp;&quot;\` message&quot;;&quot;&quot;)">
            <text:p/>
          </table:table-cell>
          <table:table-cell table:formula="of:=IF([.B290]&lt;&gt;&quot;&quot;;&quot; \[\`&quot;&amp;[.A290]&amp;&quot;\` message\](&quot;&amp;[.B290]&amp;&quot;#section-&quot;&amp;[.A29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1]&lt;&gt;&quot;&quot;;&quot; \`&quot;&amp;[.A291]&amp;&quot;\` message&quot;;&quot;&quot;)">
            <text:p/>
          </table:table-cell>
          <table:table-cell table:formula="of:=IF([.B291]&lt;&gt;&quot;&quot;;&quot; \[\`&quot;&amp;[.A291]&amp;&quot;\` message\](&quot;&amp;[.B291]&amp;&quot;#section-&quot;&amp;[.A29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2]&lt;&gt;&quot;&quot;;&quot; \`&quot;&amp;[.A292]&amp;&quot;\` message&quot;;&quot;&quot;)">
            <text:p/>
          </table:table-cell>
          <table:table-cell table:formula="of:=IF([.B292]&lt;&gt;&quot;&quot;;&quot; \[\`&quot;&amp;[.A292]&amp;&quot;\` message\](&quot;&amp;[.B292]&amp;&quot;#section-&quot;&amp;[.A29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3]&lt;&gt;&quot;&quot;;&quot; \`&quot;&amp;[.A293]&amp;&quot;\` message&quot;;&quot;&quot;)">
            <text:p/>
          </table:table-cell>
          <table:table-cell table:formula="of:=IF([.B293]&lt;&gt;&quot;&quot;;&quot; \[\`&quot;&amp;[.A293]&amp;&quot;\` message\](&quot;&amp;[.B293]&amp;&quot;#section-&quot;&amp;[.A29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4]&lt;&gt;&quot;&quot;;&quot; \`&quot;&amp;[.A294]&amp;&quot;\` message&quot;;&quot;&quot;)">
            <text:p/>
          </table:table-cell>
          <table:table-cell table:formula="of:=IF([.B294]&lt;&gt;&quot;&quot;;&quot; \[\`&quot;&amp;[.A294]&amp;&quot;\` message\](&quot;&amp;[.B294]&amp;&quot;#section-&quot;&amp;[.A29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5]&lt;&gt;&quot;&quot;;&quot; \`&quot;&amp;[.A295]&amp;&quot;\` message&quot;;&quot;&quot;)">
            <text:p/>
          </table:table-cell>
          <table:table-cell table:formula="of:=IF([.B295]&lt;&gt;&quot;&quot;;&quot; \[\`&quot;&amp;[.A295]&amp;&quot;\` message\](&quot;&amp;[.B295]&amp;&quot;#section-&quot;&amp;[.A29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6]&lt;&gt;&quot;&quot;;&quot; \`&quot;&amp;[.A296]&amp;&quot;\` message&quot;;&quot;&quot;)">
            <text:p/>
          </table:table-cell>
          <table:table-cell table:formula="of:=IF([.B296]&lt;&gt;&quot;&quot;;&quot; \[\`&quot;&amp;[.A296]&amp;&quot;\` message\](&quot;&amp;[.B296]&amp;&quot;#section-&quot;&amp;[.A29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7]&lt;&gt;&quot;&quot;;&quot; \`&quot;&amp;[.A297]&amp;&quot;\` message&quot;;&quot;&quot;)">
            <text:p/>
          </table:table-cell>
          <table:table-cell table:formula="of:=IF([.B297]&lt;&gt;&quot;&quot;;&quot; \[\`&quot;&amp;[.A297]&amp;&quot;\` message\](&quot;&amp;[.B297]&amp;&quot;#section-&quot;&amp;[.A29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8]&lt;&gt;&quot;&quot;;&quot; \`&quot;&amp;[.A298]&amp;&quot;\` message&quot;;&quot;&quot;)">
            <text:p/>
          </table:table-cell>
          <table:table-cell table:formula="of:=IF([.B298]&lt;&gt;&quot;&quot;;&quot; \[\`&quot;&amp;[.A298]&amp;&quot;\` message\](&quot;&amp;[.B298]&amp;&quot;#section-&quot;&amp;[.A29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9]&lt;&gt;&quot;&quot;;&quot; \`&quot;&amp;[.A299]&amp;&quot;\` message&quot;;&quot;&quot;)">
            <text:p/>
          </table:table-cell>
          <table:table-cell table:formula="of:=IF([.B299]&lt;&gt;&quot;&quot;;&quot; \[\`&quot;&amp;[.A299]&amp;&quot;\` message\](&quot;&amp;[.B299]&amp;&quot;#section-&quot;&amp;[.A29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0]&lt;&gt;&quot;&quot;;&quot; \`&quot;&amp;[.A300]&amp;&quot;\` message&quot;;&quot;&quot;)">
            <text:p/>
          </table:table-cell>
          <table:table-cell table:formula="of:=IF([.B300]&lt;&gt;&quot;&quot;;&quot; \[\`&quot;&amp;[.A300]&amp;&quot;\` message\](&quot;&amp;[.B300]&amp;&quot;#section-&quot;&amp;[.A30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1]&lt;&gt;&quot;&quot;;&quot; \`&quot;&amp;[.A301]&amp;&quot;\` message&quot;;&quot;&quot;)">
            <text:p/>
          </table:table-cell>
          <table:table-cell table:formula="of:=IF([.B301]&lt;&gt;&quot;&quot;;&quot; \[\`&quot;&amp;[.A301]&amp;&quot;\` message\](&quot;&amp;[.B301]&amp;&quot;#section-&quot;&amp;[.A30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2]&lt;&gt;&quot;&quot;;&quot; \`&quot;&amp;[.A302]&amp;&quot;\` message&quot;;&quot;&quot;)">
            <text:p/>
          </table:table-cell>
          <table:table-cell table:formula="of:=IF([.B302]&lt;&gt;&quot;&quot;;&quot; \[\`&quot;&amp;[.A302]&amp;&quot;\` message\](&quot;&amp;[.B302]&amp;&quot;#section-&quot;&amp;[.A30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3]&lt;&gt;&quot;&quot;;&quot; \`&quot;&amp;[.A303]&amp;&quot;\` message&quot;;&quot;&quot;)">
            <text:p/>
          </table:table-cell>
          <table:table-cell table:formula="of:=IF([.B303]&lt;&gt;&quot;&quot;;&quot; \[\`&quot;&amp;[.A303]&amp;&quot;\` message\](&quot;&amp;[.B303]&amp;&quot;#section-&quot;&amp;[.A30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4]&lt;&gt;&quot;&quot;;&quot; \`&quot;&amp;[.A304]&amp;&quot;\` message&quot;;&quot;&quot;)">
            <text:p/>
          </table:table-cell>
          <table:table-cell table:formula="of:=IF([.B304]&lt;&gt;&quot;&quot;;&quot; \[\`&quot;&amp;[.A304]&amp;&quot;\` message\](&quot;&amp;[.B304]&amp;&quot;#section-&quot;&amp;[.A30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5]&lt;&gt;&quot;&quot;;&quot; \`&quot;&amp;[.A305]&amp;&quot;\` message&quot;;&quot;&quot;)">
            <text:p/>
          </table:table-cell>
          <table:table-cell table:formula="of:=IF([.B305]&lt;&gt;&quot;&quot;;&quot; \[\`&quot;&amp;[.A305]&amp;&quot;\` message\](&quot;&amp;[.B305]&amp;&quot;#section-&quot;&amp;[.A30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6]&lt;&gt;&quot;&quot;;&quot; \`&quot;&amp;[.A306]&amp;&quot;\` message&quot;;&quot;&quot;)">
            <text:p/>
          </table:table-cell>
          <table:table-cell table:formula="of:=IF([.B306]&lt;&gt;&quot;&quot;;&quot; \[\`&quot;&amp;[.A306]&amp;&quot;\` message\](&quot;&amp;[.B306]&amp;&quot;#section-&quot;&amp;[.A30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7]&lt;&gt;&quot;&quot;;&quot; \`&quot;&amp;[.A307]&amp;&quot;\` message&quot;;&quot;&quot;)">
            <text:p/>
          </table:table-cell>
          <table:table-cell table:formula="of:=IF([.B307]&lt;&gt;&quot;&quot;;&quot; \[\`&quot;&amp;[.A307]&amp;&quot;\` message\](&quot;&amp;[.B307]&amp;&quot;#section-&quot;&amp;[.A30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8]&lt;&gt;&quot;&quot;;&quot; \`&quot;&amp;[.A308]&amp;&quot;\` message&quot;;&quot;&quot;)">
            <text:p/>
          </table:table-cell>
          <table:table-cell table:formula="of:=IF([.B308]&lt;&gt;&quot;&quot;;&quot; \[\`&quot;&amp;[.A308]&amp;&quot;\` message\](&quot;&amp;[.B308]&amp;&quot;#section-&quot;&amp;[.A30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9]&lt;&gt;&quot;&quot;;&quot; \`&quot;&amp;[.A309]&amp;&quot;\` message&quot;;&quot;&quot;)">
            <text:p/>
          </table:table-cell>
          <table:table-cell table:formula="of:=IF([.B309]&lt;&gt;&quot;&quot;;&quot; \[\`&quot;&amp;[.A309]&amp;&quot;\` message\](&quot;&amp;[.B309]&amp;&quot;#section-&quot;&amp;[.A30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0]&lt;&gt;&quot;&quot;;&quot; \`&quot;&amp;[.A310]&amp;&quot;\` message&quot;;&quot;&quot;)">
            <text:p/>
          </table:table-cell>
          <table:table-cell table:formula="of:=IF([.B310]&lt;&gt;&quot;&quot;;&quot; \[\`&quot;&amp;[.A310]&amp;&quot;\` message\](&quot;&amp;[.B310]&amp;&quot;#section-&quot;&amp;[.A31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1]&lt;&gt;&quot;&quot;;&quot; \`&quot;&amp;[.A311]&amp;&quot;\` message&quot;;&quot;&quot;)">
            <text:p/>
          </table:table-cell>
          <table:table-cell table:formula="of:=IF([.B311]&lt;&gt;&quot;&quot;;&quot; \[\`&quot;&amp;[.A311]&amp;&quot;\` message\](&quot;&amp;[.B311]&amp;&quot;#section-&quot;&amp;[.A31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2]&lt;&gt;&quot;&quot;;&quot; \`&quot;&amp;[.A312]&amp;&quot;\` message&quot;;&quot;&quot;)">
            <text:p/>
          </table:table-cell>
          <table:table-cell table:formula="of:=IF([.B312]&lt;&gt;&quot;&quot;;&quot; \[\`&quot;&amp;[.A312]&amp;&quot;\` message\](&quot;&amp;[.B312]&amp;&quot;#section-&quot;&amp;[.A31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3]&lt;&gt;&quot;&quot;;&quot; \`&quot;&amp;[.A313]&amp;&quot;\` message&quot;;&quot;&quot;)">
            <text:p/>
          </table:table-cell>
          <table:table-cell table:formula="of:=IF([.B313]&lt;&gt;&quot;&quot;;&quot; \[\`&quot;&amp;[.A313]&amp;&quot;\` message\](&quot;&amp;[.B313]&amp;&quot;#section-&quot;&amp;[.A31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4]&lt;&gt;&quot;&quot;;&quot; \`&quot;&amp;[.A314]&amp;&quot;\` message&quot;;&quot;&quot;)">
            <text:p/>
          </table:table-cell>
          <table:table-cell table:formula="of:=IF([.B314]&lt;&gt;&quot;&quot;;&quot; \[\`&quot;&amp;[.A314]&amp;&quot;\` message\](&quot;&amp;[.B314]&amp;&quot;#section-&quot;&amp;[.A31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5]&lt;&gt;&quot;&quot;;&quot; \`&quot;&amp;[.A315]&amp;&quot;\` message&quot;;&quot;&quot;)">
            <text:p/>
          </table:table-cell>
          <table:table-cell table:formula="of:=IF([.B315]&lt;&gt;&quot;&quot;;&quot; \[\`&quot;&amp;[.A315]&amp;&quot;\` message\](&quot;&amp;[.B315]&amp;&quot;#section-&quot;&amp;[.A31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6]&lt;&gt;&quot;&quot;;&quot; \`&quot;&amp;[.A316]&amp;&quot;\` message&quot;;&quot;&quot;)">
            <text:p/>
          </table:table-cell>
          <table:table-cell table:formula="of:=IF([.B316]&lt;&gt;&quot;&quot;;&quot; \[\`&quot;&amp;[.A316]&amp;&quot;\` message\](&quot;&amp;[.B316]&amp;&quot;#section-&quot;&amp;[.A31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7]&lt;&gt;&quot;&quot;;&quot; \`&quot;&amp;[.A317]&amp;&quot;\` message&quot;;&quot;&quot;)">
            <text:p/>
          </table:table-cell>
          <table:table-cell table:formula="of:=IF([.B317]&lt;&gt;&quot;&quot;;&quot; \[\`&quot;&amp;[.A317]&amp;&quot;\` message\](&quot;&amp;[.B317]&amp;&quot;#section-&quot;&amp;[.A31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8]&lt;&gt;&quot;&quot;;&quot; \`&quot;&amp;[.A318]&amp;&quot;\` message&quot;;&quot;&quot;)">
            <text:p/>
          </table:table-cell>
          <table:table-cell table:formula="of:=IF([.B318]&lt;&gt;&quot;&quot;;&quot; \[\`&quot;&amp;[.A318]&amp;&quot;\` message\](&quot;&amp;[.B318]&amp;&quot;#section-&quot;&amp;[.A31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9]&lt;&gt;&quot;&quot;;&quot; \`&quot;&amp;[.A319]&amp;&quot;\` message&quot;;&quot;&quot;)">
            <text:p/>
          </table:table-cell>
          <table:table-cell table:formula="of:=IF([.B319]&lt;&gt;&quot;&quot;;&quot; \[\`&quot;&amp;[.A319]&amp;&quot;\` message\](&quot;&amp;[.B319]&amp;&quot;#section-&quot;&amp;[.A31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20]&lt;&gt;&quot;&quot;;&quot; \`&quot;&amp;[.A320]&amp;&quot;\` message&quot;;&quot;&quot;)">
            <text:p/>
          </table:table-cell>
          <table:table-cell table:formula="of:=IF([.B320]&lt;&gt;&quot;&quot;;&quot; \[\`&quot;&amp;[.A320]&amp;&quot;\` message\](&quot;&amp;[.B320]&amp;&quot;#section-&quot;&amp;[.A32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21]&lt;&gt;&quot;&quot;;&quot; \`&quot;&amp;[.A321]&amp;&quot;\` message&quot;;&quot;&quot;)">
            <text:p/>
          </table:table-cell>
          <table:table-cell table:formula="of:=IF([.B321]&lt;&gt;&quot;&quot;;&quot; \[\`&quot;&amp;[.A321]&amp;&quot;\` message\](&quot;&amp;[.B321]&amp;&quot;#section-&quot;&amp;[.A32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2]&lt;&gt;&quot;&quot;;&quot;\[\`&quot;&amp;[.A322]&amp;&quot;\` message\](&quot;&amp;[.B322]&amp;&quot;#section-&quot;&amp;[.A32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3]&lt;&gt;&quot;&quot;;&quot;\[\`&quot;&amp;[.A323]&amp;&quot;\` message\](&quot;&amp;[.B323]&amp;&quot;#section-&quot;&amp;[.A32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4]&lt;&gt;&quot;&quot;;&quot;\[\`&quot;&amp;[.A324]&amp;&quot;\` message\](&quot;&amp;[.B324]&amp;&quot;#section-&quot;&amp;[.A32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5]&lt;&gt;&quot;&quot;;&quot;\[\`&quot;&amp;[.A325]&amp;&quot;\` message\](&quot;&amp;[.B325]&amp;&quot;#section-&quot;&amp;[.A32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6]&lt;&gt;&quot;&quot;;&quot;\[\`&quot;&amp;[.A326]&amp;&quot;\` message\](&quot;&amp;[.B326]&amp;&quot;#section-&quot;&amp;[.A32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7]&lt;&gt;&quot;&quot;;&quot;\[\`&quot;&amp;[.A327]&amp;&quot;\` message\](&quot;&amp;[.B327]&amp;&quot;#section-&quot;&amp;[.A32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8]&lt;&gt;&quot;&quot;;&quot;\[\`&quot;&amp;[.A328]&amp;&quot;\` message\](&quot;&amp;[.B328]&amp;&quot;#section-&quot;&amp;[.A32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9]&lt;&gt;&quot;&quot;;&quot;\[\`&quot;&amp;[.A329]&amp;&quot;\` message\](&quot;&amp;[.B329]&amp;&quot;#section-&quot;&amp;[.A32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30]&lt;&gt;&quot;&quot;;&quot;\[\`&quot;&amp;[.A330]&amp;&quot;\` message\](&quot;&amp;[.B330]&amp;&quot;#section-&quot;&amp;[.A33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31]&lt;&gt;&quot;&quot;;&quot;\[\`&quot;&amp;[.A331]&amp;&quot;\` message\](&quot;&amp;[.B331]&amp;&quot;#section-&quot;&amp;[.A33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32]&lt;&gt;&quot;&quot;;&quot;\[\`&quot;&amp;[.A332]&amp;&quot;\` message\](&quot;&amp;[.B332]&amp;&quot;#section-&quot;&amp;[.A33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33]&lt;&gt;&quot;&quot;;&quot;\[\`&quot;&amp;[.A333]&amp;&quot;\` message\](&quot;&amp;[.B333]&amp;&quot;#section-&quot;&amp;[.A33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34]&lt;&gt;&quot;&quot;;&quot;\[\`&quot;&amp;[.A334]&amp;&quot;\` message\](&quot;&amp;[.B334]&amp;&quot;#section-&quot;&amp;[.A33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35]&lt;&gt;&quot;&quot;;&quot;\[\`&quot;&amp;[.A335]&amp;&quot;\` message\](&quot;&amp;[.B335]&amp;&quot;#section-&quot;&amp;[.A335]&amp;&quot;)&quot;;&quot;&quot;)">
            <text:p/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 style:data-style-name="N2" text:time-value="10:29:12.0381144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6:35:33.207249930</meta:creation-date>
    <dc:date>2019-11-06T10:29:24.894726129</dc:date>
    <meta:editing-duration>PT26M45S</meta:editing-duration>
    <meta:editing-cycles>12</meta:editing-cycles>
    <meta:generator>LibreOffice/6.0.7.3$Linux_X86_64 LibreOffice_project/00m0$Build-3</meta:generator>
    <meta:document-statistic meta:table-count="1" meta:cell-count="989" meta:object-count="0"/>
  </office:meta>
</office:document-meta>
</file>